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0A50000004623B6C8A6.png"/>
  <manifest:file-entry manifest:media-type="image/png" manifest:full-path="Pictures/10000000000002A20000016961F89902.png"/>
  <manifest:file-entry manifest:media-type="" manifest:full-path="Pictures/2000000700002442000025169286BBC6.svm"/>
  <manifest:file-entry manifest:media-type="image/png" manifest:full-path="Pictures/10000000000002F2000001F30D812486.png"/>
  <manifest:file-entry manifest:media-type="" manifest:full-path="Pictures/2000000100000B58000004207203080A.svm"/>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paragraph-properties fo:text-align="center" style:justify-single-word="false"/>
    </style:style>
    <style:style style:name="P11" style:family="paragraph" style:parent-style-name="Standard">
      <style:paragraph-properties fo:line-height="100%"/>
    </style:style>
    <style:style style:name="P12" style:family="paragraph" style:parent-style-name="Standard">
      <style:text-properties fo:color="#000000"/>
    </style:style>
    <style:style style:name="P13" style:family="paragraph" style:parent-style-name="Standard">
      <style:text-properties fo:color="#000000" fo:font-weight="normal" style:font-weight-asian="normal" style:font-weight-complex="normal"/>
    </style:style>
    <style:style style:name="P14" style:family="paragraph" style:parent-style-name="Standard">
      <style:text-properties fo:color="#000000" fo:font-size="12pt" fo:font-weight="normal" style:font-size-asian="12pt" style:font-weight-asian="normal" style:font-size-complex="12pt" style:font-weight-complex="normal"/>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Heading_20_1">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Standard">
      <style:paragraph-properties fo:margin-left="0.2917in" fo:margin-right="0in" fo:text-indent="0in" style:auto-text-indent="false"/>
    </style:style>
    <style:style style:name="P20" style:family="paragraph" style:parent-style-name="Standard">
      <style:paragraph-properties fo:margin-left="0.2917in" fo:margin-right="0in" fo:text-indent="0in" style:auto-text-indent="false"/>
      <style:text-properties fo:color="#000000"/>
    </style:style>
    <style:style style:name="P21" style:family="paragraph" style:parent-style-name="Standard">
      <style:paragraph-properties fo:margin-left="0.2917in" fo:margin-right="0in" fo:text-indent="0in" style:auto-text-indent="false">
        <style:tab-stops/>
      </style:paragraph-properties>
    </style:style>
    <style:style style:name="P22" style:family="paragraph" style:parent-style-name="Standard">
      <style:paragraph-properties fo:margin-left="0.3917in" fo:margin-right="0in" fo:text-indent="0in" style:auto-text-indent="false"/>
    </style:style>
    <style:style style:name="P23" style:family="paragraph" style:parent-style-name="Table_20_Heading">
      <style:paragraph-properties fo:text-align="start" style:justify-single-word="false"/>
      <style:text-properties fo:font-weight="normal" style:font-weight-asian="normal" style:font-weight-complex="normal"/>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margin-left="0in" fo:margin-right="0in" fo:text-indent="0in" style:auto-text-indent="false">
        <style:tab-stops/>
      </style:paragraph-properties>
    </style:style>
    <style:style style:name="P26" style:family="paragraph" style:parent-style-name="Heading_20_2">
      <style:paragraph-properties fo:margin-left="0in" fo:margin-right="0in" fo:text-indent="0in" style:auto-text-indent="false"/>
    </style:style>
    <style:style style:name="P27" style:family="paragraph" style:parent-style-name="Heading_20_2">
      <style:paragraph-properties fo:margin-left="0in" fo:margin-right="0in" fo:text-indent="0in" style:auto-text-indent="false">
        <style:tab-stops/>
      </style:paragraph-properties>
    </style:style>
    <style:style style:name="P28" style:family="paragraph" style:parent-style-name="Text_20_body">
      <style:paragraph-properties fo:margin-left="0in" fo:margin-right="0in" fo:text-indent="0in" style:auto-text-indent="false">
        <style:tab-stops/>
      </style:paragraph-properties>
    </style:style>
    <style:style style:name="P29" style:family="paragraph" style:parent-style-name="Heading_20_1">
      <style:paragraph-properties fo:margin-left="0in" fo:margin-right="0in" fo:text-indent="0in" style:auto-text-indent="false"/>
    </style:style>
    <style:style style:name="P30" style:family="paragraph" style:parent-style-name="Standard">
      <style:paragraph-properties fo:margin-left="0.4in" fo:margin-right="0in" fo:text-indent="0in" style:auto-text-indent="false"/>
    </style:style>
    <style:style style:name="P31" style:family="paragraph" style:parent-style-name="Standard">
      <style:paragraph-properties fo:margin-left="0.4in" fo:margin-right="0in" fo:line-height="150%" fo:text-indent="0in" style:auto-text-indent="false"/>
    </style:style>
    <style:style style:name="P32" style:family="paragraph" style:parent-style-name="Standard">
      <style:paragraph-properties fo:margin-left="0.4in" fo:margin-right="0in" fo:line-height="150%" fo:text-indent="0in" style:auto-text-indent="false"/>
      <style:text-properties fo:color="#0000ff" fo:font-weight="bold" style:font-weight-asian="bold" style:font-weight-complex="bold"/>
    </style:style>
    <style:style style:name="P33" style:family="paragraph" style:parent-style-name="Standard">
      <style:paragraph-properties fo:margin-left="0.1917in" fo:margin-right="0in" fo:text-indent="0in" style:auto-text-indent="false"/>
    </style:style>
    <style:style style:name="P34" style:family="paragraph" style:parent-style-name="Standard">
      <style:paragraph-properties fo:margin-left="0.6083in" fo:margin-right="0in" fo:text-indent="-0.3165in" style:auto-text-indent="false">
        <style:tab-stops/>
      </style:paragraph-properties>
    </style:style>
    <style:style style:name="P35" style:family="paragraph" style:parent-style-name="Standard">
      <style:paragraph-properties fo:margin-left="0.4165in" fo:margin-right="0in" fo:text-indent="0in" style:auto-text-indent="false"/>
    </style:style>
    <style:style style:name="P36" style:family="paragraph" style:parent-style-name="Standard">
      <style:paragraph-properties fo:margin-left="0.4083in" fo:margin-right="0in" fo:text-indent="0in" style:auto-text-indent="false"/>
    </style:style>
    <style:style style:name="P37" style:family="paragraph" style:parent-style-name="Standard">
      <style:paragraph-properties fo:margin-left="0.4083in" fo:margin-right="0in" fo:text-indent="0in" style:auto-text-indent="false"/>
      <style:text-properties fo:color="#0000ff" fo:font-weight="bold" style:font-weight-asian="bold" style:font-weight-complex="bold"/>
    </style:style>
    <style:style style:name="P38" style:family="paragraph" style:parent-style-name="Standard">
      <style:paragraph-properties fo:margin-left="0.0083in" fo:margin-right="0in" fo:text-indent="0in" style:auto-text-indent="false"/>
    </style:style>
    <style:style style:name="P39" style:family="paragraph" style:parent-style-name="Preformatted_20_Text">
      <style:text-properties fo:color="#0000ff"/>
    </style:style>
    <style:style style:name="P40"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41" style:family="paragraph" style:parent-style-name="Preformatted_20_Text">
      <style:text-properties fo:color="#000000"/>
    </style:style>
    <style:style style:name="P42" style:family="paragraph" style:parent-style-name="Preformatted_20_Text">
      <style:text-properties fo:color="#000000" fo:background-color="#dbdbdb"/>
    </style:style>
    <style:style style:name="P43" style:family="paragraph" style:parent-style-name="Preformatted_20_Text">
      <style:text-properties fo:color="#000000" fo:font-size="11pt" style:font-size-asian="11pt" style:font-size-complex="11pt"/>
    </style:style>
    <style:style style:name="P44" style:family="paragraph" style:parent-style-name="Preformatted_20_Text">
      <style:text-properties fo:color="#000000" fo:font-size="11pt" fo:background-color="#dbdbdb" style:font-size-asian="11pt" style:font-size-complex="11pt"/>
    </style:style>
    <style:style style:name="P45" style:family="paragraph" style:parent-style-name="Preformatted_20_Text">
      <style:text-properties fo:color="#000000" fo:font-weight="normal" style:font-weight-asian="normal" style:font-weight-complex="normal"/>
    </style:style>
    <style:style style:name="P46" style:family="paragraph" style:parent-style-name="Preformatted_20_Text">
      <style:text-properties fo:color="#000000" fo:font-weight="normal" fo:background-color="#dbdbdb" style:font-weight-asian="normal" style:font-weight-complex="normal"/>
    </style:style>
    <style:style style:name="P47" style:family="paragraph" style:parent-style-name="Preformatted_20_Text">
      <style:text-properties fo:color="#ff0000"/>
    </style:style>
    <style:style style:name="P48" style:family="paragraph" style:parent-style-name="Preformatted_20_Text">
      <style:paragraph-properties fo:text-align="start" style:justify-single-word="false"/>
      <style:text-properties fo:font-size="12pt" style:font-size-asian="12pt" style:font-size-complex="12pt"/>
    </style:style>
    <style:style style:name="P49" style:family="paragraph" style:parent-style-name="Preformatted_20_Text">
      <style:text-properties fo:color="#00ae00"/>
    </style:style>
    <style:style style:name="P50" style:family="paragraph" style:parent-style-name="Standard">
      <style:paragraph-properties fo:margin-left="0.4917in" fo:margin-right="0in" fo:text-indent="-0.1917in" style:auto-text-indent="false">
        <style:tab-stops/>
      </style:paragraph-properties>
    </style:style>
    <style:style style:name="P51" style:family="paragraph" style:parent-style-name="Preformatted_20_Text">
      <style:paragraph-properties fo:margin-top="0in" fo:margin-bottom="0.1965in"/>
    </style:style>
    <style:style style:name="P52" style:family="paragraph" style:parent-style-name="Preformatted_20_Text">
      <style:paragraph-properties fo:margin-top="0in" fo:margin-bottom="0.1965in"/>
      <style:text-properties fo:color="#000000"/>
    </style:style>
    <style:style style:name="P53" style:family="paragraph" style:parent-style-name="Preformatted_20_Text">
      <style:paragraph-properties fo:margin-top="0in" fo:margin-bottom="0.1965in"/>
      <style:text-properties fo:color="#000000" fo:font-weight="normal" style:font-weight-asian="normal" style:font-weight-complex="normal"/>
    </style:style>
    <style:style style:name="P54"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55" style:family="paragraph" style:parent-style-name="Preformatted_20_Text">
      <style:paragraph-properties fo:margin-top="0in" fo:margin-bottom="0.1965in"/>
      <style:text-properties fo:color="#0099ff" fo:font-weight="bold" fo:background-color="#dbdbdb"/>
    </style:style>
    <style:style style:name="P56" style:family="paragraph" style:parent-style-name="Preformatted_20_Text">
      <style:paragraph-properties fo:margin-top="0in" fo:margin-bottom="0.1965in"/>
      <style:text-properties fo:color="#ff0000" fo:font-size="20pt" style:font-size-asian="20pt" style:font-size-complex="20pt"/>
    </style:style>
    <style:style style:name="P57"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58" style:family="paragraph" style:parent-style-name="Standard">
      <style:paragraph-properties fo:background-color="transparent">
        <style:background-image/>
      </style:paragraph-properties>
      <style:text-properties fo:color="#000000" fo:background-color="transparent"/>
    </style:style>
    <style:style style:name="P59" style:family="paragraph" style:parent-style-name="Heading_20_4">
      <style:text-properties fo:color="#000000"/>
    </style:style>
    <style:style style:name="P60" style:family="paragraph" style:parent-style-name="Standard">
      <style:paragraph-properties fo:margin-left="0.5165in" fo:margin-right="0in" fo:text-indent="-0.2083in" style:auto-text-indent="false">
        <style:tab-stops/>
      </style:paragraph-properties>
    </style:style>
    <style:style style:name="P61" style:family="paragraph" style:parent-style-name="Standard">
      <style:paragraph-properties fo:margin-left="0.3in" fo:margin-right="0in" fo:text-indent="0in" style:auto-text-indent="false">
        <style:tab-stops/>
      </style:paragraph-properties>
    </style:style>
    <style:style style:name="P62" style:family="paragraph" style:parent-style-name="Contents_20_2">
      <style:paragraph-properties>
        <style:tab-stops>
          <style:tab-stop style:position="6.7283in" style:type="right" style:leader-style="dotted" style:leader-text="."/>
        </style:tab-stops>
      </style:paragraph-properties>
    </style:style>
    <style:style style:name="P63" style:family="paragraph" style:parent-style-name="Contents_20_1">
      <style:paragraph-properties>
        <style:tab-stops>
          <style:tab-stop style:position="6.9252in" style:type="right" style:leader-style="dotted" style:leader-text="."/>
        </style:tab-stops>
      </style:paragraph-properties>
    </style:style>
    <style:style style:name="P64" style:family="paragraph" style:parent-style-name="Contents_20_4">
      <style:paragraph-properties>
        <style:tab-stops>
          <style:tab-stop style:position="6.3354in" style:type="right" style:leader-style="dotted" style:leader-text="."/>
        </style:tab-stops>
      </style:paragraph-properties>
    </style:style>
    <style:style style:name="P65"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1pt" fo:font-weight="normal" style:font-size-asian="11pt" style:font-weight-asian="normal" style:font-size-complex="11pt" style:font-weight-complex="normal"/>
    </style:style>
    <style:style style:name="T13" style:family="text">
      <style:text-properties style:font-name="Bitstream Vera Serif" fo:font-size="12pt" style:font-name-asian="Bitstream Vera Serif" style:font-size-asian="12pt" style:font-name-complex="Bitstream Vera Serif" style:font-size-complex="12pt"/>
    </style:style>
    <style:style style:name="T14" style:family="text">
      <style:text-properties style:font-name="Times New Roman" fo:font-size="12pt" style:font-name-asian="Bitstream Vera Serif" style:font-size-asian="12pt" style:font-name-complex="Bitstream Vera Serif" style:font-size-complex="12pt"/>
    </style:style>
    <style:style style:name="T15" style:family="text">
      <style:text-properties fo:color="#0099ff"/>
    </style:style>
    <style:style style:name="T16" style:family="text">
      <style:text-properties fo:color="#0099ff" fo:font-weight="bold"/>
    </style:style>
    <style:style style:name="T17" style:family="text">
      <style:text-properties fo:background-color="#dbdbdb"/>
    </style:style>
    <style:style style:name="T18" style:family="text">
      <style:text-properties fo:color="#009966" fo:font-weight="bold"/>
    </style:style>
    <style:style style:name="T19" style:family="text">
      <style:text-properties fo:color="#ff00cc"/>
    </style:style>
    <style:style style:name="T20" style:family="text">
      <style:text-properties fo:color="#0000ff"/>
    </style:style>
    <style:style style:name="T21" style:family="text">
      <style:text-properties fo:color="#0000ff" fo:background-color="#dbdbdb"/>
    </style:style>
    <style:style style:name="T22" style:family="text">
      <style:text-properties fo:color="#0000ff" fo:background-color="transparent"/>
    </style:style>
    <style:style style:name="T23" style:family="text">
      <style:text-properties fo:color="#0000ff" fo:font-weight="normal" style:font-weight-asian="normal" style:font-weight-complex="normal"/>
    </style:style>
    <style:style style:name="T24" style:family="text">
      <style:text-properties fo:color="#0000ff" fo:font-weight="bold" style:font-weight-asian="bold" style:font-weight-complex="bold"/>
    </style:style>
    <style:style style:name="T25" style:family="text">
      <style:text-properties fo:color="#0000ff" fo:background-color="#e7e7ff"/>
    </style:style>
    <style:style style:name="T26" style:family="text">
      <style:text-properties fo:color="#cc0000"/>
    </style:style>
    <style:style style:name="T27" style:family="text">
      <style:text-properties fo:color="#9966ff"/>
    </style:style>
    <style:style style:name="T28" style:family="text">
      <style:text-properties fo:color="#0000cc" fo:background-color="#e7e7ff"/>
    </style:style>
    <style:style style:name="T29" style:family="text">
      <style:text-properties fo:color="#0000cc" fo:font-weight="normal" fo:background-color="#e7e7ff" style:font-weight-asian="normal" style:font-weight-complex="normal"/>
    </style:style>
    <style:style style:name="T30" style:family="text">
      <style:text-properties fo:color="#0000cc" fo:font-weight="normal" fo:background-color="#dbdbdb" style:font-weight-asian="normal" style:font-weight-complex="normal"/>
    </style:style>
    <style:style style:name="T31" style:family="text">
      <style:text-properties fo:color="#cc00cc"/>
    </style:style>
    <style:style style:name="T32" style:family="text">
      <style:text-properties fo:color="#008000"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3">1 Preface<text:tab/>9</text:p>
          <text:p text:style-name="P62">1.1 Dedication<text:tab/>9</text:p>
          <text:p text:style-name="P62">1.2 Acknowledgments<text:tab/>9</text:p>
          <text:p text:style-name="P62">1.3 Support Email List<text:tab/>9</text:p>
          <text:p text:style-name="P63">2 Introduction<text:tab/>10</text:p>
          <text:p text:style-name="P62">2.1 What Is A Super Scientific Calculator?<text:tab/>10</text:p>
          <text:p text:style-name="P62">2.2 What Is MathRider?<text:tab/>11</text:p>
          <text:p text:style-name="P62">2.3 What Inspired The Creation Of Mathrider?<text:tab/>12</text:p>
          <text:p text:style-name="P63">3 Downloading And Installing MathRider<text:tab/>14</text:p>
          <text:p text:style-name="P62">3.1 Installing Sun's Java Implementation<text:tab/>14</text:p>
          <text:p text:style-name="P65">3.1.1 Installing Java On A Windows PC<text:tab/>14</text:p>
          <text:p text:style-name="P65">3.1.2 Installing Java On A Macintosh<text:tab/>14</text:p>
          <text:p text:style-name="P65">3.1.3 Installing Java On A Linux PC<text:tab/>14</text:p>
          <text:p text:style-name="P62">3.2 Downloading And Extracting<text:tab/>15</text:p>
          <text:p text:style-name="P65">3.2.1 Extracting The Archive File For Windows Users<text:tab/>15</text:p>
          <text:p text:style-name="P65">3.2.2 Extracting The Archive File For Unix Users<text:tab/>16</text:p>
          <text:p text:style-name="P62">3.3 MathRider's Directory Structure And Execution Instructions<text:tab/>16</text:p>
          <text:p text:style-name="P65">3.3.1 Executing MathRider On Windows Systems<text:tab/>16</text:p>
          <text:p text:style-name="P65">3.3.2 Executing MathRider On Unix Systems<text:tab/>16</text:p>
          <text:p text:style-name="P64">3.3.2.1 MacOS X<text:tab/>16</text:p>
          <text:p text:style-name="P63">4 The Graphical User Interface<text:tab/>18</text:p>
          <text:p text:style-name="P62">4.1 Buffers And Text Areas<text:tab/>18</text:p>
          <text:p text:style-name="P62">4.2 The Gutter<text:tab/>18</text:p>
          <text:p text:style-name="P62">4.3 Menus<text:tab/>18</text:p>
          <text:p text:style-name="P65">4.3.1 File<text:tab/>18</text:p>
          <text:p text:style-name="P65">4.3.2 Edit<text:tab/>19</text:p>
          <text:p text:style-name="P65">4.3.3 Search<text:tab/>19</text:p>
          <text:p text:style-name="P65">4.3.4 Markers<text:tab/>19</text:p>
          <text:p text:style-name="P65">4.3.5 Folding<text:tab/>20</text:p>
          <text:p text:style-name="P65">4.3.6 View<text:tab/>20</text:p>
          <text:p text:style-name="P65">4.3.7 Utilities<text:tab/>20</text:p>
          <text:p text:style-name="P65">4.3.8 Macros<text:tab/>20</text:p>
          <text:p text:style-name="P65">4.3.9 Plugins<text:tab/>21</text:p>
          <text:p text:style-name="P65">4.3.10 Help<text:tab/>21</text:p>
          <text:p text:style-name="P62">4.4 The Toolbar<text:tab/>21</text:p>
          <text:p text:style-name="P63">5 MathRider's Plugin-Based Extension Mechanism<text:tab/>22</text:p>
          <text:p text:style-name="P62">5.1 What Is A Plugin?<text:tab/>22</text:p>
          <text:p text:style-name="P62"><text:soft-page-break/>5.2 Which Plugins Are Currently Included When MathRider Is Installed?<text:tab/>22</text:p>
          <text:p text:style-name="P62">5.3 What Kinds Of Plugins Are Possible?<text:tab/>22</text:p>
          <text:p text:style-name="P65">5.3.1 Plugins Based On Java Applets<text:tab/>23</text:p>
          <text:p text:style-name="P65">5.3.2 Plugins Based On Java Applications<text:tab/>23</text:p>
          <text:p text:style-name="P65">5.3.3 Plugins Which Talk To Native Applications<text:tab/>23</text:p>
          <text:p text:style-name="P63">6 Exploring The MathRider Application<text:tab/>24</text:p>
          <text:p text:style-name="P62">6.1 The Console<text:tab/>24</text:p>
          <text:p text:style-name="P62">6.2 MathPiper Program Files<text:tab/>24</text:p>
          <text:p text:style-name="P62">6.3 MathRider Worksheets<text:tab/>24</text:p>
          <text:p text:style-name="P62">6.4 Plugins<text:tab/>24</text:p>
          <text:p text:style-name="P63">7 MathPiper: A Computer Algebra System For Beginners<text:tab/>26</text:p>
          <text:p text:style-name="P62">7.1 Numeric Vs. Symbolic Computations<text:tab/>26</text:p>
          <text:p text:style-name="P65">7.1.1 Using The MathPiper Console As A Numeric (Scientific) Calculator<text:tab/>27</text:p>
          <text:p text:style-name="P64">7.1.1.1 Functions<text:tab/>28</text:p>
          <text:p text:style-name="P64">7.1.1.2 Accessing Previous Input And Results<text:tab/>29</text:p>
          <text:p text:style-name="P64">7.1.1.3 Syntax Errors<text:tab/>29</text:p>
          <text:p text:style-name="P65">7.1.2 Using The MathPiper Console As A Symbolic Calculator<text:tab/>29</text:p>
          <text:p text:style-name="P64">7.1.2.1 Variables<text:tab/>30</text:p>
          <text:p text:style-name="P63">8 The MathPiper Documentation Plugin<text:tab/>33</text:p>
          <text:p text:style-name="P62">8.1 Function List<text:tab/>33</text:p>
          <text:p text:style-name="P62">8.2 Mini Web Browser Interface<text:tab/>33</text:p>
          <text:p text:style-name="P63">9 Using MathRider As A Programmer's Text Editor<text:tab/>35</text:p>
          <text:p text:style-name="P62">9.1 Creating, Opening, And Saving Text Files<text:tab/>35</text:p>
          <text:p text:style-name="P62">9.2 Editing Files<text:tab/>35</text:p>
          <text:p text:style-name="P65">9.2.1 Rectangular Selection Mode<text:tab/>35</text:p>
          <text:p text:style-name="P62">9.3 File Modes<text:tab/>36</text:p>
          <text:p text:style-name="P62">9.4 Entering And Executing Stand Alone MathPiper Programs<text:tab/>36</text:p>
          <text:p text:style-name="P63">10 MathRider Worksheet Files<text:tab/>37</text:p>
          <text:p text:style-name="P62">10.1 Code Folds<text:tab/>37</text:p>
          <text:p text:style-name="P62">10.2 Fold Properties<text:tab/>38</text:p>
          <text:p text:style-name="P62">10.3 Currently Implemented Fold Types And Properties<text:tab/>39</text:p>
          <text:p text:style-name="P65">10.3.1 %geogebra And %geogebra_xml.<text:tab/>39</text:p>
          <text:p text:style-name="P65">10.3.2 %hoteqn<text:tab/>42</text:p>
          <text:p text:style-name="P65">10.3.3 %mathpiper<text:tab/>43</text:p>
          <text:p text:style-name="P64">10.3.3.1 Plotting MathPiper Functions With GeoGebra<text:tab/>44</text:p>
          <text:p text:style-name="P64">10.3.3.2 Displaying MathPiper Expressions In Traditional Form With HotEqn<text:tab/>45</text:p>
          <text:p text:style-name="P65">10.3.4 %output<text:tab/>45</text:p>
          <text:p text:style-name="P65">10.3.5 %error<text:tab/>45</text:p>
          <text:p text:style-name="P65">10.3.6 %html<text:tab/>45</text:p>
          <text:p text:style-name="P65"><text:soft-page-break/>10.3.7 %beanshell<text:tab/>47</text:p>
          <text:p text:style-name="P63">11 MathPiper Programming Fundamentals<text:tab/>48</text:p>
          <text:p text:style-name="P62">11.1 Values and Expressions<text:tab/>48</text:p>
          <text:p text:style-name="P62">11.2 Operators<text:tab/>48</text:p>
          <text:p text:style-name="P62">11.3 Operator Precedence<text:tab/>49</text:p>
          <text:p text:style-name="P62">11.4 Changing The Order Of Operations In An Expression<text:tab/>50</text:p>
          <text:p text:style-name="P62">11.5 Variables<text:tab/>51</text:p>
          <text:p text:style-name="P62">11.6 Functions That Produce Side Effects<text:tab/>52</text:p>
          <text:p text:style-name="P65">11.6.1 The Echo() Function<text:tab/>52</text:p>
          <text:p text:style-name="P62">11.7 Expressions Are Separated By Semicolons<text:tab/>54</text:p>
          <text:p text:style-name="P62">11.8 Strings<text:tab/>54</text:p>
          <text:p text:style-name="P62">11.9 Comments<text:tab/>54</text:p>
          <text:p text:style-name="P62">11.10 Conditional Operators<text:tab/>55</text:p>
          <text:p text:style-name="P62">11.11 Making Decisions With The if Statement<text:tab/>57</text:p>
          <text:p text:style-name="P62">11.12 The and, or, And not Boolean Operators<text:tab/>59</text:p>
          <text:p text:style-name="P62">11.13 Looping With The while Statement<text:tab/>61</text:p>
          <text:p text:style-name="P62">11.14 Long-Running Loops, Infinite Loops, And Interrupting Execution<text:tab/>63</text:p>
          <text:p text:style-name="P62">11.15 Inserting And Deleting Worksheet Cells<text:tab/>64</text:p>
          <text:p text:style-name="P62">11.16 Introduction To More Advanced Object Types<text:tab/>64</text:p>
          <text:p text:style-name="P65">11.16.1 Rational Numbers<text:tab/>64</text:p>
          <text:p text:style-name="P65">11.16.2 Real Numbers<text:tab/>65</text:p>
          <text:p text:style-name="P65">11.16.3 Objects That Hold Sequences Of Other Objects: Lists And Tuples<text:tab/>66</text:p>
          <text:p text:style-name="P64">11.16.3.1 Tuple Packing And Unpacking<text:tab/>67</text:p>
          <text:p text:style-name="P62">11.17 Using while Loops With Lists And Tuples<text:tab/>68</text:p>
          <text:p text:style-name="P62">11.18 The in Operator<text:tab/>68</text:p>
          <text:p text:style-name="P62">11.19 Looping With The for Statement<text:tab/>69</text:p>
          <text:p text:style-name="P62">11.20 Functions<text:tab/>70</text:p>
          <text:p text:style-name="P62">11.21 Functions Are Defined Using the def Statement<text:tab/>70</text:p>
          <text:p text:style-name="P62">11.22 A Subset Of Functions Included In MathPiper<text:tab/>71</text:p>
          <text:p text:style-name="P62">11.23 Obtaining Information On MathPiper Functions<text:tab/>71</text:p>
          <text:p text:style-name="P62">11.24 Information Is Also Available On User-Entered Functions<text:tab/>72</text:p>
          <text:p text:style-name="P62">11.25 Examples Which Use Functions Included With MathPiper<text:tab/>73</text:p>
          <text:p text:style-name="P62">11.26 Using srange() And zip() With The for Statement<text:tab/>75</text:p>
          <text:p text:style-name="P62">11.27 List Comprehensions<text:tab/>75</text:p>
          <text:p text:style-name="P63">12 Miscellaneous Topics<text:tab/>77</text:p>
          <text:p text:style-name="P62">12.1 Referencing The Result Of The Previous Operation<text:tab/>77</text:p>
          <text:p text:style-name="P62">12.2 Exceptions<text:tab/>77</text:p>
          <text:p text:style-name="P62">12.3 Obtaining Numeric Results<text:tab/>78</text:p>
          <text:p text:style-name="P62">12.4 Style Guide For Expressions<text:tab/>79</text:p>
          <text:p text:style-name="P62">12.5 Built-in Constants<text:tab/>79</text:p>
          <text:p text:style-name="P62">12.6 Roots<text:tab/>80</text:p>
          <text:p text:style-name="P62"><text:soft-page-break/>12.7 Symbolic Variables<text:tab/>81</text:p>
          <text:p text:style-name="P62">12.8 Symbolic Expressions<text:tab/>82</text:p>
          <text:p text:style-name="P65">12.8.1 Expanding And Factoring<text:tab/>83</text:p>
          <text:p text:style-name="P65">12.8.2 Miscellaneous Symbolic Expression Examples<text:tab/>83</text:p>
          <text:p text:style-name="P65">12.8.3 Passing Values To Symbolic Expressions<text:tab/>84</text:p>
          <text:p text:style-name="P62">12.9 Symbolic Equations and The solve() Function<text:tab/>84</text:p>
          <text:p text:style-name="P62">12.10 Symbolic Mathematical Functions<text:tab/>85</text:p>
          <text:p text:style-name="P62">12.11 Finding Roots Graphically And Numerically With The find_root() Method<text:tab/>86</text:p>
          <text:p text:style-name="P62">12.12 Displaying Mathematical Objects In Traditional Form<text:tab/>87</text:p>
          <text:p text:style-name="P62">12.13 LaTeX Is Used To Display Objects In Traditional Mathematics Form<text:tab/>87</text:p>
          <text:p text:style-name="P62">12.14 Sets<text:tab/>88</text:p>
          <text:p text:style-name="P63">13 2D Plotting<text:tab/>89</text:p>
          <text:p text:style-name="P62">13.1 The plot() And show() Functions<text:tab/>89</text:p>
          <text:p text:style-name="P65">13.1.1 Combining Plots And Changing The Plotting Color<text:tab/>89</text:p>
          <text:p text:style-name="P65">13.1.2 Combining Graphics With A Graphics Object<text:tab/>90</text:p>
          <text:p text:style-name="P62">13.2 Advanced Plotting With matplotlib<text:tab/>91</text:p>
          <text:p text:style-name="P65">13.2.1 Plotting Data From Lists With Grid Lines And Axes Labels<text:tab/>91</text:p>
          <text:p text:style-name="P65">13.2.2 Plotting With A Logarithmic Y Axis<text:tab/>92</text:p>
          <text:p text:style-name="P65">13.2.3 Two Plots With Labels Inside Of The Plot<text:tab/>92</text:p>
          <text:p text:style-name="P63">14 MathPiper Usage Styles<text:tab/>94</text:p>
          <text:p text:style-name="P62">14.1 The Speed Usage Style<text:tab/>94</text:p>
          <text:p text:style-name="P62">14.2 The OpenOffice Presentation Usage Style<text:tab/>94</text:p>
          <text:p text:style-name="P63">15 High School Math Problems (most of the problems are still in development)<text:tab/>95</text:p>
          <text:p text:style-name="P62">15.1 Pre-Algebra<text:tab/>95</text:p>
          <text:p text:style-name="P65">15.1.1 Equations<text:tab/>95</text:p>
          <text:p text:style-name="P65">15.1.2 Expressions<text:tab/>95</text:p>
          <text:p text:style-name="P65">15.1.3 Geometry<text:tab/>95</text:p>
          <text:p text:style-name="P65">15.1.4 Inequalities<text:tab/>95</text:p>
          <text:p text:style-name="P65">15.1.5 Linear Functions<text:tab/>95</text:p>
          <text:p text:style-name="P65">15.1.6 Measurement<text:tab/>95</text:p>
          <text:p text:style-name="P65">15.1.7 Nonlinear Functions<text:tab/>96</text:p>
          <text:p text:style-name="P65">15.1.8 Number Sense And Operations<text:tab/>96</text:p>
          <text:p text:style-name="P64">15.1.8.1 Express an integer fraction in lowest terms<text:tab/>96</text:p>
          <text:p text:style-name="P65">15.1.9 Polynomial Functions<text:tab/>97</text:p>
          <text:p text:style-name="P62">15.2 Algebra<text:tab/>97</text:p>
          <text:p text:style-name="P65">15.2.1 Absolute Value Functions<text:tab/>97</text:p>
          <text:p text:style-name="P65">15.2.2 Complex Numbers<text:tab/>97</text:p>
          <text:p text:style-name="P65">15.2.3 Composite Functions<text:tab/>97</text:p>
          <text:p text:style-name="P65">15.2.4 Conics<text:tab/>97</text:p>
          <text:p text:style-name="P65">15.2.5 Data Analysis<text:tab/>97</text:p>
          <text:p text:style-name="P65"><text:soft-page-break/>15.2.6 Discrete Mathematics <text:tab/>98</text:p>
          <text:p text:style-name="P65">15.2.7 Equations<text:tab/>98</text:p>
          <text:p text:style-name="P64">15.2.7.1 Express a symbolic fraction in lowest terms<text:tab/>98</text:p>
          <text:p text:style-name="P64">15.2.7.2 Determine the product of two symbolic fractions<text:tab/>99</text:p>
          <text:p text:style-name="P64">15.2.7.3 Solve a linear equation for x<text:tab/>100</text:p>
          <text:p text:style-name="P64">15.2.7.4 Solve a linear equation which has fractions<text:tab/>101</text:p>
          <text:p text:style-name="P65">15.2.8 Exponential Functions<text:tab/>103</text:p>
          <text:p text:style-name="P65">15.2.9 Exponents<text:tab/>103</text:p>
          <text:p text:style-name="P65">15.2.10 Expressions<text:tab/>103</text:p>
          <text:p text:style-name="P65">15.2.11 Inequalities<text:tab/>103</text:p>
          <text:p text:style-name="P65">15.2.12 Inverse Functions<text:tab/>103</text:p>
          <text:p text:style-name="P65">15.2.13 Linear Equations And Functions<text:tab/>103</text:p>
          <text:p text:style-name="P65">15.2.14 Linear Programming<text:tab/>103</text:p>
          <text:p text:style-name="P65">15.2.15 Logarithmic Functions<text:tab/>103</text:p>
          <text:p text:style-name="P65">15.2.16 Logistic Functions<text:tab/>104</text:p>
          <text:p text:style-name="P65">15.2.17 Matrices<text:tab/>104</text:p>
          <text:p text:style-name="P65">15.2.18 Parametric Equations<text:tab/>104</text:p>
          <text:p text:style-name="P65">15.2.19 Piecewise Functions<text:tab/>104</text:p>
          <text:p text:style-name="P65">15.2.20 Polynomial Functions<text:tab/>104</text:p>
          <text:p text:style-name="P65">15.2.21 Power Functions<text:tab/>104</text:p>
          <text:p text:style-name="P65">15.2.22 Quadratic Functions<text:tab/>104</text:p>
          <text:p text:style-name="P65">15.2.23 Radical Functions<text:tab/>104</text:p>
          <text:p text:style-name="P65">15.2.24 Rational Functions<text:tab/>105</text:p>
          <text:p text:style-name="P65">15.2.25 Sequences<text:tab/>105</text:p>
          <text:p text:style-name="P65">15.2.26 Series<text:tab/>105</text:p>
          <text:p text:style-name="P65">15.2.27 Systems of Equations<text:tab/>105</text:p>
          <text:p text:style-name="P65">15.2.28 Transformations<text:tab/>105</text:p>
          <text:p text:style-name="P65">15.2.29 Trigonometric Functions<text:tab/>105</text:p>
          <text:p text:style-name="P62">15.3 Precalculus And Trigonometry<text:tab/>105</text:p>
          <text:p text:style-name="P65">15.3.1 Binomial Theorem<text:tab/>105</text:p>
          <text:p text:style-name="P65">15.3.2 Complex Numbers<text:tab/>106</text:p>
          <text:p text:style-name="P65">15.3.3 Composite Functions<text:tab/>106</text:p>
          <text:p text:style-name="P65">15.3.4 Conics<text:tab/>106</text:p>
          <text:p text:style-name="P65">15.3.5 Data Analysis<text:tab/>106</text:p>
          <text:p text:style-name="P65">15.3.6 Discrete Mathematics<text:tab/>106</text:p>
          <text:p text:style-name="P65">15.3.7 Equations<text:tab/>106</text:p>
          <text:p text:style-name="P65">15.3.8 Exponential Functions<text:tab/>106</text:p>
          <text:p text:style-name="P65">15.3.9 Inverse Functions<text:tab/>106</text:p>
          <text:p text:style-name="P65">15.3.10 Logarithmic Functions<text:tab/>107</text:p>
          <text:p text:style-name="P65">15.3.11 Logistic Functions<text:tab/>107</text:p>
          <text:p text:style-name="P65">15.3.12 Matrices And Matrix Algebra<text:tab/>107</text:p>
          <text:p text:style-name="P65">15.3.13 Mathematical Analysis<text:tab/>107</text:p>
          <text:p text:style-name="P65"><text:soft-page-break/>15.3.14 Parametric Equations<text:tab/>107</text:p>
          <text:p text:style-name="P65">15.3.15 Piecewise Functions<text:tab/>107</text:p>
          <text:p text:style-name="P65">15.3.16 Polar Equations<text:tab/>107</text:p>
          <text:p text:style-name="P65">15.3.17 Polynomial Functions<text:tab/>107</text:p>
          <text:p text:style-name="P65">15.3.18 Power Functions<text:tab/>108</text:p>
          <text:p text:style-name="P65">15.3.19 Quadratic Functions<text:tab/>108</text:p>
          <text:p text:style-name="P65">15.3.20 Radical Functions<text:tab/>108</text:p>
          <text:p text:style-name="P65">15.3.21 Rational Functions<text:tab/>108</text:p>
          <text:p text:style-name="P65">15.3.22 Real Numbers<text:tab/>108</text:p>
          <text:p text:style-name="P65">15.3.23 Sequences<text:tab/>108</text:p>
          <text:p text:style-name="P65">15.3.24 Series<text:tab/>108</text:p>
          <text:p text:style-name="P65">15.3.25 Sets<text:tab/>108</text:p>
          <text:p text:style-name="P65">15.3.26 Systems of Equations<text:tab/>109</text:p>
          <text:p text:style-name="P65">15.3.27 Transformations<text:tab/>109</text:p>
          <text:p text:style-name="P65">15.3.28 Trigonometric Functions<text:tab/>109</text:p>
          <text:p text:style-name="P65">15.3.29 Vectors<text:tab/>109</text:p>
          <text:p text:style-name="P62">15.4 Calculus<text:tab/>109</text:p>
          <text:p text:style-name="P65">15.4.1 Derivatives<text:tab/>109</text:p>
          <text:p text:style-name="P65">15.4.2 Integrals<text:tab/>109</text:p>
          <text:p text:style-name="P65">15.4.3 Limits<text:tab/>109</text:p>
          <text:p text:style-name="P65">15.4.4 Polynomial Approximations And Series<text:tab/>110</text:p>
          <text:p text:style-name="P62">15.5 Statistics<text:tab/>110</text:p>
          <text:p text:style-name="P65">15.5.1 Data Analysis<text:tab/>110</text:p>
          <text:p text:style-name="P65">15.5.2 Inferential Statistics<text:tab/>110</text:p>
          <text:p text:style-name="P65">15.5.3 Normal Distributions<text:tab/>110</text:p>
          <text:p text:style-name="P65">15.5.4 One Variable Analysis<text:tab/>110</text:p>
          <text:p text:style-name="P65">15.5.5 Probability And Simulation<text:tab/>110</text:p>
          <text:p text:style-name="P65">15.5.6 Two Variable Analysis<text:tab/>110</text:p>
          <text:p text:style-name="P63">16 High School Science Problems<text:tab/>111</text:p>
          <text:p text:style-name="P62">16.1 Physics<text:tab/>111</text:p>
          <text:p text:style-name="P65">16.1.1 Atomic Physics<text:tab/>111</text:p>
          <text:p text:style-name="P65">16.1.2 Circular Motion<text:tab/>111</text:p>
          <text:p text:style-name="P65">16.1.3 Dynamics<text:tab/>111</text:p>
          <text:p text:style-name="P65">16.1.4 Electricity And Magnetism<text:tab/>111</text:p>
          <text:p text:style-name="P65">16.1.5 Fluids<text:tab/>111</text:p>
          <text:p text:style-name="P65">16.1.6 Kinematics<text:tab/>111</text:p>
          <text:p text:style-name="P65">16.1.7 Light<text:tab/>112</text:p>
          <text:p text:style-name="P65">16.1.8 Optics<text:tab/>112</text:p>
          <text:p text:style-name="P65">16.1.9 Relativity<text:tab/>112</text:p>
          <text:p text:style-name="P65">16.1.10 Rotational Motion<text:tab/>112</text:p>
          <text:p text:style-name="P65">16.1.11 Sound<text:tab/>112</text:p>
          <text:p text:style-name="P65">16.1.12 Waves<text:tab/>112</text:p>
          <text:p text:style-name="P65"><text:soft-page-break/>16.1.13 Thermodynamics<text:tab/>112</text:p>
          <text:p text:style-name="P65">16.1.14 Work<text:tab/>112</text:p>
          <text:p text:style-name="P65">16.1.15 Energy<text:tab/>113</text:p>
          <text:p text:style-name="P65">16.1.16 Momentum<text:tab/>113</text:p>
          <text:p text:style-name="P65">16.1.17 Boiling<text:tab/>113</text:p>
          <text:p text:style-name="P65">16.1.18 Buoyancy<text:tab/>113</text:p>
          <text:p text:style-name="P65">16.1.19 Convection<text:tab/>113</text:p>
          <text:p text:style-name="P65">16.1.20 Density<text:tab/>113</text:p>
          <text:p text:style-name="P65">16.1.21 Diffusion<text:tab/>113</text:p>
          <text:p text:style-name="P65">16.1.22 Freezing<text:tab/>113</text:p>
          <text:p text:style-name="P65">16.1.23 Friction<text:tab/>114</text:p>
          <text:p text:style-name="P65">16.1.24 Heat Transfer<text:tab/>114</text:p>
          <text:p text:style-name="P65">16.1.25 Insulation<text:tab/>114</text:p>
          <text:p text:style-name="P65">16.1.26 Newton's Laws<text:tab/>114</text:p>
          <text:p text:style-name="P65">16.1.27 Pressure<text:tab/>114</text:p>
          <text:p text:style-name="P65">16.1.28 Pulleys<text:tab/>114</text:p>
          <text:p text:style-name="P63">17 Fundamentals Of Computation<text:tab/>115</text:p>
          <text:p text:style-name="P62">17.1 What Is A Computer?<text:tab/>115</text:p>
          <text:p text:style-name="P62">17.2 Contextual Meaning<text:tab/>116</text:p>
          <text:p text:style-name="P62">17.3 Variables<text:tab/>117</text:p>
          <text:p text:style-name="P62">17.4 Models<text:tab/>117</text:p>
          <text:p text:style-name="P62">17.5 Machine Language<text:tab/>119</text:p>
          <text:p text:style-name="P62">17.6 Compilers And Interpreters<text:tab/>122</text:p>
          <text:p text:style-name="P62">17.7 Algorithms<text:tab/>122</text:p>
          <text:p text:style-name="P62">17.8 Computation<text:tab/>124</text:p>
          <text:p text:style-name="P62">17.9 The Mathematics Part Of Mathematics Computing Systems<text:tab/>127</text:p>
        </text:index-body>
      </text:table-of-content>
      <text:p text:style-name="Standard"/>
      <text:h text:style-name="P17" text:outline-level="1">Preface</text:h>
      <text:h text:style-name="Heading_20_2" text:outline-level="2">Dedication</text:h>
      <text:p text:style-name="Standard">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Standard">The following people have provided feedback on this book (if I forgot to include your name on this list, please email me at ted.kosan at gmail.com):</text:p>
      <text:p text:style-name="P20">Susan Addington</text:p>
      <text:p text:style-name="P20">Matthew Moelter </text:p>
      <text:h text:style-name="Heading_20_2" text:outline-level="2">Support Email List</text:h>
      <text:p text:style-name="Standard">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29" text:outline-level="1">Introduction</text:h>
      <text:p text:style-name="Standard">MathRider is an open source Super Scientific Calculator (SSC) for performing <text:a xlink:type="simple" xlink:href="#7.1.Numeric Vs. Symbolic Computations|outline">numeric and symbolic</text:a> <text:a xlink:type="simple" xlink:href="#10.8.Computation|outline">computations</text:a>. <text:s/>Super scientific calculators are complex and it takes a significant amount of time and effort to become proficient at using one. <text:s/>The amount of power that a super scientific calculator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Super Scientific Calculator?</text:h>
      <text:p text:style-name="Standard">A super scientific calculator is a set of computer programs that 1) automatically perform a wide range of numeric and symbolic mathematics calculation algorithms and 2) provide a user interface which enables the user to access these calculation algorithms and manipulate the mathematical object they create. </text:p>
      <text:p text:style-name="Standard">Standard and graphing scientific calculator users interact with these devices using buttons and a small LCD display. <text:s/>In contrast to this, users interact with the MathRider super scientific calculator using a rich graphical user interface which is driven by a computer keyboard and mouse. <text:s/>Almost any personal computer can be used to run MathRider including the latest subnotebook computers.</text:p>
      <text:p text:style-name="Standard">Calculation algorithms exist for many areas of mathematics and new algorithms are constantly being developed. <text:s/>Another name for this kind of software is a Computer Algebra System (CAS). <text:s/>A significant number of computer algebra systems have been created since the 1960s and the following list contains some of the more popular ones:</text:p>
      <text:p text:style-name="Standard"><text:a xlink:type="simple" xlink:href="http://en.wikipedia.org/wiki/Comparison_of_computer_algebra_systems">http://en.wikipedia.org/wiki/Comparison_of_computer_algebra_systems</text:a></text:p>
      <text:p text:style-name="Standard">Some environments are highly specialized and some are general purpose. <text:s/>Some allow mathematics to be entered and displayed in traditional form (which is what is found in most math textbooks), some are able to display traditional form mathematics but need to have it input as text, and some are only able to have mathematics displayed and entered as text.</text:p>
      <text:p text:style-name="Standard">As an example of the difference between traditional mathematics form and text form, here is a formula which is displayed in traditional form:</text:p>
      <text:p text:style-name="P10"><draw:frame draw:style-name="fr11" draw:name="Object1" text:anchor-type="as-char" svg:width="1.4689in" svg:height="0.5244in" draw:z-index="2"><draw:object xlink:href="./Object 1" xlink:type="simple" xlink:show="embed" xlink:actuate="onLoad"/><draw:image xlink:href="./ObjectReplacements/Object 1" xlink:type="simple" xlink:show="embed" xlink:actuate="onLoad"/></draw:frame></text:p>
      <text:p text:style-name="Standard">and here is the same formula in text form:</text:p>
      <text:p text:style-name="P10">a == x^2 + 4*h*x + 3/7</text:p>
      <text:p text:style-name="Standard">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text:soft-page-break/>work in while others were built on top of an existing programming language.</text:p>
      <text:p text:style-name="Standard">Some mathematics computing environments are proprietary and need to be purchased while others are open source and available for free. <text:s/>Both kinds of systems possess similar core capabilities, but they usually differ in other areas.</text:p>
      <text:p text:style-name="Standard">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Standard">Some open source systems computer algebra system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text:p>
      <text:h text:style-name="Heading_20_2" text:outline-level="2">What Is MathRider?</text:h>
      <text:p text:style-name="Standard">MathRider is an open source super scientific calculator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Standard">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3">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3">MathRider Customizer</text:p>
          </table:table-cell>
          <table:table-cell table:style-name="Table1.B2" office:value-type="string">
            <text:p text:style-name="P23">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Standard">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Standard">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P38">Two of MathRider's main inspirations are Scott McNeally's concept of "No child held back":</text:p>
      <text:p text:style-name="P22"><text:a xlink:type="simple" xlink:href="http://weblogs.java.net/blog/turbogeek/archive/2004/09/no_child_held_b_1.html" office:target-frame-name="_blank" xlink:show="new">http://weblogs.java.net/blog/turbogeek/archive/2004/09/no_child_held_b_1.html</text:a> </text:p>
      <text:p text:style-name="Standard">and Steve Yegge's thoughts on learning mathematics:</text:p>
      <text:p text:style-name="P35">1) Math is a lot easier to pick up after you know how to program. In fact, if you're a halfway decent programmer, you'll find it's almost a snap.</text:p>
      <text:p text:style-name="P35">2) They teach math all wrong in school. Way, WAY wrong. If you teach yourself math the right way, you'll learn faster, remember it longer, and it'll be much more valuable to you as a programmer.</text:p>
      <text:p text:style-name="P35">3) The right way to learn math is breadth-first, not depth-first. You need to survey the space, learn the names of things, figure out what's what.</text:p>
      <text:p text:style-name="P35"><text:a xlink:type="simple" xlink:href="http://steve-yegge.blogspot.com/2006/03/math-for-programmers.html" office:target-frame-name="_blank" xlink:show="new">http://steve-yegge.blogspot.com/2006/03/math-for-programmers.html</text:a></text:p>
      <text:p text:style-name="Standard"/>
      <text:p text:style-name="Standard">MathRider is designed to help a person learn mathematics on their own with little or no assistance from a teacher. <text:s/>It makes learning mathematics easier by focusing on how to program first and it facilitates a breadth-first approach to <text:soft-page-break/>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8"><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Standard">Macintosh computers have Java pre-installed but you may need to upgrade to a current version of Java (at least Java 5) <text:s/>before running MathRider. <text:s/>If you need to update your version of Java, visit the following website:</text:p>
      <text:p text:style-name="P19"><text:a xlink:type="simple" xlink:href="http://developer.apple.com/java">http://developer.apple.com/java.</text:a></text:p>
      <text:h text:style-name="Heading_20_3" text:outline-level="3">Installing Java On A Linux PC</text:h>
      <text:p text:style-name="Standard">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Standard">As of summer 2008, the rewriting work is not quite complete yet, although it is close. <text:s/>If you are a Linux user who has never installed Sun's Java before, this means that you may have a somewhat challenging installation process ahead of you. <text:s/></text:p>
      <text:p text:style-name="Standard">You should also be aware that a number of Linux distributions distribute a non-Sun implementation of Java which is not 100% compatible with it. <text:s/>Running sophisticated GUI-based Java programs on a non-Sun version of Java usually does not work. <text:s/>In order to check to see what version of Java you have installed (if any), execute the following command in a shell (MathRider needs at least Java <text:soft-page-break/>5):</text:p>
      <text:p text:style-name="P36">java -version</text:p>
      <text:p text:style-name="Standard">Currently, the MathRider project has the following two options for people who need to install Sun's Java:</text:p>
      <text:p text:style-name="P60">1) Locate the Java documentation for your Linux distribution and carefully follow the instructions provided for installing Sun's Java on your system. <text:s/></text:p>
      <text:p text:style-name="P60">2) Download a version of MathRider that includes its on copy of the Java runtime (when one is made available).</text:p>
      <text:h text:style-name="Heading_20_2" text:outline-level="2">Downloading And Extracting</text:h>
      <text:p text:style-name="Standard">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Standard">MathRider is hosted at java.net and the URL for the project website is:</text:p>
      <text:p text:style-name="P22"><text:a xlink:type="simple" xlink:href="https://mathrider.dev.java.net/">http://mathrider.org</text:a></text:p>
      <text:p text:style-name="Standard">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Standard">The MathRider download consists of a main directory (or folder) <text:s/>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Standard">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Standard">The archive file can be easily copied to a CD or USB drive if you would like to install MathRider on another computer or give it to a friend.</text:p>
      <text:h text:style-name="Heading_20_3" text:outline-level="3">Extracting The Archive File For Windows Users</text:h>
      <text:p text:style-name="Standard">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Standard">After the extraction process is complete, a new folder called <text:span text:style-name="T6">mathrider</text:span> should be present in the same folder that contains the archive file.</text:p>
      <text:h text:style-name="Heading_20_3" text:outline-level="3"><text:soft-page-break/>Extracting The Archive File For Unix Users</text:h>
      <text:p text:style-name="Standard">One way Unix users can extract the download file is to open a shell, change <text:s/>to the directory that contains the archive file, and extract it using the following command:</text:p>
      <text:p text:style-name="P33">tar -xvjf &lt;name of archive file&gt;</text:p>
      <text:p text:style-name="Standard">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12" draw:name="Object4" text:anchor-type="paragraph" svg:x="0.0016in" svg:y="0.0008in" svg:width="6.7835in" style:rel-width="100%" svg:height="1.0252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Standard">The following is a brief description this top level directory structure:</text:p>
      <text:p text:style-name="P34"><text:span text:style-name="T6">doc</text:span> - Contains MathRider's documentation files.</text:p>
      <text:p text:style-name="P34"><text:span text:style-name="T6">examples</text:span> - Contains various example programs, some of which are pre-opened when MathRider is first executed.</text:p>
      <text:p text:style-name="P34"><text:span text:style-name="T6">jars</text:span> - Holds plugins, code libraries, and support scripts.</text:p>
      <text:p text:style-name="P34"><text:span text:style-name="T6">macros</text:span> - Contains various scripts that can be executed by the user.</text:p>
      <text:p text:style-name="P34"><text:span text:style-name="T6">modes</text:span> - Contains files which tell MathRider how to do syntax highlighting for various file types. <text:s/></text:p>
      <text:p text:style-name="P34"><text:span text:style-name="T6">settings</text:span> - Contains the application's main settings files.</text:p>
      <text:p text:style-name="P34"><text:span text:style-name="T6">startup</text:span> - Contains startup scripts that are executed each time MathRider launches.</text:p>
      <text:p text:style-name="P34"><text:span text:style-name="T6">jedit.jar</text:span> - Holds the core jEdit application which MathRider builds upon.</text:p>
      <text:p text:style-name="P34"><text:span text:style-name="T24">unix_run.sh</text:span> - The script used to execute MathRider on Unix systems.</text:p>
      <text:p text:style-name="P34"><text:span text:style-name="T9">win_run.bat</text:span> - The batch file used to execute MathRider on Windows systems.</text:p>
      <text:h text:style-name="Heading_20_3" text:outline-level="3">Executing MathRider On Windows Systems</text:h>
      <text:p text:style-name="P25">Open the <text:span text:style-name="T6">mathrider</text:span> folder and double click on the <text:span text:style-name="T9">win_run</text:span> file.</text:p>
      <text:h text:style-name="Heading_20_3" text:outline-level="3">Executing MathRider On Unix Systems</text:h>
      <text:p text:style-name="P25">Open a shell, change to the <text:span text:style-name="T6">mathrider</text:span> folder, and execute the <text:span text:style-name="T9">unix_run.sh</text:span> script by typing the following:</text:p>
      <text:p text:style-name="P21">sh unix_run.sh</text:p>
      <text:h text:style-name="Heading_20_4" text:outline-level="4">MacOS X</text:h>
      <text:p text:style-name="P25">Make a note of where you put the Mathrider application (for example <text:soft-page-break/><text:span text:style-name="T6">/Applications/mathrider</text:span>). <text:s/>Run Terminal (which is in /Applications/Utilities). <text:s/>Change to that directory (folder) by typing:</text:p>
      <text:p text:style-name="P21">cd <text:s text:c="2"/>/Applications/mathrider</text:p>
      <text:p text:style-name="P25">Run mathrider by typing:</text:p>
      <text:p text:style-name="P61">sh unix_run.sh</text:p>
      <text:h text:style-name="Heading_20_1" text:outline-level="1">The Graphical User Interface</text:h>
      <text:p text:style-name="Standard">MathRider is built on top of jEdit (<text:a xlink:type="simple" xlink:href="http://jedit.org/">http://jedit.org</text:a>) so it has the "heart" of a programmer's text editor. <text:s/>Text editors are similar to standard text editors and word processors in a number of ways so getting started with MathRider should be relatively easy for anyone who has used either one of these. <text:s/>Don't be fooled, though, because programmer's text editors have capabilities that are far more advanced than any standard text editor or word processor. <text:s/></text:p>
      <text:p text:style-name="Standard">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Standard">In the following sections, the main parts of MathRider's graphical user interface are briefly covered. <text:s/>Some of these parts are covered in more depth later in the book and some are covered in other books.</text:p>
      <text:h text:style-name="Heading_20_2" text:outline-level="2">Buffers And Text Areas</text:h>
      <text:p text:style-name="Standard"><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Standard">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Standard">The main menu bar is at the top of the application and it provides access to a significant portion of MathRider's capabilities. <text:s/>The commands (or a<text:span text:style-name="T6">ctions</text:span>) in these menus all exist separately from the menus themselves and they can be executed in alternate ways (such as keyboard shortcuts). <text:s/>The menu items (and even the menus themselves) can all be customized, but the following sections describe the default configuration.</text:p>
      <text:h text:style-name="Heading_20_3" text:outline-level="3">File</text:h>
      <text:p text:style-name="Standard">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Standard">Actions for opening recent files, configuring the page setup, and printing are <text:soft-page-break/>also present.</text:p>
      <text:h text:style-name="Heading_20_3" text:outline-level="3">Edit</text:h>
      <text:p text:style-name="Standard">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Standard">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Standard"><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Standard"><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text:span><text:span text:style-name="T7">conducted in the current buffer and this is the mode that is used most often.</text:span></text:p>
      <text:p text:style-name="Standard"><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Standard"><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text:h>
      <text:p text:style-name="Standard">The Markers menu contains a<text:span text:style-name="T7">ctions</text:span> which place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text:soft-page-break/>Folding</text:h>
      <text:p text:style-name="Standard">A <text:span text:style-name="T6">fold</text:span> is a section of a buffer that can be hidden (folded) or shown (unfolded) as needed. <text:s/>In <text:a xlink:type="simple" xlink:href="#6.3.MathRider Worksheets|outline">worksheet files</text:a> (which have a .mrw extension) folds are created by wrapping sections of a buffer in tags. <text:s/>For example, HTML folds start with a %html tag and end with an %/html tag. <text:s/>See the <text:span text:style-name="T6">worksheet_demo_1.mws</text:span> file for examples of folds.</text:p>
      <text:p text:style-name="Standard">Folds are folded and unfolded by pressing on the small black triangles that are next to each fold in the <text:a xlink:type="simple" xlink:href="#4.1.The Gutter|outline">gutter</text:a>.</text:p>
      <text:h text:style-name="Heading_20_3" text:outline-level="3">View</text:h>
      <text:p text:style-name="Standard">A <text:span text:style-name="T6">view</text:span> is a copy of the complete MathRider application window. <text:s/>It is possible to create multiple views if numerous buffers are being edited, multiple plugins are being used, etc. <text:s/>The top part of the <text:span text:style-name="T6">View</text:span> menu contains actions which allow views to be opened and closed but most beginners will only need to use a single view.</text:p>
      <text:p text:style-name="Standard">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Standard">The <text:span text:style-name="T6">Scrolling</text:span> sub-menu contains actions for scrolling a text area.</text:p>
      <text:p text:style-name="Standard">The <text:span text:style-name="T6">Splitting</text:span> sub-menu contains actions which allow a text area to be split into multiple sections so that different parts of a buffer can be edited at the same time. <text:s/>When you are done using a split view of a buffer, select the <text:span text:style-name="T6">Unsplit All</text:span> action and the buffer will be shown in a single text area again.</text:p>
      <text:p text:style-name="Standard">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Standard">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Standard">Feel free to explore these two actions in order to learn more about what they do.</text:p>
      <text:h text:style-name="Heading_20_3" text:outline-level="3">Macros</text:h>
      <text:p text:style-name="Standard"><text:span text:style-name="T6">Macros</text:span> are small programs that perform useful tasks for the user. <text:s/>The top of the <text:span text:style-name="T6">Macros</text:span> menu contains actions which allow macros to be created by recording a sequence of user steps which can be saved for later execution. <text:s/>The bottom of the <text:span text:style-name="T6">Macros</text:span> menu contains macros that can be executed as needed.</text:p>
      <text:p text:style-name="Standard"><text:soft-page-break/>The main language that MathRider uses for macros is called <text:span text:style-name="T6">BeanShell</text:span> and it is based upon Java's syntax. <text:s/>Significant parts of MathRider are written in BeanShell, including many of the actions which are present in the menus. <text:s/>After a user knows how to program in BeanShell, it can be used to easily customize (and even extend) MathRider.</text:p>
      <text:h text:style-name="Heading_20_3" text:outline-level="3">Plugins</text:h>
      <text:p text:style-name="Standard">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 about plugins.</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Standard">As indicated in a previous section, 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P25">Most of MathRider's significant power and flexibility are derived from its plugin-based extension mechanism (which it inherits from its jEdit "heart").</text:p>
      <text:h text:style-name="P26" text:outline-level="2">Which Plugins Are Currently Included When MathRider Is Installed?</text:h>
      <text:p text:style-name="P25"><text:span text:style-name="T6">Code2HTML</text:span> - Converts a text area into HTML format (complete with syntax highlighting) so it can be published on the web. </text:p>
      <text:p text:style-name="P25"><text:span text:style-name="T6">Console</text:span> - Contains <text:span text:style-name="T6">shell</text:span> or <text:span text:style-name="T6">command line</text:span> interfaces to various pieces of software. <text:s/>There is a shell for talking with the operating system, one for talking to BeanShell, and one for talking with MathPiper. <text:s/>Additional shells can be added to the Console as needed.</text:p>
      <text:p text:style-name="P25"><text:span text:style-name="T6">Calculator</text:span> - An RPN (Reverse Polish Notation) calculator.</text:p>
      <text:p text:style-name="P25"><text:span text:style-name="T6">ErrorList</text:span> - Provides a short description of errors which were encountered in executed code along with the line number that each error is on. <text:s/>Clicking on an error highlights the line the error occurred on in a text area.</text:p>
      <text:p text:style-name="P25"><text:span text:style-name="T6">GeoGebra</text:span> - Interactive geometry software. <text:s/>MathRider also uses it as an interactive plotting package.</text:p>
      <text:p text:style-name="P25"><text:span text:style-name="T6">HotEqn</text:span> - Renders <text:a xlink:type="simple" xlink:href="#12.13.LaTeX Is Used To Display Objects In Traditional Mathematics Form|outline">LaTeX</text:a> code.</text:p>
      <text:p text:style-name="P25"><text:span text:style-name="T6">JSciCalc</text:span> - A standard scientific calculator.</text:p>
      <text:p text:style-name="P25"><text:span text:style-name="T6">MathPiper</text:span> - A computer algebra system that is suitable for beginners.</text:p>
      <text:p text:style-name="P25"><text:span text:style-name="T6">LaTeX Tools</text:span> - Tools to help automate LaTeX editing tasks.</text:p>
      <text:p text:style-name="P25"><text:span text:style-name="T6">Project Viewer</text:span> - Allows groups of files to be defined as projects.</text:p>
      <text:p text:style-name="P25"><text:span text:style-name="T6">QuickNotepad</text:span> - A persistent text area which notes can be entered into.</text:p>
      <text:p text:style-name="P25"><text:span text:style-name="T6">SideKick</text:span> - <text:s/>Used by plugins to display various buffer structures. <text:s/>For example, a buffer may contain a language which has a number of function definitions and the SideKick plugin would be able to show the function names in a tree.</text:p>
      <text:p text:style-name="P25"><text:span text:style-name="T6">MathPiperDocs</text:span> - Documentation for MathPiper which can be navigated using a simple browser interface.</text:p>
      <text:h text:style-name="P27" text:outline-level="2">What Kinds Of Plugins Are Possible?</text:h>
      <text:p text:style-name="P28">Almost any application that can run on the Java platform can be made into a plugin. <text:s/>However, most plugins should fall into one of the following categories:</text:p>
      <text:h text:style-name="Heading_20_3" text:outline-level="3"><text:soft-page-break/>Plugins Based On Java Applets</text:h>
      <text:p text:style-name="P28">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8">Almost any Java-based application can be made into a MathRider plugin.</text:p>
      <text:h text:style-name="Heading_20_3" text:outline-level="3">Plugins Which Talk To Native Applications</text:h>
      <text:p text:style-name="P28">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Standard">The lower left window contains consoles. <text:s/>Switch to the MathPiper console by pressing the small black inverted triangle which is near the word <text:span text:style-name="T6">System</text:span>. <text:s/>Select the MathPiper console and when it comes up, enter simple <text:span text:style-name="T6">mathematical</text:span> <text:span text:style-name="T6">expressions</text:span> (such as 2+2 and 3*7) and execute them by pressing <text:span text:style-name="T6">&lt;enter&gt;</text:span>.</text:p>
      <text:h text:style-name="Heading_20_2" text:outline-level="2">MathPiper Program Files</text:h>
      <text:p text:style-name="Standard">The MathPiper programs in the text window (which have <text:span text:style-name="T6">.pi</text:span> extensions) can be executed by placing the cursor in a window and pressing <text:span text:style-name="T6">&lt;shift&gt;&lt;enter&gt;</text:span>. <text:s/>The output will be displayed in the MathPiper console window.</text:p>
      <text:h text:style-name="Heading_20_2" text:outline-level="2">MathRider Worksheets</text:h>
      <text:p text:style-name="P11">The most interesting files are MathRider <text:span text:style-name="T6">worksheet</text:span> files (which are the ones that end with a <text:span text:style-name="T6">.mrw</text:span> extension). <text:s/>MathRider worksheets consist of <text:span text:style-name="T6">folds</text:span> which contain different types of code that can be executed by pressing <text:span text:style-name="T6">&lt;shift&gt;&lt;enter&gt;</text:span> inside of them. <text:s/>Select the <text:span text:style-name="T6">worksheet_demo_1.mrw</text:span> tab and follow the instructions which are present within the comments it contains.</text:p>
      <text:h text:style-name="Heading_20_2" text:outline-level="2">Plugins</text:h>
      <text:p text:style-name="Standard">At the right side of the application is a small tab that has <text:span text:style-name="T6">JSciCalc</text:span> <text:s/>written on it. <text:s/>Press this tab a number of times to see what happens (JSciCalc should be shown and hidden as you press the tab.)</text:p>
      <text:p text:style-name="Standard">The right side of the application also contains a plugin called MathPiperDocs. <text:s text:c="2"/>Open the plugin and look through the documentation by pressing the hyperlinks. <text:s/>You can go back to the main documentation page by pressing the <text:span text:style-name="T6">Home</text:span> icon which is at the top of the plugin. <text:s/>Pressing on a function name in the <text:s/>list box will display the documentation for that function.</text:p>
      <text:p text:style-name="Standard">The tabs at the bottom of the screen which read <text:span text:style-name="T6">Activity Log</text:span>, <text:span text:style-name="T6">Console</text:span>, <text:s/>and <text:span text:style-name="T6">Error List</text:span> are all plugins that can be shown and hidden as needed.</text:p>
      <text:p text:style-name="Standard">Go back to the JSciCalc plugin and press the small black inverted triangle that is near it. <text:s/>A pop up menu will appear which has menu items named <text:span text:style-name="T6">Float</text:span>, <text:span text:style-name="T6">Dock at Top</text:span>, etc. <text:s/>Select the <text:span text:style-name="T6">Float</text:span> menu item and see what happens.</text:p>
      <text:p text:style-name="Standard">The JSciCalc plugin was detached from the main window so it can be resized and placed wherever it is needed. <text:s/>Select the inverted black triangle on the floating windows and try docking the JSciCalc plugin back to the main window again, perhaps in a different position.</text:p>
      <text:p text:style-name="Standard">Try moving the plugins at the bottom of the screen around the same way. <text:s/>If you close a floating plugin, it can be opened again by selecting it from the Plugins menu at the top of the application.</text:p>
      <text:p text:style-name="Standard">Go to the "Plugins" menu at the top of the screen and select the Calculator <text:soft-page-break/>plugin. <text:s/>You can also play with docking and undocking it if you would like.</text:p>
      <text:p text:style-name="Standard">Finally, whatever position the plugins are in when you close MathRider, they will be preserved when it is launched again.</text:p>
      <text:h text:style-name="Heading_20_1" text:outline-level="1">MathPiper: A Computer Algebra System For Beginners</text:h>
      <text:p text:style-name="Standard">Computer algebra system plugins are among the most exciting and powerful plugins that can be used with MathRider. <text:s/>In fact, computer algebra systems are so important that one of the reasons for creating MathRider was to provide a vehicle for delivering a compute algebra system to as many people as possible. <text:s/>If you like using a scientific calculator, you should love using a computer algebra system!</text:p>
      <text:p text:style-name="Standard">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Yacas) is one of these simpler computer algebra systems and it is the computer algebra system which is included by default with MathRider.</text:p>
      <text:p text:style-name="Standard">A significant part of this book is devoted to learning MathPiper and a good way to start is by discussing the difference between numeric and symbolic computations.</text:p>
      <text:h text:style-name="Heading_20_2" text:outline-level="2">Numeric Vs. Symbolic Computations</text:h>
      <text:p text:style-name="Standard">A Computer Algebra System (CAS) is software which is capable of performing both numeric and symbolic computations. <text:s/>Numeric computations are performed exclusively with numerals and these are the type of computations that are performed by typical hand-held calculators. <text:s/></text:p>
      <text:p text:style-name="Standard">Symbolic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Standard">Richard Fateman, who helped develop the Macsyma computer algebra system, describes the difference between numeric and symbolic computation as follows:</text:p>
      <text:p text:style-name="P30">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1" draw:name="Object2" text:anchor-type="as-char" svg:width="1.1972in" svg:height="0.1902in" draw:z-index="5"><draw:object xlink:href="./Object 3" xlink:type="simple" xlink:show="embed" xlink:actuate="onLoad"/><draw:image xlink:href="./ObjectReplacements/Object 3" xlink:type="simple" xlink:show="embed" xlink:actuate="onLoad"/></draw:frame>. A program that could provide this more elaborate symbolic, non-numeric, parametric answer dominates the merely numerical from a mathematical perspective. <text:s/>The single numerical answer might be a suitable result for some purposes: it is simple, but it is a compromise. If the problem-solving environment requires <text:soft-page-break/>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30">Problem Solving Environments and Symbolic Computing: Richard J. Fateman: <text:a xlink:type="simple" xlink:href="http://www.cs.berkeley.edu/~fateman/papers/pse.pdf">http://www.cs.berkeley.edu/~fateman/papers/pse.pdf</text:a></text:p>
      <text:p text:style-name="P24">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span text:style-name="T6">shell</text:span> or <text:span text:style-name="T6">command line</text:span> interface to it.</text:p>
      <text:h text:style-name="Heading_20_3" text:outline-level="3">Using The MathPiper Console As A Numeric (Scientific) Calculator</text:h>
      <text:p text:style-name="Standard">Open the Console plugin by selecting the <text:span text:style-name="T6">Console</text:span> tab in the lower left part of the MathRider application. <text:s/>A text area will appear and in the upper left corner of this text area will be a pull down menu. <text:s/>Select this pull down menu and then select the <text:span text:style-name="T6">MathPiper</text:span> menu item that is inside of it (feel free to increase the size of the console text area if you would like). <text:s/>When the MathPiper console is first launched, it prints a welcome message and then provides <text:span text:style-name="T6">In&gt;</text:span> as an input prompt:</text:p>
      <text:p text:style-name="Preformatted_20_Text"/>
      <text:p text:style-name="Preformatted_20_Text">MathPiper, a computer algebra system for beginners.</text:p>
      <text:p text:style-name="Preformatted_20_Text"/>
      <text:p text:style-name="Preformatted_20_Text">In&gt; </text:p>
      <text:p text:style-name="Preformatted_20_Text"/>
      <text:p text:style-name="Standard">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39">Result&gt; 4</text:p>
      <text:p text:style-name="Preformatted_20_Text"/>
      <text:p text:style-name="Preformatted_20_Text">In&gt;</text:p>
      <text:p text:style-name="Preformatted_20_Text"/>
      <text:p text:style-name="Standard">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Standard">In addition to addition, MathPiper can also do subtraction, multiplication, exponents, and division:</text:p>
      <text:p text:style-name="Preformatted_20_Text"/>
      <text:p text:style-name="Preformatted_20_Text">In&gt; 5-2</text:p>
      <text:p text:style-name="P39">Result&gt; 3</text:p>
      <text:p text:style-name="Preformatted_20_Text"/>
      <text:p text:style-name="Preformatted_20_Text">In&gt; 3*4</text:p>
      <text:p text:style-name="P39"><text:soft-page-break/>Result&gt; 12</text:p>
      <text:p text:style-name="P39"/>
      <text:p text:style-name="P41">In&gt; 2^3</text:p>
      <text:p text:style-name="P39">Result&gt; 8</text:p>
      <text:p text:style-name="Preformatted_20_Text"/>
      <text:p text:style-name="Preformatted_20_Text">In&gt; 12/6</text:p>
      <text:p text:style-name="P39">Result&gt; 2</text:p>
      <text:p text:style-name="Preformatted_20_Text"/>
      <text:p text:style-name="Standard">Notice that the multiplication symbol is an asterisk (*), the exponent symbol is a caret (^), and the division symbol is a forward slash (/). <text:s/>These symbols <text:span text:style-name="T14">(along with addtion (+) , subtraction (</text:span><text:span text:style-name="T13">−)</text:span><text:span text:style-name="T14">, and ones we will talk about later)</text:span> are called <text:span text:style-name="T6">operators</text:span> because they tell MathPiper to perform an operation such as addition or division.</text:p>
      <text:p text:style-name="Standard">MathPiper can also work with decimal numbers:</text:p>
      <text:p text:style-name="Preformatted_20_Text"/>
      <text:p text:style-name="Preformatted_20_Text">In&gt; .5+1.2</text:p>
      <text:p text:style-name="P39">Result&gt; 1.7</text:p>
      <text:p text:style-name="Preformatted_20_Text"/>
      <text:p text:style-name="Preformatted_20_Text">In&gt; 3.7-2.6</text:p>
      <text:p text:style-name="P39">Result&gt; 1.1</text:p>
      <text:p text:style-name="Preformatted_20_Text"/>
      <text:p text:style-name="Preformatted_20_Text">In&gt; 2.2*3.9</text:p>
      <text:p text:style-name="P39">Result&gt; 8.58</text:p>
      <text:p text:style-name="P39"/>
      <text:p text:style-name="P41">In&gt; 2.2^3</text:p>
      <text:p text:style-name="P39">Result&gt; 10.648</text:p>
      <text:p text:style-name="Preformatted_20_Text"/>
      <text:p text:style-name="Preformatted_20_Text">In&gt; 9.5/3.2</text:p>
      <text:p text:style-name="P39">Result&gt; 9.5/3.2</text:p>
      <text:p text:style-name="Preformatted_20_Text"/>
      <text:p text:style-name="Standard">In the last example, MathPiper returned the fraction unevaluated. <text:s/>This sometimes happens due to MathPiper's symbolic nature, but a numeric result can be obtained by using the <text:span text:style-name="T6">N()</text:span> function:</text:p>
      <text:p text:style-name="Preformatted_20_Text"/>
      <text:p text:style-name="Preformatted_20_Text">In&gt; N(9.5/3.2)</text:p>
      <text:p text:style-name="P39">Result&gt; 2.96875</text:p>
      <text:h text:style-name="Heading_20_4" text:outline-level="4">Functions</text:h>
      <text:p text:style-name="Standard"><text:span text:style-name="T6">N()</text:span> is an example of a <text:span text:style-name="T11">function</text:span><text:span text:style-name="T10">. <text:s/>A function can be thought of as a "black box" which accepts input, processes the input, and returns a result. <text:s/>Each function 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N() function is to make sure that the information that is sent to it is processed numerically instead of symbolically.</text:span></text:p>
      <text:p text:style-name="Standard"><text:span text:style-name="T10">MathPiper has a large number of functions some of which are described in more depth in the </text:span><text:a xlink:type="simple" xlink:href="#8.The Piper Documentation Plugin|outline">MathPiper Documentation</text:a><text:a xlink:type="simple" xlink:href="#8.The MathPiper Documentation Plugin|outline"> </text:a><text:span text:style-name="T10"><text:s/>section and the </text:span><text:a xlink:type="simple" xlink:href="#11.MathPiper Programming Fundamentals (Note: all content below this line is still in development).|outline">MathPiper Programming Fundamentals</text:a><text:span text:style-name="T10"> section. <text:s/></text:span><text:span text:style-name="T9">A complete list of MathPiper's functions can be found in the MathPiperDocs plugin.</text:span></text:p>
      <text:h text:style-name="Heading_20_4" text:outline-level="4"><text:soft-page-break/>Accessing Previous Input And Results</text:h>
      <text:p text:style-name="Standard">The MathPiper console keeps a history of all input lines that have been entered. <text:s/>If the <text:span text:style-name="T6">up arrow</text:span> near the lower right of the keyboard is pressed, each previous input line is displayed in turn to the right of the current input prompt.</text:p>
      <text:p text:style-name="Standard">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39">Result&gt; 40</text:p>
      <text:p text:style-name="Preformatted_20_Text"/>
      <text:p text:style-name="Preformatted_20_Text">In&gt; %</text:p>
      <text:p text:style-name="P39">Result&gt; 40</text:p>
      <text:p text:style-name="P39"/>
      <text:p text:style-name="P41">In&gt; %*2</text:p>
      <text:p text:style-name="P39">Result&gt; 80</text:p>
      <text:p text:style-name="Preformatted_20_Text"><text:s/></text:p>
      <text:h text:style-name="P59" text:outline-level="4">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41"/>
      <text:p text:style-name="P41">In&gt; 12 \ 6</text:p>
      <text:p text:style-name="P41"/>
      <text:p text:style-name="P47">Error parsing expression, near token \</text:p>
      <text:p text:style-name="P41"/>
      <text:p text:style-name="P12">The easiest way to fix this problem is to press the <text:span text:style-name="T6">up arrow</text:span> key to display the previously entered line in the console, change the \ to a /, and reevaluate the expression.</text:p>
      <text:p text:style-name="P12">This section provided a short introduction to using MathPiper as a numeric calculator and the next section contains a short introduction to using MathPiper as a symbolic calculator. </text:p>
      <text:h text:style-name="Heading_20_3" text:outline-level="3">Using The MathPiper Console As A Symbolic Calculator</text:h>
      <text:p text:style-name="Standard">MathPiper is good at numeric computation, but it is great at symbolic computation. <text:s/>If you have never used a system that can do symbolic computation, you are in for a treat!</text:p>
      <text:p text:style-name="Standard">As a first example, lets try adding fractions (which are also called <text:span text:style-name="T6">rational numbers</text:span>). <text:s/>Add<draw:frame draw:style-name="fr11" draw:name="Object3" text:anchor-type="as-char" svg:width="0.4598in" svg:height="0.3929in" draw:z-index="21"><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1/2 + 1/3</text:p>
      <text:p text:style-name="P39">Result&gt; 5/6</text:p>
      <text:p text:style-name="Preformatted_20_Text"><text:soft-page-break/></text:p>
      <text:p text:style-name="Standard">Instead of returning a numeric result like 0.83333333333333333333 (which is what a scientific calculator would return) MathPiper added these two rational numbers symbolically and returned<draw:frame draw:style-name="fr11" draw:name="Object5" text:anchor-type="as-char" svg:width="0.1992in" svg:height="0.3925in" draw:z-index="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39">Result&gt; 5/6</text:p>
      <text:p text:style-name="Preformatted_20_Text"/>
      <text:p text:style-name="Standard">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39">Result&gt; 5</text:p>
      <text:p text:style-name="Preformatted_20_Text"/>
      <text:p text:style-name="Standard">Unfortunately, the % symbol cannot be used to have MathPiper determine the numerator of <draw:frame draw:style-name="fr11" draw:name="Object6" text:anchor-type="as-char" svg:width="0.1992in" svg:height="0.3925in" draw:z-index="22"><draw:object xlink:href="./Object 6" xlink:type="simple" xlink:show="embed" xlink:actuate="onLoad"/><draw:image xlink:href="./ObjectReplacements/Object 6" xlink:type="simple" xlink:show="embed" xlink:actuate="onLoad"/></draw:frame>because it only holds the result of the most recent calculation and<draw:frame draw:style-name="fr11" draw:name="Object7" text:anchor-type="as-char" svg:width="0.1992in" svg:height="0.3925in" draw:z-index="23"><draw:object xlink:href="./Object 7" xlink:type="simple" xlink:show="embed" xlink:actuate="onLoad"/><draw:image xlink:href="./ObjectReplacements/Object 7" xlink:type="simple" xlink:show="embed" xlink:actuate="onLoad"/></draw:frame>was calculated two steps back. <text:s/></text:p>
      <text:h text:style-name="Heading_20_4" text:outline-level="4">Variables</text:h>
      <text:p text:style-name="Standard">What would be nice is if MathPiper provided a way to store results in symbols that we choose instead of ones that it chooses. <text:s/>Fortunately, this is exactly what it does! <text:s/>Symbols that can be associated with result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result', 'totalAmount', and 'loop6'.</text:p>
      <text:p text:style-name="Standard">The process of associating a result with a variable is called <text:span text:style-name="T6">assigning</text:span> or <text:span text:style-name="T6">binding</text:span><text:span text:style-name="T7"> the result to the </text:span><text:span text:style-name="T7">variable.</text:span> <text:s/>Lets recalculate<draw:frame draw:style-name="fr11" draw:name="Object8" text:anchor-type="as-char" svg:width="0.4598in" svg:height="0.3929in" draw:z-index="24"><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39">Result&gt; 5/6</text:p>
      <text:p text:style-name="Preformatted_20_Text"/>
      <text:p text:style-name="Preformatted_20_Text">In&gt; a</text:p>
      <text:p text:style-name="P39">Result&gt; 5/6</text:p>
      <text:p text:style-name="Preformatted_20_Text"/>
      <text:p text:style-name="Preformatted_20_Text">In&gt; Numer(a)</text:p>
      <text:p text:style-name="P39">Result&gt; 5</text:p>
      <text:p text:style-name="Preformatted_20_Text"/>
      <text:p text:style-name="Preformatted_20_Text">In&gt; Denom(a)</text:p>
      <text:p text:style-name="P39">Result&gt; 6</text:p>
      <text:p text:style-name="Preformatted_20_Text"/>
      <text:p text:style-name="Standard">In this example, the assignment operator (<text:span text:style-name="T6">:=</text:span>) was used to assign the result (or <text:soft-page-break/><text:span text:style-name="T6">value</text:span>)<draw:frame draw:style-name="fr11" draw:name="Object9" text:anchor-type="as-char" svg:width="0.1992in" svg:height="0.3925in" draw:z-index="7"><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11" draw:name="Object10" text:anchor-type="as-char" svg:width="0.1992in" svg:height="0.3925in" draw:z-index="8"><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p text:style-name="Standard">Here is an example which shows another value being assigned to 'a': </text:p>
      <text:p text:style-name="Preformatted_20_Text"/>
      <text:p text:style-name="Preformatted_20_Text">In&gt; a := 9</text:p>
      <text:p text:style-name="P39">Result&gt; 9</text:p>
      <text:p text:style-name="Preformatted_20_Text"/>
      <text:p text:style-name="Preformatted_20_Text">In&gt; a</text:p>
      <text:p text:style-name="P39">Result&gt; 9</text:p>
      <text:p text:style-name="P39"/>
      <text:p text:style-name="Standard">and the following example shows 'a' being cleared (or <text:span text:style-name="T6">unbound</text:span>) with the <text:span text:style-name="T6">Clear()</text:span> function:</text:p>
      <text:p text:style-name="Preformatted_20_Text"/>
      <text:p text:style-name="Preformatted_20_Text">In&gt; Clear(a)</text:p>
      <text:p text:style-name="P39">Result&gt; True</text:p>
      <text:p text:style-name="Preformatted_20_Text"/>
      <text:p text:style-name="Preformatted_20_Text">In&gt; a</text:p>
      <text:p text:style-name="P39">Result&gt; a</text:p>
      <text:p text:style-name="Preformatted_20_Text"/>
      <text:p text:style-name="Standard">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Standard"><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Factor(8)</text:p>
      <text:p text:style-name="P39">Result&gt; 2^3</text:p>
      <text:p text:style-name="Preformatted_20_Text"/>
      <text:p text:style-name="Preformatted_20_Text">In&gt; Factor(14)</text:p>
      <text:p text:style-name="P39">Result&gt; 2*7</text:p>
      <text:p text:style-name="Preformatted_20_Text"/>
      <text:p text:style-name="Preformatted_20_Text">In&gt; Factor(2343)</text:p>
      <text:p text:style-name="P39">Result&gt; 3*11*71</text:p>
      <text:p text:style-name="Preformatted_20_Text"/>
      <text:p text:style-name="Standard">Now lets factor an expression that contains the unbound variable 'x':</text:p>
      <text:p text:style-name="Preformatted_20_Text"/>
      <text:p text:style-name="Preformatted_20_Text">In&gt; x</text:p>
      <text:p text:style-name="P39">Result&gt; x</text:p>
      <text:p text:style-name="Preformatted_20_Text"><text:soft-page-break/></text:p>
      <text:p text:style-name="Preformatted_20_Text">In&gt; IsBound(x)</text:p>
      <text:p text:style-name="P39">Result&gt; False</text:p>
      <text:p text:style-name="Preformatted_20_Text"/>
      <text:p text:style-name="Preformatted_20_Text">In&gt; Factor(x^2 + 24*x + 80)</text:p>
      <text:p text:style-name="P39">Result&gt; (x+20)*(x+4)</text:p>
      <text:p text:style-name="P41"/>
      <text:p text:style-name="P41">In&gt; Expand(%)</text:p>
      <text:p text:style-name="P39">Result&gt; x^2+24*x+80</text:p>
      <text:p text:style-name="P39"/>
      <text:p text:style-name="Standard">Evaluating 'x' by itself shows that it does not have a value bound to it and this can also be determined by passing 'x' to the <text:span text:style-name="T6">IsBound()</text:span> function. <text:s/>IsBound() returns 'True' if a variable is bound to a value and 'False' if it is not.</text:p>
      <text:p text:style-name="Standard">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11" draw:name="Object12" text:anchor-type="as-char" svg:width="1.0634in" svg:height="0.1902in" draw:z-index="9"><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32">a</text:span>' in <text:span text:style-name="T6">F</text:span><text:span text:style-name="T32">a</text:span><text:span text:style-name="T6">ctor</text:span> can be thought of as <text:span text:style-name="T32">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p text:style-name="Standard">Now that it has been shown how to use the MathPiper console as both a <text:span text:style-name="T6">symbolic</text:span> and a <text:span text:style-name="T6">numeric</text:span> calculator, we are ready to dig deeper into MathPiper. <text:s/>As you will soon discover, MathPiper contains an amazing number of functions which deal with a wide range of mathematics. <text:s/></text:p>
      <text:h text:style-name="Heading_20_1" text:outline-level="1">The MathPiper Documentation Plugin</text:h>
      <text:p text:style-name="Standard">MathPiper has a significant amount of reference documentation written for it and this documentation has been placed into a plugin called <text:span text:style-name="T6">MathPiperDocs</text:span> in order to make it easier to navigate. <text:s/>The left side of the plugin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text:span><text:span text:style-name="T7">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most of them. <text:s/>This book is designed to show newbies how to begin using these functions using a gentle step-by-step approach.</text:p>
      <text:h text:style-name="Heading_20_2" text:outline-level="2">Mini Web Browser Interface</text:h>
      <text:p text:style-name="Standard">MathPiper's reference documentation is in HTML (or web page) format and so the right side of the plugin contains a mini web browser that can be used to navigate through these pages. <text:s/>The browser's home page contains links to the 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Standard">The function names in the function tree all point to sections in the HTML documentation so the user can access function information either by navigating <text:soft-page-break/>to it with the browser or jumping directly to it with the function tree.</text:p>
      <text:h text:style-name="Heading_20_1" text:outline-level="1">Using MathRider As A Programmer's Text Editor</text:h>
      <text:p text:style-name="Text_20_body">We have discuss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tool used by this group of people would be a super-tool with all kinds of capabilities that most people would not even suspect.</text:p>
      <text:p text:style-name="Text_20_body">This book only covers a small part of the editing capabilities that MathRider has, but what is covered will allow the user to begin writing programs.</text:p>
      <text:h text:style-name="Heading_20_2" text:outline-level="2">Creating, Opening, And Saving Text Files</text:h>
      <text:p text:style-name="Standard">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 <text:s/>Feel free to create a new text file and type some text into it (even something like alkjdf alksdj fasldj will work).</text:p>
      <text:p text:style-name="Standard">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text:span text:style-name="T6">Untitled</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Edit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3" text:outline-level="3">Rectangular Selection Mode</text:h>
      <text:p text:style-name="Standard">One capability that MathRider has that a word process may not have is the ability to select rectangular sections of text. <text:s/>To see how this works, do the following:</text:p>
      <text:p text:style-name="P50">1) <text:s/>Type 3 or 4 lines of text into a text area.</text:p>
      <text:p text:style-name="P50">2) Hold down the <text:span text:style-name="T6">&lt;Alt&gt;</text:span> key then slowly press the <text:span text:style-name="T6">backslash key</text:span> (<text:span text:style-name="T6">\</text:span>) a few <text:soft-page-break/>times. <text:s/>The bottom of the MathRider window contains a text field which MathRider uses to communicate information to the user. <text:s/>As <text:span text:style-name="T6">&lt;Alt&gt;\</text:span> is repeatedly pressed, messages are displayed which read <text:span text:style-name="T6">Rectangular </text:span><text:span text:style-name="T6">selection is on</text:span> and <text:span text:style-name="T6">Rectangular selection is off</text:span>. </text:p>
      <text:p text:style-name="P50">3) Turn rectangular selection on and then select some text in order to see how this is different than normal selection mode. <text:s/>When you are done experimenting, set rectangular selection mode to <text:span text:style-name="T6">off</text:span>.</text:p>
      <text:h text:style-name="Heading_20_2" text:outline-level="2">File Modes</text:h>
      <text:p text:style-name="Standard">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8">unfortunately, Windows us usually configured to hide file extensions, but viewing a file's properties by right-clicking on it will show this information.</text:span>). <text:s/></text:p>
      <text:p text:style-name="Standard">MathRider uses a file's extension type to set its text area into a customized <text:span text:style-name="T6">mode</text:span> which highlights various parts of its contents. <text:s/>For example, MathPiper programs have a <text:span text:style-name="T6">.pi</text:span> extension and the MathPiper demo programs that are pre-loaded in MathRider when it is first downloaded and launched show how the MathPiper mode highlights parts of these programs.</text:p>
      <text:h text:style-name="Heading_20_2" text:outline-level="2">Entering And Executing Stand Alone MathPiper Programs</text:h>
      <text:p text:style-name="Standard">A stand alone MathPiper program is simply a <text:span text:style-name="T7">text</text:span> file that has a <text:span text:style-name="T6">.pi</text:span> extension. <text:s/>MathRider comes with some preloaded example MathPiper programs and new MathPiper programs can be created by making a new text file and giving it a <text:span text:style-name="T6">.pi</text:span> extension.</text:p>
      <text:p text:style-name="Standard"/>
      <text:p text:style-name="Standard">MathPiper programs are executed by placing the cursor in the program's text area and then pressing <text:span text:style-name="T6">&lt;shift&gt;&lt;Enter&gt;</text:span>. <text:s/>Output from the program is displayed in the MathPiper console but, unlike the MathPiper console (which automatically displays the result of the last evaluation), programs need to use the <text:span text:style-name="T6">Write()</text:span> and <text:span text:style-name="T6">Echo()</text:span> functions to display output.</text:p>
      <text:p text:style-name="Standard"/>
      <text:p text:style-name="Standard"><text:span text:style-name="T6">Write()</text:span> is a low level output function which evaluates its input and then displays it unmodified. <text:s/><text:span text:style-name="T6">Echo()</text:span> is a high level output function which evaluates its input, enhances it, and then displays it. <text:s/>These two functions will be covered in the MathPiper programming section.</text:p>
      <text:p text:style-name="Standard"/>
      <text:p text:style-name="Standard">MathPiper programs and the Math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h text:style-name="Heading_20_1" text:outline-level="1">MathRider Worksheet Files</text:h>
      <text:p text:style-name="Standard">While MathRider's ability to execute code with consoles and progams provide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Standard">Code folds are named sections inside a MathRider worksheet which contain source code that can be executed by placing the cursor inside of a given section and pressing <text:span text:style-name="T6">&lt;shift&gt;&lt;Enter&gt;</text:span>. <text:s/>A fold always starts with <text:span text:style-name="T6">%</text:span> followed by the name of the fold type and its end is marked by the text <text:span text:style-name="T6">%/&lt;foldtype&gt;</text:span>. <text:s/>For example, here is a MathPiper fold which will print <text:span text:style-name="T6">Hello World! </text:span>to the MathPiper console (Note: the line numbers are not part of the program):</text:p>
      <text:p text:style-name="Preformatted_20_Text"/>
      <text:p text:style-name="P41"><text:span text:style-name="T17"><text:s/>1:</text:span><text:span text:style-name="T28">%mathpiper</text:span></text:p>
      <text:p text:style-name="P42"><text:s/>2:</text:p>
      <text:p text:style-name="P41"><text:span text:style-name="T17"><text:s/>3:</text:span> <text:s text:c="3"/><text:span text:style-name="T19">"Hello World!"</text:span>;</text:p>
      <text:p text:style-name="P42"><text:s/>4:</text:p>
      <text:p text:style-name="P52"><text:span text:style-name="T30"><text:s/>5:</text:span><text:span text:style-name="T29">%/mathpiper</text:span></text:p>
      <text:p text:style-name="Standard">The <text:span text:style-name="T6">output</text:span> generated by a fold (called the <text:span text:style-name="T6">parent fold</text:span>) is wrapped in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42"/>
      <text:p text:style-name="P41"><text:span text:style-name="T17"><text:s/>1:</text:span><text:span text:style-name="T28">%mathpiper</text:span></text:p>
      <text:p text:style-name="P42"><text:s/>2:</text:p>
      <text:p text:style-name="P41"><text:span text:style-name="T17"><text:s/>3:</text:span> <text:s text:c="3"/><text:span text:style-name="T19">"Hello World!"</text:span>;</text:p>
      <text:p text:style-name="P42"><text:s/>4:</text:p>
      <text:p text:style-name="P41"><text:span text:style-name="T17"><text:s/>5:</text:span><text:span text:style-name="T28">%/mathpiper</text:span></text:p>
      <text:p text:style-name="P42"><text:s/>6:</text:p>
      <text:p text:style-name="P41"><text:span text:style-name="T17"><text:s/>7:</text:span> <text:s text:c="3"/><text:span text:style-name="T20">%output,preserve="false"</text:span></text:p>
      <text:p text:style-name="P41"><text:span text:style-name="T17"><text:s/>8:</text:span><text:span text:style-name="T20"> <text:s text:c="5"/></text:span>Result: "Hello World!"</text:p>
      <text:p text:style-name="P53"><text:span text:style-name="T17"><text:s/>9:</text:span><text:span text:style-name="T20"> <text:s text:c="3"/>%/output</text:span></text:p>
      <text:p text:style-name="P13">The default type of an output fold is <text:span text:style-name="T6">%output</text:span> and this one starts at <text:span text:style-name="T6">line 7</text:span> and ends on <text:span text:style-name="T6">line 9</text:span>. <text:s/>Folds that can be executed have their first and last lines <text:span text:style-name="T28">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text:p>
      <text:h text:style-name="Heading_20_2" text:outline-level="2"><text:soft-page-break/>Fold Properties</text:h>
      <text:p text:style-name="Standard">Folds are able to have <text:span text:style-name="T6">properties</text:span> passed to them which can be used to associate additional information with it or to modify its behavior. <text:s/>For example, the <text:span text:style-name="T6">output</text:span> property can be used to set a MathPiper fold's output to what is called <text:span text:style-name="T6">pretty</text:span> form:</text:p>
      <text:p text:style-name="Preformatted_20_Text"/>
      <text:p text:style-name="P41"><text:span text:style-name="T17"><text:s/>1:</text:span><text:span text:style-name="T28">%mathpiper,output="pretty"</text:span></text:p>
      <text:p text:style-name="P42"><text:s/>2:</text:p>
      <text:p text:style-name="P41"><text:span text:style-name="T17"><text:s/>3:</text:span> <text:s text:c="3"/>x<text:span text:style-name="T5">^</text:span><text:span text:style-name="T8">2</text:span> <text:span text:style-name="T5">+</text:span> x<text:span text:style-name="T5">/</text:span><text:span text:style-name="T8">2</text:span> <text:span text:style-name="T5">+</text:span> <text:span text:style-name="T8">3</text:span>;</text:p>
      <text:p text:style-name="P42"><text:s/>4:</text:p>
      <text:p text:style-name="P41"><text:span text:style-name="T17"><text:s/>5:</text:span><text:span text:style-name="T28">%/mathpiper</text:span></text:p>
      <text:p text:style-name="P42"><text:s/>6:</text:p>
      <text:p text:style-name="P41"><text:span text:style-name="T17"><text:s/>7:</text:span> <text:s text:c="3"/><text:span text:style-name="T20">%output,preserve="false"</text:span></text:p>
      <text:p text:style-name="P41"><text:span text:style-name="T17"><text:s/>8:</text:span><text:span text:style-name="T20"> <text:s text:c="5"/></text:span>Result: True</text:p>
      <text:p text:style-name="P42"><text:s/>9:</text:p>
      <text:p text:style-name="P41"><text:span text:style-name="T17">10:</text:span><text:span text:style-name="T20"> <text:s text:c="5"/></text:span>Side effects:</text:p>
      <text:p text:style-name="P41"><text:span text:style-name="T17">11:</text:span><text:span text:style-name="T20"> <text:s text:c="5"/></text:span></text:p>
      <text:p text:style-name="P41"><text:span text:style-name="T17">12:</text:span><text:span text:style-name="T20"> <text:s text:c="4"/></text:span><text:s text:c="2"/>2 <text:s text:c="2"/>x <text:s text:c="3"/></text:p>
      <text:p text:style-name="P41"><text:span text:style-name="T17">13:</text:span><text:span text:style-name="T20"> <text:s text:c="5"/></text:span>x <text:s/>+ - + 3</text:p>
      <text:p text:style-name="P41"><text:span text:style-name="T17">14:</text:span><text:span text:style-name="T20"> <text:s text:c="10"/></text:span>2</text:p>
      <text:p text:style-name="P41"><text:span text:style-name="T17">15:</text:span><text:span text:style-name="T20"> <text:s text:c="3"/>%/output</text:span></text:p>
      <text:p text:style-name="P55"/>
      <text:p text:style-name="Standard">Pretty form is a way to have text display mathematical expressions that look similar to the way they would be written on paper. <text:s/>Here is the above expression in traditional form for comparison:</text:p>
      <text:p text:style-name="P10"><draw:frame draw:style-name="fr11" draw:name="Object11" text:anchor-type="as-char" svg:width="0.7189in" svg:height="0.3925in" draw:z-index="25"><draw:object xlink:href="./Object 11" xlink:type="simple" xlink:show="embed" xlink:actuate="onLoad"/><draw:image xlink:href="./ObjectReplacements/Object 11" xlink:type="simple" xlink:show="embed" xlink:actuate="onLoad"/></draw:frame></text:p>
      <text:p text:style-name="Standard">(Note: MathRider uses MathPiper's <text:span text:style-name="T6">PrettyForm() </text:span>function to convert standard output into pretty form and this function can also be used in the MathPiper console. <text:s/>The <text:span text:style-name="T6">True</text:span> that is displayed in this output comes from the <text:span text:style-name="T6">PrettyForm()</text:span> function.).</text:p>
      <text:p text:style-name="Standard">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42"/>
      <text:p text:style-name="P41"><text:span text:style-name="T17"><text:s/>1:</text:span><text:span text:style-name="T28">%mathpiper,name="example_1",output="pretty"</text:span></text:p>
      <text:p text:style-name="P42"><text:s/>2:</text:p>
      <text:p text:style-name="P41"><text:span text:style-name="T17"><text:s/>3:</text:span> <text:s text:c="3"/>x<text:span text:style-name="T5">^</text:span><text:span text:style-name="T8">2</text:span> <text:span text:style-name="T5">+</text:span> x<text:span text:style-name="T5">/</text:span><text:span text:style-name="T8">2</text:span> <text:span text:style-name="T5">+</text:span> <text:span text:style-name="T8">3</text:span>;</text:p>
      <text:p text:style-name="P42"><text:s/>4:</text:p>
      <text:p text:style-name="P41"><text:span text:style-name="T17"><text:s/>5:</text:span><text:span text:style-name="T28">%/mathpiper</text:span></text:p>
      <text:p text:style-name="P42"><text:s/>6:</text:p>
      <text:p text:style-name="P41"><text:span text:style-name="T17"><text:s/>7:</text:span> <text:s text:c="3"/><text:span text:style-name="T20">%output,preserve="false"</text:span></text:p>
      <text:p text:style-name="P41"><text:span text:style-name="T17"><text:s/>8:</text:span><text:span text:style-name="T20"> <text:s text:c="5"/></text:span>Result: True</text:p>
      <text:p text:style-name="P42"><text:s/>9:</text:p>
      <text:p text:style-name="P41"><text:span text:style-name="T17">10:</text:span><text:span text:style-name="T20"> <text:s text:c="5"/></text:span>Side effects:</text:p>
      <text:p text:style-name="P41"><text:soft-page-break/><text:span text:style-name="T17">11:</text:span><text:span text:style-name="T20"> <text:s text:c="5"/></text:span></text:p>
      <text:p text:style-name="P41"><text:span text:style-name="T17">12:</text:span><text:span text:style-name="T20"> <text:s text:c="4"/></text:span><text:s text:c="2"/>2 <text:s text:c="2"/>x <text:s text:c="3"/></text:p>
      <text:p text:style-name="P41"><text:span text:style-name="T17">13:</text:span><text:span text:style-name="T20"> <text:s text:c="5"/></text:span>x <text:s/>+ - + 3</text:p>
      <text:p text:style-name="P41"><text:span text:style-name="T17">14:</text:span><text:span text:style-name="T20"> <text:s text:c="10"/></text:span>2</text:p>
      <text:p text:style-name="P41"><text:span text:style-name="T21">15:</text:span><text:span text:style-name="T25"> <text:s text:c="3"/>%/output</text:span></text:p>
      <text:p text:style-name="P51"/>
      <text:h text:style-name="Heading_20_2" text:outline-level="2">Currently Implemented Fold Types And Properties</text:h>
      <text:p text:style-name="P13">This section covers the fold types that are currently implemented in MathRider along with the properties that can be passed to them.</text:p>
      <text:h text:style-name="Heading_20_3" text:outline-level="3">%geogebra And %geogebra_xml.</text:h>
      <text:p text:style-name="P13">GeoGebra (<text:a xlink:type="simple" xlink:href="http://www.geogebra.org/">http://www.geogebra.org</text:a>) is interactive geometry software and MathRider includes it as a plugin. <text:s/>A <text:span text:style-name="T6">%geogebra</text:span> fold sends standard GeoGebra commands to the GeoGebra plugin and a <text:span text:style-name="T6">%geogebra_xml</text:span> fold sends XML-based commands to it. <text:s/>The following example shows a sequence of GeoGebra commands which plot a function and add a tangent line to it:</text:p>
      <text:p text:style-name="P42"/>
      <text:p text:style-name="P41"><text:span text:style-name="T17"><text:s/>1:</text:span><text:span text:style-name="T28">%geogebra,clear="true"</text:span></text:p>
      <text:p text:style-name="P42"><text:s/>2:</text:p>
      <text:p text:style-name="P41"><text:span text:style-name="T17"><text:s/>3:</text:span> <text:s text:c="3"/><text:span text:style-name="T26">//Plot a function.</text:span></text:p>
      <text:p text:style-name="P41"><text:span text:style-name="T17"><text:s/>4:</text:span> <text:s text:c="3"/><text:span text:style-name="T27">f</text:span><text:span text:style-name="T5">(</text:span>x<text:span text:style-name="T5">)=</text:span><text:span text:style-name="T8">2</text:span><text:span text:style-name="T5">*</text:span><text:span text:style-name="T27">sin</text:span><text:span text:style-name="T5">(</text:span>x<text:span text:style-name="T5">)</text:span></text:p>
      <text:p text:style-name="P41"><text:span text:style-name="T17"><text:s/>5:</text:span> <text:s text:c="3"/></text:p>
      <text:p text:style-name="P41"><text:span text:style-name="T17"><text:s/>6:</text:span> <text:s text:c="3"/><text:span text:style-name="T26">//Add a tangent line to the function.</text:span></text:p>
      <text:p text:style-name="P41"><text:span text:style-name="T17"><text:s/>7:</text:span> <text:s text:c="3"/>a <text:span text:style-name="T5">=</text:span> <text:span text:style-name="T8">2</text:span></text:p>
      <text:p text:style-name="P41"><text:span text:style-name="T17"><text:s/>8:</text:span> <text:s text:c="3"/><text:span text:style-name="T5">(</text:span><text:span text:style-name="T8">2</text:span>,<text:span text:style-name="T8">0</text:span><text:span text:style-name="T5">)</text:span></text:p>
      <text:p text:style-name="P41"><text:span text:style-name="T17"><text:s/>9:</text:span> <text:s text:c="3"/>t <text:span text:style-name="T5">=</text:span> Tangent[a, f]</text:p>
      <text:p text:style-name="P42">10:</text:p>
      <text:p text:style-name="P41"><text:span text:style-name="T17">11:</text:span><text:span text:style-name="T28">%/geogebra</text:span></text:p>
      <text:p text:style-name="P42">12:</text:p>
      <text:p text:style-name="P41"><text:span text:style-name="T17">13:</text:span> <text:s text:c="3"/><text:span text:style-name="T20">%output,preserve="false"</text:span></text:p>
      <text:p text:style-name="P41"><text:span text:style-name="T17">14:</text:span><text:span text:style-name="T20"> <text:s text:c="5"/>GeoGebra updated.</text:span></text:p>
      <text:p text:style-name="P41"><text:span text:style-name="T17">15:</text:span><text:span text:style-name="T20"> <text:s text:c="3"/>%/output</text:span></text:p>
      <text:p text:style-name="P54"/>
      <text:p text:style-name="P13">If the <text:span text:style-name="T6">clear</text:span> property is set to <text:span text:style-name="T6">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3"><draw:frame draw:style-name="fr2" draw:name="Frame3" text:anchor-type="paragraph" svg:x="1.5173in" svg:y="0.2252in" svg:width="3.8909in" draw:z-index="10"><draw:text-box fo:min-height="4.0193in"><text:p text:style-name="Illustration"><draw:frame draw:style-name="fr4" draw:name="graphics2" text:anchor-type="paragraph" svg:width="3.6543in" svg:height="3.7374in" draw:z-index="11"><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soft-page-break/></text:p>
      <text:p text:style-name="P13"/>
      <text:p text:style-name="P13">GeoGebra saves information in <text:span text:style-name="T6">.ggb</text:span> files and these files are compressed <text:span text:style-name="T6">zip</text:span> files which have an <text:span text:style-name="T6">XML</text:span> file inside of them. <text:s/>The following XML code was obtained by adding color information to the previous example, saving it, and unzipping the .ggb files that was created. <text:s/>The code was then pasted into a <text:span text:style-name="T6">%geogebra_xml</text:span> fold:</text:p>
      <text:p text:style-name="P13"/>
      <text:p text:style-name="P43"><text:span text:style-name="T17"><text:s/>1:</text:span><text:span text:style-name="T28">%geogebra_xml,description="Obtained from .ggb file"</text:span></text:p>
      <text:p text:style-name="P44"><text:s/>2:</text:p>
      <text:p text:style-name="P43"><text:span text:style-name="T17"><text:s/>3:</text:span> <text:s text:c="3"/><text:span text:style-name="T16">&lt;?xml</text:span><text:span text:style-name="T15"> </text:span><text:span text:style-name="T16">version="1.0"</text:span><text:span text:style-name="T15"> </text:span><text:span text:style-name="T16">encoding="utf-8"?&gt;</text:span></text:p>
      <text:p text:style-name="P43"><text:span text:style-name="T17"><text:s/>4:</text:span> <text:s text:c="3"/><text:span text:style-name="T20">&lt;geogebra format=</text:span><text:span text:style-name="T19">"3.0"</text:span><text:span text:style-name="T20">&gt;</text:span></text:p>
      <text:p text:style-name="P43"><text:span text:style-name="T17"><text:s/>5:</text:span> <text:s text:c="3"/><text:span text:style-name="T20">&lt;gui&gt;</text:span></text:p>
      <text:p text:style-name="P43"><text:span text:style-name="T17"><text:s/>6:</text:span> <text:s text:c="7"/><text:span text:style-name="T20">&lt;show algebraView=</text:span><text:span text:style-name="T19">"true"</text:span><text:span text:style-name="T20"> auxiliaryObjects=</text:span><text:span text:style-name="T19">"true"</text:span><text:span text:style-name="T20"> </text:span></text:p>
      <text:p text:style-name="P43"><text:span text:style-name="T17"><text:s text:c="3"/></text:span><text:span text:style-name="T20"><text:s text:c="8"/>algebraInput=</text:span><text:span text:style-name="T19">"true"</text:span><text:span text:style-name="T20"> cmdList=</text:span><text:span text:style-name="T19">"true"</text:span><text:span text:style-name="T20">/&gt;</text:span></text:p>
      <text:p text:style-name="P43"><text:span text:style-name="T17"><text:s/>7:</text:span> <text:s text:c="7"/><text:span text:style-name="T20">&lt;splitDivider loc=</text:span><text:span text:style-name="T19">"196"</text:span><text:span text:style-name="T20"> locVertical=</text:span><text:span text:style-name="T19">"400"</text:span><text:span text:style-name="T20"> horizontal=</text:span><text:span text:style-name="T19">"true"</text:span><text:span text:style-name="T20">/&gt;</text:span></text:p>
      <text:p text:style-name="P43"><text:span text:style-name="T17"><text:s/>8:</text:span> <text:s text:c="7"/><text:span text:style-name="T20">&lt;font <text:s/>size=</text:span><text:span text:style-name="T19">"12"</text:span><text:span text:style-name="T20">/&gt;</text:span></text:p>
      <text:p text:style-name="P43"><text:span text:style-name="T17"><text:s/>9:</text:span> <text:s text:c="3"/><text:span text:style-name="T20">&lt;/gui&gt;</text:span></text:p>
      <text:p text:style-name="P43"><text:span text:style-name="T17">10:</text:span> <text:s text:c="3"/><text:span text:style-name="T20">&lt;euclidianView&gt;</text:span></text:p>
      <text:p text:style-name="P43"><text:span text:style-name="T17">11:</text:span> <text:s text:c="7"/><text:span text:style-name="T20">&lt;size <text:s/>width=</text:span><text:span text:style-name="T19">"540"</text:span><text:span text:style-name="T20"> height=</text:span><text:span text:style-name="T19">"553"</text:span><text:span text:style-name="T20">/&gt;</text:span></text:p>
      <text:p text:style-name="P43"><text:span text:style-name="T17">12:</text:span> <text:s text:c="7"/><text:span text:style-name="T20">&lt;coordSystem xZero=</text:span><text:span text:style-name="T19">"215.0"</text:span><text:span text:style-name="T20"> yZero=</text:span><text:span text:style-name="T19">"315.0"</text:span><text:span text:style-name="T20"> scale=</text:span><text:span text:style-name="T19">"50.0"</text:span></text:p>
      <text:p text:style-name="P43"><text:span text:style-name="T17"><text:s text:c="3"/></text:span><text:span text:style-name="T20"><text:s text:c="8"/>yscale=</text:span><text:span text:style-name="T19">"50.0"</text:span><text:span text:style-name="T20">/&gt;</text:span></text:p>
      <text:p text:style-name="P43"><text:span text:style-name="T17">13:</text:span> <text:s text:c="7"/><text:span text:style-name="T20">&lt;evSettings axes=</text:span><text:span text:style-name="T19">"true"</text:span><text:span text:style-name="T20"> grid=</text:span><text:span text:style-name="T19">"true"</text:span><text:span text:style-name="T20"> pointCapturing=</text:span><text:span text:style-name="T19">"3"</text:span></text:p>
      <text:p text:style-name="P43"><text:span text:style-name="T17"><text:s text:c="3"/></text:span><text:span text:style-name="T20"><text:s text:c="8"/>pointStyle=</text:span><text:span text:style-name="T19">"0"</text:span><text:span text:style-name="T20"> rightAngleStyle=</text:span><text:span text:style-name="T19">"1"</text:span><text:span text:style-name="T20">/&gt;</text:span></text:p>
      <text:p text:style-name="P43"><text:span text:style-name="T17">14:</text:span> <text:s text:c="7"/><text:span text:style-name="T20">&lt;bgColor r=</text:span><text:span text:style-name="T19">"255"</text:span><text:span text:style-name="T20"> g=</text:span><text:span text:style-name="T19">"255"</text:span><text:span text:style-name="T20"> b=</text:span><text:span text:style-name="T19">"255"</text:span><text:span text:style-name="T20">/&gt;</text:span></text:p>
      <text:p text:style-name="P43"><text:span text:style-name="T17">15:</text:span> <text:s text:c="7"/><text:span text:style-name="T20">&lt;axesColor r=</text:span><text:span text:style-name="T19">"0"</text:span><text:span text:style-name="T20"> g=</text:span><text:span text:style-name="T19">"0"</text:span><text:span text:style-name="T20"> b=</text:span><text:span text:style-name="T19">"0"</text:span><text:span text:style-name="T20">/&gt;</text:span></text:p>
      <text:p text:style-name="P43"><text:soft-page-break/><text:span text:style-name="T17">16:</text:span> <text:s text:c="7"/><text:span text:style-name="T20">&lt;gridColor r=</text:span><text:span text:style-name="T19">"192"</text:span><text:span text:style-name="T20"> g=</text:span><text:span text:style-name="T19">"192"</text:span><text:span text:style-name="T20"> b=</text:span><text:span text:style-name="T19">"192"</text:span><text:span text:style-name="T20">/&gt;</text:span></text:p>
      <text:p text:style-name="P43"><text:span text:style-name="T17">17:</text:span> <text:s text:c="7"/><text:span text:style-name="T20">&lt;lineStyle axes=</text:span><text:span text:style-name="T19">"1"</text:span><text:span text:style-name="T20"> grid=</text:span><text:span text:style-name="T19">"10"</text:span><text:span text:style-name="T20">/&gt;</text:span></text:p>
      <text:p text:style-name="P43"><text:span text:style-name="T17">18:</text:span> <text:s text:c="7"/><text:span text:style-name="T20">&lt;axis id=</text:span><text:span text:style-name="T19">"0"</text:span><text:span text:style-name="T20"> show=</text:span><text:span text:style-name="T19">"true"</text:span><text:span text:style-name="T20"> label=</text:span><text:span text:style-name="T19">""</text:span><text:span text:style-name="T20"> unitLabel=</text:span><text:span text:style-name="T19">""</text:span><text:span text:style-name="T20"> tickStyle=</text:span><text:span text:style-name="T19">"1"</text:span><text:span text:style-name="T20"> </text:span></text:p>
      <text:p text:style-name="P43"><text:span text:style-name="T17"><text:s text:c="3"/></text:span><text:span text:style-name="T20"><text:s text:c="8"/>showNumbers=</text:span><text:span text:style-name="T19">"true"</text:span><text:span text:style-name="T20">/&gt;</text:span></text:p>
      <text:p text:style-name="P43"><text:span text:style-name="T17">19:</text:span> <text:s text:c="7"/><text:span text:style-name="T20">&lt;axis id=</text:span><text:span text:style-name="T19">"1"</text:span><text:span text:style-name="T20"> show=</text:span><text:span text:style-name="T19">"true"</text:span><text:span text:style-name="T20"> label=</text:span><text:span text:style-name="T19">""</text:span><text:span text:style-name="T20"> unitLabel=</text:span><text:span text:style-name="T19">""</text:span><text:span text:style-name="T20"> tickStyle=</text:span><text:span text:style-name="T19">"1"</text:span><text:span text:style-name="T20"> </text:span></text:p>
      <text:p text:style-name="P43"><text:span text:style-name="T17"><text:s text:c="3"/></text:span><text:span text:style-name="T20"><text:s text:c="8"/>showNumbers=</text:span><text:span text:style-name="T19">"true"</text:span><text:span text:style-name="T20">/&gt;</text:span></text:p>
      <text:p text:style-name="P43"><text:span text:style-name="T17">20:</text:span> <text:s text:c="7"/><text:span text:style-name="T20">&lt;grid distX=</text:span><text:span text:style-name="T19">"0.5"</text:span><text:span text:style-name="T20"> distY=</text:span><text:span text:style-name="T19">"0.5"</text:span><text:span text:style-name="T20">/&gt;</text:span></text:p>
      <text:p text:style-name="P43"><text:span text:style-name="T17">21:</text:span> <text:s text:c="3"/><text:span text:style-name="T20">&lt;/euclidianView&gt;</text:span></text:p>
      <text:p text:style-name="P43"><text:span text:style-name="T17">22:</text:span> <text:s text:c="3"/><text:span text:style-name="T20">&lt;kernel&gt;</text:span></text:p>
      <text:p text:style-name="P43"><text:span text:style-name="T17">23:</text:span> <text:s text:c="7"/><text:span text:style-name="T20">&lt;continuous val=</text:span><text:span text:style-name="T19">"true"</text:span><text:span text:style-name="T20">/&gt;</text:span></text:p>
      <text:p text:style-name="P43"><text:span text:style-name="T17">24:</text:span> <text:s text:c="7"/><text:span text:style-name="T20">&lt;decimals val=</text:span><text:span text:style-name="T19">"2"</text:span><text:span text:style-name="T20">/&gt;</text:span></text:p>
      <text:p text:style-name="P43"><text:span text:style-name="T17">25:</text:span> <text:s text:c="7"/><text:span text:style-name="T20">&lt;angleUnit val=</text:span><text:span text:style-name="T19">"degree"</text:span><text:span text:style-name="T20">/&gt;</text:span></text:p>
      <text:p text:style-name="P43"><text:span text:style-name="T17">26:</text:span> <text:s text:c="7"/><text:span text:style-name="T20">&lt;coordStyle val=</text:span><text:span text:style-name="T19">"0"</text:span><text:span text:style-name="T20">/&gt;</text:span></text:p>
      <text:p text:style-name="P43"><text:span text:style-name="T17">27:</text:span> <text:s text:c="3"/><text:span text:style-name="T20">&lt;/kernel&gt;</text:span></text:p>
      <text:p text:style-name="P43"><text:span text:style-name="T17">28:</text:span> <text:s text:c="3"/><text:span text:style-name="T20">&lt;construction title=</text:span><text:span text:style-name="T19">""</text:span><text:span text:style-name="T20"> author=</text:span><text:span text:style-name="T19">""</text:span><text:span text:style-name="T20"> date=</text:span><text:span text:style-name="T19">""</text:span><text:span text:style-name="T20">&gt;</text:span></text:p>
      <text:p text:style-name="P43"><text:span text:style-name="T17">29:</text:span> <text:s text:c="3"/><text:span text:style-name="T20">&lt;expression label =</text:span><text:span text:style-name="T19">"f"</text:span><text:span text:style-name="T20"> exp=</text:span><text:span text:style-name="T19">"f(x) = 2 sin(x)"</text:span><text:span text:style-name="T20">/&gt;</text:span></text:p>
      <text:p text:style-name="P43"><text:span text:style-name="T17">30:</text:span> <text:s text:c="3"/><text:span text:style-name="T20">&lt;element type=</text:span><text:span text:style-name="T19">"function"</text:span><text:span text:style-name="T20"> label=</text:span><text:span text:style-name="T19">"f"</text:span><text:span text:style-name="T20">&gt;</text:span></text:p>
      <text:p text:style-name="P43"><text:span text:style-name="T17">31:</text:span> <text:s text:c="7"/><text:span text:style-name="T20">&lt;show object=</text:span><text:span text:style-name="T19">"true"</text:span><text:span text:style-name="T20"> label=</text:span><text:span text:style-name="T19">"true"</text:span><text:span text:style-name="T20">/&gt;</text:span></text:p>
      <text:p text:style-name="P43"><text:span text:style-name="T17">32:</text:span> <text:s text:c="7"/><text:span text:style-name="T20">&lt;objColor r=</text:span><text:span text:style-name="T19">"0"</text:span><text:span text:style-name="T20"> g=</text:span><text:span text:style-name="T19">"0"</text:span><text:span text:style-name="T20"> b=</text:span><text:span text:style-name="T19">"255"</text:span><text:span text:style-name="T20"> alpha=</text:span><text:span text:style-name="T19">"0.0"</text:span><text:span text:style-name="T20">/&gt;</text:span></text:p>
      <text:p text:style-name="P43"><text:span text:style-name="T17">33:</text:span> <text:s text:c="7"/><text:span text:style-name="T20">&lt;labelMode val=</text:span><text:span text:style-name="T19">"0"</text:span><text:span text:style-name="T20">/&gt;</text:span></text:p>
      <text:p text:style-name="P43"><text:span text:style-name="T17">34:</text:span> <text:s text:c="7"/><text:span text:style-name="T20">&lt;animation step=</text:span><text:span text:style-name="T19">"0.1"</text:span><text:span text:style-name="T20">/&gt;</text:span></text:p>
      <text:p text:style-name="P43"><text:span text:style-name="T17">35:</text:span> <text:s text:c="7"/><text:span text:style-name="T20">&lt;fixed val=</text:span><text:span text:style-name="T19">"false"</text:span><text:span text:style-name="T20">/&gt;</text:span></text:p>
      <text:p text:style-name="P43"><text:span text:style-name="T17">36:</text:span> <text:s text:c="7"/><text:span text:style-name="T20">&lt;breakpoint val=</text:span><text:span text:style-name="T19">"false"</text:span><text:span text:style-name="T20">/&gt;</text:span></text:p>
      <text:p text:style-name="P43"><text:span text:style-name="T17">37:</text:span> <text:s text:c="7"/><text:span text:style-name="T20">&lt;lineStyle thickness=</text:span><text:span text:style-name="T19">"2"</text:span><text:span text:style-name="T20"> type=</text:span><text:span text:style-name="T19">"0"</text:span><text:span text:style-name="T20">/&gt;</text:span></text:p>
      <text:p text:style-name="P43"><text:span text:style-name="T17">38:</text:span> <text:s text:c="3"/><text:span text:style-name="T20">&lt;/element&gt;</text:span></text:p>
      <text:p text:style-name="P43"><text:span text:style-name="T17">39:</text:span> <text:s text:c="3"/><text:span text:style-name="T20">&lt;element type=</text:span><text:span text:style-name="T19">"numeric"</text:span><text:span text:style-name="T20"> label=</text:span><text:span text:style-name="T19">"a"</text:span><text:span text:style-name="T20">&gt;</text:span></text:p>
      <text:p text:style-name="P43"><text:span text:style-name="T17">40:</text:span> <text:s text:c="7"/><text:span text:style-name="T20">&lt;value val=</text:span><text:span text:style-name="T19">"2.0"</text:span><text:span text:style-name="T20">/&gt;</text:span></text:p>
      <text:p text:style-name="P43"><text:span text:style-name="T17">41:</text:span> <text:s text:c="7"/><text:span text:style-name="T20">&lt;show object=</text:span><text:span text:style-name="T19">"false"</text:span><text:span text:style-name="T20"> label=</text:span><text:span text:style-name="T19">"true"</text:span><text:span text:style-name="T20">/&gt;</text:span></text:p>
      <text:p text:style-name="P43"><text:span text:style-name="T17">42:</text:span> <text:s text:c="7"/><text:span text:style-name="T20">&lt;objColor r=</text:span><text:span text:style-name="T19">"0"</text:span><text:span text:style-name="T20"> g=</text:span><text:span text:style-name="T19">"0"</text:span><text:span text:style-name="T20"> b=</text:span><text:span text:style-name="T19">"0"</text:span><text:span text:style-name="T20"> alpha=</text:span><text:span text:style-name="T19">"0.1"</text:span><text:span text:style-name="T20">/&gt;</text:span></text:p>
      <text:p text:style-name="P43"><text:span text:style-name="T17">43:</text:span> <text:s text:c="7"/><text:span text:style-name="T20">&lt;labelMode val=</text:span><text:span text:style-name="T19">"1"</text:span><text:span text:style-name="T20">/&gt;</text:span></text:p>
      <text:p text:style-name="P43"><text:span text:style-name="T17">44:</text:span> <text:s text:c="7"/><text:span text:style-name="T20">&lt;animation step=</text:span><text:span text:style-name="T19">"0.1"</text:span><text:span text:style-name="T20">/&gt;</text:span></text:p>
      <text:p text:style-name="P43"><text:span text:style-name="T17">45:</text:span> <text:s text:c="7"/><text:span text:style-name="T20">&lt;fixed val=</text:span><text:span text:style-name="T19">"false"</text:span><text:span text:style-name="T20">/&gt;</text:span></text:p>
      <text:p text:style-name="P43"><text:span text:style-name="T17">46:</text:span> <text:s text:c="7"/><text:span text:style-name="T20">&lt;breakpoint val=</text:span><text:span text:style-name="T19">"false"</text:span><text:span text:style-name="T20">/&gt;</text:span></text:p>
      <text:p text:style-name="P43"><text:span text:style-name="T17">47:</text:span> <text:s text:c="3"/><text:span text:style-name="T20">&lt;/element&gt;</text:span></text:p>
      <text:p text:style-name="P43"><text:span text:style-name="T17">48:</text:span> <text:s text:c="3"/><text:span text:style-name="T20">&lt;element type=</text:span><text:span text:style-name="T19">"point"</text:span><text:span text:style-name="T20"> label=</text:span><text:span text:style-name="T19">"A"</text:span><text:span text:style-name="T20">&gt;</text:span></text:p>
      <text:p text:style-name="P43"><text:span text:style-name="T17">49:</text:span> <text:s text:c="7"/><text:span text:style-name="T20">&lt;show object=</text:span><text:span text:style-name="T19">"true"</text:span><text:span text:style-name="T20"> label=</text:span><text:span text:style-name="T19">"true"</text:span><text:span text:style-name="T20">/&gt;</text:span></text:p>
      <text:p text:style-name="P43"><text:span text:style-name="T17">50:</text:span> <text:s text:c="7"/><text:span text:style-name="T20">&lt;objColor r=</text:span><text:span text:style-name="T19">"0"</text:span><text:span text:style-name="T20"> g=</text:span><text:span text:style-name="T19">"0"</text:span><text:span text:style-name="T20"> b=</text:span><text:span text:style-name="T19">"255"</text:span><text:span text:style-name="T20"> alpha=</text:span><text:span text:style-name="T19">"0.0"</text:span><text:span text:style-name="T20">/&gt;</text:span></text:p>
      <text:p text:style-name="P43"><text:span text:style-name="T17">51:</text:span> <text:s text:c="7"/><text:span text:style-name="T20">&lt;labelMode val=</text:span><text:span text:style-name="T19">"0"</text:span><text:span text:style-name="T20">/&gt;</text:span></text:p>
      <text:p text:style-name="P43"><text:span text:style-name="T17">52:</text:span> <text:s text:c="7"/><text:span text:style-name="T20">&lt;animation step=</text:span><text:span text:style-name="T19">"0.1"</text:span><text:span text:style-name="T20">/&gt;</text:span></text:p>
      <text:p text:style-name="P43"><text:span text:style-name="T17">53:</text:span> <text:s text:c="7"/><text:span text:style-name="T20">&lt;fixed val=</text:span><text:span text:style-name="T19">"false"</text:span><text:span text:style-name="T20">/&gt;</text:span></text:p>
      <text:p text:style-name="P43"><text:span text:style-name="T17">54:</text:span> <text:s text:c="7"/><text:span text:style-name="T20">&lt;breakpoint val=</text:span><text:span text:style-name="T19">"false"</text:span><text:span text:style-name="T20">/&gt;</text:span></text:p>
      <text:p text:style-name="P43"><text:span text:style-name="T17">55:</text:span> <text:s text:c="7"/><text:span text:style-name="T20">&lt;coords x=</text:span><text:span text:style-name="T19">"2.0"</text:span><text:span text:style-name="T20"> y=</text:span><text:span text:style-name="T19">"0.0"</text:span><text:span text:style-name="T20"> z=</text:span><text:span text:style-name="T19">"1.0"</text:span><text:span text:style-name="T20">/&gt;</text:span></text:p>
      <text:p text:style-name="P43"><text:span text:style-name="T17">56:</text:span> <text:s text:c="7"/><text:span text:style-name="T20">&lt;coordStyle style=</text:span><text:span text:style-name="T19">"cartesian"</text:span><text:span text:style-name="T20">/&gt;</text:span></text:p>
      <text:p text:style-name="P43"><text:span text:style-name="T17">57:</text:span> <text:s text:c="7"/><text:span text:style-name="T20">&lt;pointSize val=</text:span><text:span text:style-name="T19">"3"</text:span><text:span text:style-name="T20">/&gt;</text:span></text:p>
      <text:p text:style-name="P43"><text:span text:style-name="T17">58:</text:span> <text:s text:c="3"/><text:span text:style-name="T20">&lt;/element&gt;</text:span></text:p>
      <text:p text:style-name="P43"><text:span text:style-name="T17">59:</text:span> <text:s text:c="3"/><text:span text:style-name="T20">&lt;command name=</text:span><text:span text:style-name="T19">"Tangent"</text:span><text:span text:style-name="T20">&gt;</text:span></text:p>
      <text:p text:style-name="P43"><text:span text:style-name="T17">60:</text:span> <text:s text:c="7"/><text:span text:style-name="T20">&lt;input a0=</text:span><text:span text:style-name="T19">"a"</text:span><text:span text:style-name="T20"> a1=</text:span><text:span text:style-name="T19">"f"</text:span><text:span text:style-name="T20">/&gt;</text:span></text:p>
      <text:p text:style-name="P43"><text:span text:style-name="T17">61:</text:span> <text:s text:c="7"/><text:span text:style-name="T20">&lt;output a0=</text:span><text:span text:style-name="T19">"t"</text:span><text:span text:style-name="T20">/&gt;</text:span></text:p>
      <text:p text:style-name="P43"><text:span text:style-name="T17">62:</text:span> <text:s text:c="3"/><text:span text:style-name="T20">&lt;/command&gt;</text:span></text:p>
      <text:p text:style-name="P43"><text:span text:style-name="T17">63:</text:span> <text:s text:c="3"/><text:span text:style-name="T20">&lt;element type=</text:span><text:span text:style-name="T19">"line"</text:span><text:span text:style-name="T20"> label=</text:span><text:span text:style-name="T19">"t"</text:span><text:span text:style-name="T20">&gt;</text:span></text:p>
      <text:p text:style-name="P43"><text:soft-page-break/><text:span text:style-name="T17">64:</text:span> <text:s text:c="7"/><text:span text:style-name="T20">&lt;show object=</text:span><text:span text:style-name="T19">"true"</text:span><text:span text:style-name="T20"> label=</text:span><text:span text:style-name="T19">"true"</text:span><text:span text:style-name="T20">/&gt;</text:span></text:p>
      <text:p text:style-name="P43"><text:span text:style-name="T17">65:</text:span> <text:s text:c="7"/><text:span text:style-name="T20">&lt;objColor r=</text:span><text:span text:style-name="T19">"255"</text:span><text:span text:style-name="T20"> g=</text:span><text:span text:style-name="T19">"0"</text:span><text:span text:style-name="T20"> b=</text:span><text:span text:style-name="T19">"0"</text:span><text:span text:style-name="T20"> alpha=</text:span><text:span text:style-name="T19">"0.0"</text:span><text:span text:style-name="T20">/&gt;</text:span></text:p>
      <text:p text:style-name="P43"><text:span text:style-name="T17">66:</text:span> <text:s text:c="7"/><text:span text:style-name="T20">&lt;labelMode val=</text:span><text:span text:style-name="T19">"0"</text:span><text:span text:style-name="T20">/&gt;</text:span></text:p>
      <text:p text:style-name="P43"><text:span text:style-name="T17">67:</text:span> <text:s text:c="7"/><text:span text:style-name="T20">&lt;breakpoint val=</text:span><text:span text:style-name="T19">"false"</text:span><text:span text:style-name="T20">/&gt;</text:span></text:p>
      <text:p text:style-name="P43"><text:span text:style-name="T17">68:</text:span> <text:s text:c="7"/><text:span text:style-name="T20">&lt;coords x=</text:span><text:span text:style-name="T19">"0.8322936730942848"</text:span><text:span text:style-name="T20"> y=</text:span><text:span text:style-name="T19">"1.0"</text:span><text:span text:style-name="T20"> z=</text:span><text:span text:style-name="T19">"-3.4831821998399333"</text:span><text:span text:style-name="T20">/&gt;</text:span></text:p>
      <text:p text:style-name="P43"><text:span text:style-name="T17">69:</text:span> <text:s text:c="7"/><text:span text:style-name="T20">&lt;lineStyle thickness=</text:span><text:span text:style-name="T19">"2"</text:span><text:span text:style-name="T20"> type=</text:span><text:span text:style-name="T19">"0"</text:span><text:span text:style-name="T20">/&gt;</text:span></text:p>
      <text:p text:style-name="P43"><text:span text:style-name="T17">70:</text:span> <text:s text:c="7"/><text:span text:style-name="T20">&lt;eqnStyle style=</text:span><text:span text:style-name="T19">"explicit"</text:span><text:span text:style-name="T20">/&gt;</text:span></text:p>
      <text:p text:style-name="P43"><text:span text:style-name="T17">71:</text:span> <text:s text:c="3"/><text:span text:style-name="T20">&lt;/element&gt;</text:span></text:p>
      <text:p text:style-name="P43"><text:span text:style-name="T17">72:</text:span> <text:s text:c="3"/><text:span text:style-name="T20">&lt;/construction&gt;</text:span></text:p>
      <text:p text:style-name="P43"><text:span text:style-name="T17">73:</text:span> <text:s text:c="3"/><text:span text:style-name="T20">&lt;/geogebra&gt;</text:span></text:p>
      <text:p text:style-name="P44">74:</text:p>
      <text:p text:style-name="P43"><text:span text:style-name="T17">75:</text:span><text:span text:style-name="T28">%/geogebra_xml</text:span></text:p>
      <text:p text:style-name="P44">76:</text:p>
      <text:p text:style-name="P43"><text:span text:style-name="T17">77:</text:span> <text:s text:c="3"/><text:span text:style-name="T20">%output,preserve="false"</text:span></text:p>
      <text:p text:style-name="P43"><text:span text:style-name="T17">78:</text:span><text:span text:style-name="T20"> <text:s text:c="5"/>GeoGebra updated.</text:span></text:p>
      <text:p text:style-name="P43"><text:span text:style-name="T17">79:</text:span><text:span text:style-name="T20"> <text:s text:c="3"/>%/output</text:span></text:p>
      <text:p text:style-name="P44"/>
      <text:p text:style-name="Standard"><text:span text:style-name="T12"><text:sequence-ref text:reference-format="category-and-value" text:ref-name="refIllustration2">Illustration 3</text:sequence-ref></text:span><text:span text:style-name="T12"> shows the result of sending this XML code to GeoGebra:</text:span></text:p>
      <text:p text:style-name="Standard"><draw:frame draw:style-name="fr2" draw:name="Frame4" text:anchor-type="paragraph" svg:x="0.6457in" svg:y="0.2571in" svg:width="5.0256in" draw:z-index="12"><draw:text-box fo:min-height="3.3264in"><text:p text:style-name="Illustration"><draw:frame draw:style-name="fr5" draw:name="graphics1" text:anchor-type="paragraph" svg:x="0in" svg:y="0in" svg:width="5.0256in" style:rel-width="100%" svg:height="3.3264in" style:rel-height="scale" draw:z-index="13"><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p>
      <text:p text:style-name="Standard"/>
      <text:p text:style-name="P14"><text:span text:style-name="T6">%geogebra_xml</text:span> folds are not as easy to work with as plain <text:span text:style-name="T6">%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3" text:outline-level="3">%hoteqn</text:h>
      <text:p text:style-name="P13">Before understanding what the HotEqn (<text:a xlink:type="simple" xlink:href="http://www.atp.ruhr-uni-bochum.de/VCLab/software/HotEqn/HotEqn.html">http://www.atp.ruhr-uni-</text:a><text:soft-page-break/><text:a xlink:type="simple" xlink:href="http://www.atp.ruhr-uni-bochum.de/VCLab/software/HotEqn/HotEqn.html">bochum.de/VCLab/software/HotEqn/</text:a><text:a xlink:type="simple" xlink:href="http://www.atp.ruhr-uni-bochum.de/VCLab/software/HotEqn/HotEqn.html">HotEqn.html</text:a>) plugin does, one must first know a little bit about LaTeX. <text:s/>LaTeX is a <text:span text:style-name="T6">markup language</text:span>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it in <text:span text:style-name="T6">traditional mathematics</text:span> form. <text:s/>For example, to have HotEqn show<draw:frame draw:style-name="fr11" draw:name="Object13" text:anchor-type="as-char" svg:width="0.2193in" svg:height="0.2075in" draw:z-index="26"><draw:object xlink:href="./Object 13" xlink:type="simple" xlink:show="embed" xlink:actuate="onLoad"/><draw:image xlink:href="./ObjectReplacements/Object 13" xlink:type="simple" xlink:show="embed" xlink:actuate="onLoad"/></draw:frame>, send it 2^{3}:</text:p>
      <text:p text:style-name="Preformatted_20_Text"/>
      <text:p text:style-name="P41"><text:span text:style-name="T17"><text:s/>1:</text:span><text:span text:style-name="T28">%hoteqn</text:span></text:p>
      <text:p text:style-name="P42"><text:s/>2:</text:p>
      <text:p text:style-name="P41"><text:span text:style-name="T17"><text:s/>3:</text:span><text:span text:style-name="T20"> <text:s text:c="3"/>2</text:span><text:span text:style-name="T18">^{</text:span><text:span text:style-name="T23">3</text:span><text:span text:style-name="T18">}</text:span></text:p>
      <text:p text:style-name="P42"><text:s/>4:</text:p>
      <text:p text:style-name="P41"><text:span text:style-name="T17"><text:s/>5:</text:span><text:span text:style-name="T28">%/hoteqn</text:span></text:p>
      <text:p text:style-name="P42"><text:s/>6:</text:p>
      <text:p text:style-name="P41"><text:span text:style-name="T17"><text:s/>7:</text:span> <text:s text:c="3"/><text:span text:style-name="T20">%output,preserve="false"</text:span></text:p>
      <text:p text:style-name="P41"><text:span text:style-name="T17"><text:s/>8:</text:span><text:span text:style-name="T20"> <text:s text:c="5"/>HotEqn updated.</text:span></text:p>
      <text:p text:style-name="P57"><text:span text:style-name="T21"><text:s/></text:span><text:span text:style-name="T17">9:</text:span><text:span text:style-name="T22"> <text:s text:c="3"/>%/output</text:span></text:p>
      <text:p text:style-name="P58">and it will display:</text:p>
      <text:p text:style-name="P13"><draw:frame draw:style-name="fr6" draw:name="graphics3" text:anchor-type="paragraph" svg:x="3.0626in" svg:y="0.05in" svg:width="0.4201in" svg:height="0.45in" draw:z-index="14"><draw:image xlink:href="Pictures/2000000100000B58000004207203080A.svm" xlink:type="simple" xlink:show="embed" xlink:actuate="onLoad"/></draw:frame></text:p>
      <text:p text:style-name="P13">To have HotEqn show<draw:frame draw:style-name="fr11" draw:name="Object14" text:anchor-type="as-char" svg:width="1.2626in" svg:height="0.3925in" draw:z-index="20"><draw:object xlink:href="./Object 14" xlink:type="simple" xlink:show="embed" xlink:actuate="onLoad"/><draw:image xlink:href="./ObjectReplacements/Object 14" xlink:type="simple" xlink:show="embed" xlink:actuate="onLoad"/></draw:frame>, send it the following code:</text:p>
      <text:p text:style-name="P42"/>
      <text:p text:style-name="P41"><text:span text:style-name="T17"><text:s/>1:</text:span><text:span text:style-name="T28">%hoteqn</text:span></text:p>
      <text:p text:style-name="P42"><text:s/>2:</text:p>
      <text:p text:style-name="P41"><text:span text:style-name="T17"><text:s/>3:</text:span><text:span text:style-name="T20"> <text:s text:c="3"/>2 x </text:span><text:span text:style-name="T18">^{</text:span><text:span text:style-name="T20">3</text:span><text:span text:style-name="T18">}</text:span><text:span text:style-name="T20"> </text:span><text:span text:style-name="T18">+</text:span><text:span text:style-name="T20"> 14 x </text:span><text:span text:style-name="T18">^{</text:span><text:span text:style-name="T20">2</text:span><text:span text:style-name="T18">}</text:span><text:span text:style-name="T20"> </text:span><text:span text:style-name="T18">+</text:span><text:span text:style-name="T20"> </text:span><text:span text:style-name="T16">\frac</text:span><text:span text:style-name="T18">{</text:span><text:span text:style-name="T20">24 x</text:span><text:span text:style-name="T18">}{</text:span><text:span text:style-name="T20">7</text:span><text:span text:style-name="T18">}</text:span></text:p>
      <text:p text:style-name="P42"><text:s/>4:</text:p>
      <text:p text:style-name="P41"><text:span text:style-name="T17"><text:s/>5:</text:span><text:span text:style-name="T28">%/hoteqn</text:span></text:p>
      <text:p text:style-name="P42"><text:s/>6:</text:p>
      <text:p text:style-name="P41"><text:span text:style-name="T17"><text:s/>7:</text:span> <text:s text:c="3"/><text:span text:style-name="T20">%output,preserve="false"</text:span></text:p>
      <text:p text:style-name="P41"><text:span text:style-name="T17"><text:s/>8:</text:span><text:span text:style-name="T20"> <text:s text:c="5"/>HotEqn updated.</text:span></text:p>
      <text:p text:style-name="P53"><text:span text:style-name="T17"><text:s/>9:</text:span><text:span text:style-name="T20"> <text:s text:c="3"/>%/output</text:span></text:p>
      <text:p text:style-name="P13">and it will display:</text:p>
      <text:p text:style-name="P13"><draw:frame draw:style-name="fr7" draw:name="graphics4" text:anchor-type="paragraph" svg:width="1.4583in" svg:height="0.5098in" draw:z-index="15"><draw:image xlink:href="Pictures/10000000000000AF00000055421641BB.png" xlink:type="simple" xlink:show="embed" xlink:actuate="onLoad"/></draw:frame></text:p>
      <text:p text:style-name="P13">%hoteqn folds are handy for displaying typed-in LaTeX text in traditional form, but their main use is to allow other folds to display mathematical objects in traditional form. <text:s/>The next section discusses this second use further.</text:p>
      <text:h text:style-name="Heading_20_3" text:outline-level="3">%mathpiper</text:h>
      <text:p text:style-name="P13">%mathpiper folds were introduced in a previous section and later sections <text:soft-page-break/>discuss how to start programming in MathPiper. <text:s/>This section shows how properties can be used to tell %mathpiper folds to generate output that can be sent to plugins. </text:p>
      <text:h text:style-name="Heading_20_4" text:outline-level="4">Plotting MathPiper Functions With GeoGebra</text:h>
      <text:p text:style-name="P13">When working with a computer algebra system, a user often needs to plot a function in order to understand it better. <text:s/>GeoGebra can plot functions and a %mathpiper fold can be configured to generate an executable %geogebra fold by setting its <text:span text:style-name="T6">output</text:span> property to <text:span text:style-name="T6">geogebra</text:span>:</text:p>
      <text:p text:style-name="P42"/>
      <text:p text:style-name="P41"><text:span text:style-name="T17"><text:s/>1:</text:span><text:span text:style-name="T28">%mathpiper,output="geogebra"</text:span></text:p>
      <text:p text:style-name="P42"><text:s/>2:</text:p>
      <text:p text:style-name="P41"><text:span text:style-name="T17"><text:s/>3:</text:span> <text:s text:c="3"/>x<text:span text:style-name="T5">^</text:span><text:span text:style-name="T8">2</text:span>;</text:p>
      <text:p text:style-name="P42"><text:s/>4:</text:p>
      <text:p text:style-name="P45"><text:span text:style-name="T17"><text:s/>5:</text:span><text:span text:style-name="T28">%/mathpiper</text:span></text:p>
      <text:p text:style-name="Preformatted_20_Text"/>
      <text:p text:style-name="P13">Executing this fold will produce the following output:</text:p>
      <text:p text:style-name="P41"><text:span text:style-name="T17"><text:s/>1:</text:span><text:span text:style-name="T28">%mathpiper,output="geogebra"</text:span></text:p>
      <text:p text:style-name="P42"><text:s/>2:</text:p>
      <text:p text:style-name="P41"><text:span text:style-name="T17"><text:s/>3:</text:span> <text:s text:c="3"/>x<text:span text:style-name="T5">^</text:span><text:span text:style-name="T8">2</text:span>;</text:p>
      <text:p text:style-name="P42"><text:s/>4:</text:p>
      <text:p text:style-name="P41"><text:span text:style-name="T17"><text:s/>5:</text:span><text:span text:style-name="T28">%/mathpiper</text:span></text:p>
      <text:p text:style-name="P42"><text:s/>6:</text:p>
      <text:p text:style-name="P41"><text:span text:style-name="T17"><text:s/>7:</text:span> <text:s text:c="3"/><text:span text:style-name="T28">%geogebra</text:span></text:p>
      <text:p text:style-name="P41"><text:span text:style-name="T17"><text:s/>8:</text:span> <text:s text:c="5"/>Result: x<text:span text:style-name="T5">^</text:span><text:span text:style-name="T8">2</text:span></text:p>
      <text:p text:style-name="P45"><text:span text:style-name="T17"><text:s/>9:</text:span> <text:s text:c="3"/><text:span text:style-name="T28">%/geogebra</text:span></text:p>
      <text:p text:style-name="Preformatted_20_Text"/>
      <text:p text:style-name="P13">Executing the generated %geogebra code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3"/>
      <text:p text:style-name="P13"><draw:frame draw:style-name="fr3" draw:name="Frame5" text:anchor-type="paragraph" svg:width="3.7992in" draw:z-index="16"><draw:text-box fo:min-height="2.5134in"><text:p text:style-name="Illustration"><draw:frame draw:style-name="fr8" draw:name="graphics5" text:anchor-type="paragraph" svg:x="0.0016in" svg:y="0.0008in" svg:width="3.7992in" style:rel-width="100%" svg:height="2.5134in" style:rel-height="scale" draw:z-index="17"><draw:image xlink:href="Pictures/100000000000023A0000017986751C35.png" xlink:type="simple" xlink:show="embed" xlink:actuate="onLoad"/></draw:frame>Illustration <text:sequence text:ref-name="refIllustration3" text:name="Illustration" text:formula="ooow:Illustration+1" style:num-format="1">4</text:sequence>: MathMathPiper Function Plotted With GeoGebra</text:p></draw:text-box></draw:frame></text:p>
      <text:h text:style-name="Heading_20_4" text:outline-level="4"><text:soft-page-break/>Displaying MathPiper Expressions In Traditional Form With HotEqn</text:h>
      <text:p text:style-name="P13">Reading mathematical expressions in text form is often difficult. <text:s/>Being able to view these expressions in traditional form when needed is helpful and a %mathpiper fold can be configured to do this by setting its output property to <text:span text:style-name="T6">latex</text:span>. <text:s/>When the fold is executed, it will generate an executable <text:span text:style-name="T6">%hoteqn</text:span> fold that contains a MathPiper expression which has been converted into a LaTeX expression. <text:s/>The %hoteqn fold can then be executed to view the expression in traditional form:</text:p>
      <text:p text:style-name="P42"/>
      <text:p text:style-name="P41"><text:span text:style-name="T17"><text:s/>1:</text:span><text:span text:style-name="T28">%mathpiper,output="latex"</text:span></text:p>
      <text:p text:style-name="P42"><text:s/>2:</text:p>
      <text:p text:style-name="P41"><text:span text:style-name="T17"><text:s/>3:</text:span> <text:s text:c="3"/><text:bookmark-start text:name="DDE_LINK2"/><text:span text:style-name="T5">((</text:span><text:span text:style-name="T8">2</text:span><text:span text:style-name="T5">*</text:span>x<text:span text:style-name="T5">)*(</text:span>x<text:span text:style-name="T5">+</text:span><text:span text:style-name="T8">3</text:span><text:span text:style-name="T5">)*(</text:span>x<text:span text:style-name="T5">+</text:span><text:span text:style-name="T8">4</text:span><text:span text:style-name="T5">))/</text:span><text:span text:style-name="T8">9</text:span>;<text:bookmark-end text:name="DDE_LINK2"/></text:p>
      <text:p text:style-name="P42"><text:s/>5:</text:p>
      <text:p text:style-name="P41"><text:span text:style-name="T17"><text:s/>6:</text:span><text:span text:style-name="T28">%/mathpiper</text:span></text:p>
      <text:p text:style-name="P42"><text:s/>7:</text:p>
      <text:p text:style-name="P41"><text:span text:style-name="T17"><text:s/>8:</text:span> <text:s text:c="3"/><text:span text:style-name="T28">%hoteqn</text:span></text:p>
      <text:p text:style-name="P41"><text:span text:style-name="T17"><text:s/>9:</text:span><text:span text:style-name="T20"> <text:s text:c="5"/>Result: </text:span><text:span text:style-name="T16">\frac</text:span><text:span text:style-name="T18">{</text:span><text:span text:style-name="T20">2 x </text:span><text:span text:style-name="T16">\left</text:span><text:span text:style-name="T18">(</text:span><text:span text:style-name="T20"> x </text:span><text:span text:style-name="T18">+</text:span><text:span text:style-name="T20"> 3</text:span><text:span text:style-name="T16">\right</text:span><text:span text:style-name="T18">)</text:span><text:span text:style-name="T20"> <text:s/></text:span><text:span text:style-name="T16">\left</text:span><text:span text:style-name="T18">(</text:span><text:span text:style-name="T20"> x </text:span><text:span text:style-name="T18">+</text:span><text:span text:style-name="T20"> 4</text:span><text:span text:style-name="T16">\right</text:span><text:span text:style-name="T18">)</text:span><text:span text:style-name="T20"> </text:span><text:span text:style-name="T18">}{</text:span><text:span text:style-name="T20">9</text:span><text:span text:style-name="T18">}</text:span></text:p>
      <text:p text:style-name="P41"><text:span text:style-name="T17"><text:s/>1:</text:span><text:span text:style-name="T20"> <text:s text:c="3"/></text:span><text:span text:style-name="T28">%/hoteqn</text:span></text:p>
      <text:p text:style-name="P42"><text:s/>2:</text:p>
      <text:p text:style-name="P41"><text:span text:style-name="T17"><text:s/>3:</text:span> <text:s text:c="7"/><text:span text:style-name="T20">%output,preserve="false"</text:span></text:p>
      <text:p text:style-name="P41"><text:span text:style-name="T17"><text:s/>4:</text:span><text:span text:style-name="T20"> <text:s text:c="9"/>HotEqn updated.</text:span></text:p>
      <text:p text:style-name="P41"><text:span text:style-name="T17"><text:s/>5:</text:span><text:span text:style-name="T20"> <text:s text:c="7"/>%/output</text:span></text:p>
      <text:p text:style-name="P53"/>
      <text:p text:style-name="P45"><draw:frame draw:style-name="fr9" draw:name="graphics6" text:anchor-type="paragraph" svg:width="1.3752in" svg:height="0.5835in" draw:z-index="18"><draw:image xlink:href="Pictures/10000000000000A50000004623B6C8A6.png" xlink:type="simple" xlink:show="embed" xlink:actuate="onLoad"/></draw:frame></text:p>
      <text:h text:style-name="Heading_20_3" text:outline-level="3">%output</text:h>
      <text:p text:style-name="P13">%output folds simply displays text output that has been generated by a parent fold. <text:s/>It is not executable and therefore it is not highlighted in light blue like executable folds are.</text:p>
      <text:h text:style-name="Heading_20_3" text:outline-level="3">%error</text:h>
      <text:p text:style-name="P13">%error folds display error messages that have been sent by the software that was executing the code in a fold.</text:p>
      <text:h text:style-name="Heading_20_3" text:outline-level="3">%html</text:h>
      <text:p text:style-name="P13">%html folds display HTML code in a floating window as shown in the following example:</text:p>
      <text:p text:style-name="P42"/>
      <text:p text:style-name="P41"><text:span text:style-name="T17"><text:s/>1:</text:span><text:span text:style-name="T28">%html,x_size="700",y_size="440"</text:span></text:p>
      <text:p text:style-name="P42"><text:s/>2:</text:p>
      <text:p text:style-name="P41"><text:span text:style-name="T17"><text:s/>3:</text:span> <text:s text:c="3"/><text:span text:style-name="T20">&lt;html&gt;</text:span></text:p>
      <text:p text:style-name="P41"><text:span text:style-name="T17"><text:s/>4:</text:span> <text:s text:c="7"/><text:span text:style-name="T20">&lt;h1 align</text:span><text:span text:style-name="T5">=</text:span><text:span text:style-name="T19">"center"</text:span><text:span text:style-name="T20">&gt;</text:span>HTML Color Values<text:span text:style-name="T20">&lt;/h1&gt;</text:span></text:p>
      <text:p text:style-name="P41"><text:soft-page-break/><text:span text:style-name="T17"><text:s/>5:</text:span> <text:s text:c="7"/><text:span text:style-name="T20">&lt;table border</text:span><text:span text:style-name="T5">=</text:span><text:span text:style-name="T19">"0"</text:span><text:span text:style-name="T20"> cellpadding</text:span><text:span text:style-name="T5">=</text:span><text:span text:style-name="T19">"10"</text:span><text:span text:style-name="T20"> cellspacing</text:span><text:span text:style-name="T5">=</text:span><text:span text:style-name="T19">"1"</text:span><text:span text:style-name="T20"> width</text:span><text:span text:style-name="T5">=</text:span><text:span text:style-name="T19">"600"</text:span><text:span text:style-name="T20">&gt;</text:span></text:p>
      <text:p text:style-name="P41"><text:span text:style-name="T17"><text:s/>6:</text:span> <text:s text:c="11"/><text:span text:style-name="T20">&lt;tr&gt;</text:span></text:p>
      <text:p text:style-name="P41"><text:span text:style-name="T17"><text:s/>7:</text:span> <text:s text:c="15"/><text:span text:style-name="T20">&lt;th bgcolor</text:span><text:span text:style-name="T5">=</text:span><text:span text:style-name="T19">"white"</text:span><text:span text:style-name="T20"> colspan</text:span><text:span text:style-name="T5">=</text:span><text:span text:style-name="T19">"2"</text:span><text:span text:style-name="T20">&gt;&lt;/th&gt;</text:span></text:p>
      <text:p text:style-name="P41"><text:span text:style-name="T17"><text:s/>8:</text:span> <text:s text:c="15"/><text:span text:style-name="T20">&lt;th colspan</text:span><text:span text:style-name="T5">=</text:span><text:span text:style-name="T19">"6"</text:span><text:span text:style-name="T20">&gt;</text:span>where blue=cc<text:span text:style-name="T20">&lt;/th&gt;</text:span></text:p>
      <text:p text:style-name="P41"><text:span text:style-name="T17"><text:s/>9:</text:span> <text:s text:c="11"/><text:span text:style-name="T20">&lt;/tr&gt;</text:span></text:p>
      <text:p text:style-name="P41"><text:span text:style-name="T17">10:</text:span> <text:s text:c="11"/><text:span text:style-name="T20">&lt;tr&gt;</text:span></text:p>
      <text:p text:style-name="P41"><text:span text:style-name="T17">11:</text:span> <text:s text:c="15"/><text:span text:style-name="T20">&lt;th rowspan</text:span><text:span text:style-name="T5">=</text:span><text:span text:style-name="T19">"6"</text:span><text:span text:style-name="T20">&gt;</text:span>where<text:span text:style-name="T31">&amp;nbsp;</text:span>red=<text:span text:style-name="T20">&lt;/th&gt;</text:span></text:p>
      <text:p text:style-name="P41"><text:span text:style-name="T17">12:</text:span> <text:s text:c="15"/><text:span text:style-name="T20">&lt;th&gt;</text:span>ff<text:span text:style-name="T20">&lt;/th&gt;</text:span></text:p>
      <text:p text:style-name="P41"><text:span text:style-name="T17">13:</text:span> <text:s text:c="15"/><text:span text:style-name="T20">&lt;th bgcolor</text:span><text:span text:style-name="T5">=</text:span><text:span text:style-name="T19">"#ff00cc"</text:span><text:span text:style-name="T20">&gt;</text:span>ff00cc<text:span text:style-name="T20">&lt;/th&gt;</text:span></text:p>
      <text:p text:style-name="P41"><text:span text:style-name="T17">14:</text:span> <text:s text:c="15"/><text:span text:style-name="T20">&lt;th bgcolor</text:span><text:span text:style-name="T5">=</text:span><text:span text:style-name="T19">"#ff33cc"</text:span><text:span text:style-name="T20">&gt;</text:span>ff33cc<text:span text:style-name="T20">&lt;/th&gt;</text:span></text:p>
      <text:p text:style-name="P41"><text:span text:style-name="T17">15:</text:span> <text:s text:c="15"/><text:span text:style-name="T20">&lt;th bgcolor</text:span><text:span text:style-name="T5">=</text:span><text:span text:style-name="T19">"#ff66cc"</text:span><text:span text:style-name="T20">&gt;</text:span>ff66cc<text:span text:style-name="T20">&lt;/th&gt;</text:span></text:p>
      <text:p text:style-name="P41"><text:span text:style-name="T17">16:</text:span> <text:s text:c="15"/><text:span text:style-name="T20">&lt;th bgcolor</text:span><text:span text:style-name="T5">=</text:span><text:span text:style-name="T19">"#ff99cc"</text:span><text:span text:style-name="T20">&gt;</text:span>ff99cc<text:span text:style-name="T20">&lt;/th&gt;</text:span></text:p>
      <text:p text:style-name="P41"><text:span text:style-name="T17">17:</text:span> <text:s text:c="15"/><text:span text:style-name="T20">&lt;th bgcolor</text:span><text:span text:style-name="T5">=</text:span><text:span text:style-name="T19">"#ffcccc"</text:span><text:span text:style-name="T20">&gt;</text:span>ffcccc<text:span text:style-name="T20">&lt;/th&gt;</text:span></text:p>
      <text:p text:style-name="P41"><text:span text:style-name="T17">18:</text:span> <text:s text:c="15"/><text:span text:style-name="T20">&lt;th bgcolor</text:span><text:span text:style-name="T5">=</text:span><text:span text:style-name="T19">"#ffffcc"</text:span><text:span text:style-name="T20">&gt;</text:span>ffffcc<text:span text:style-name="T20">&lt;/th&gt;</text:span></text:p>
      <text:p text:style-name="P41"><text:span text:style-name="T17">19:</text:span> <text:s text:c="11"/><text:span text:style-name="T20">&lt;/tr&gt;</text:span></text:p>
      <text:p text:style-name="P41"><text:span text:style-name="T17">20:</text:span> <text:s text:c="11"/><text:span text:style-name="T20">&lt;tr&gt;</text:span></text:p>
      <text:p text:style-name="P41"><text:span text:style-name="T17">21:</text:span> <text:s text:c="15"/><text:span text:style-name="T20">&lt;th&gt;</text:span>cc<text:span text:style-name="T20">&lt;/th&gt;</text:span></text:p>
      <text:p text:style-name="P41"><text:span text:style-name="T17">22:</text:span> <text:s text:c="15"/><text:span text:style-name="T20">&lt;th bgcolor</text:span><text:span text:style-name="T5">=</text:span><text:span text:style-name="T19">"#cc00cc"</text:span><text:span text:style-name="T20">&gt;</text:span>cc00cc<text:span text:style-name="T20">&lt;/th&gt;</text:span></text:p>
      <text:p text:style-name="P41"><text:span text:style-name="T17">23:</text:span> <text:s text:c="15"/><text:span text:style-name="T20">&lt;th bgcolor</text:span><text:span text:style-name="T5">=</text:span><text:span text:style-name="T19">"#cc33cc"</text:span><text:span text:style-name="T20">&gt;</text:span>cc33cc<text:span text:style-name="T20">&lt;/th&gt;</text:span></text:p>
      <text:p text:style-name="P41"><text:span text:style-name="T17">24:</text:span> <text:s text:c="15"/><text:span text:style-name="T20">&lt;th bgcolor</text:span><text:span text:style-name="T5">=</text:span><text:span text:style-name="T19">"#cc66cc"</text:span><text:span text:style-name="T20">&gt;</text:span>cc66cc<text:span text:style-name="T20">&lt;/th&gt;</text:span></text:p>
      <text:p text:style-name="P41"><text:span text:style-name="T17">25:</text:span> <text:s text:c="15"/><text:span text:style-name="T20">&lt;th bgcolor</text:span><text:span text:style-name="T5">=</text:span><text:span text:style-name="T19">"#cc99cc"</text:span><text:span text:style-name="T20">&gt;</text:span>cc99cc<text:span text:style-name="T20">&lt;/th&gt;</text:span></text:p>
      <text:p text:style-name="P41"><text:span text:style-name="T17">26:</text:span> <text:s text:c="15"/><text:span text:style-name="T20">&lt;th bgcolor</text:span><text:span text:style-name="T5">=</text:span><text:span text:style-name="T19">"#cccccc"</text:span><text:span text:style-name="T20">&gt;</text:span>cccccc<text:span text:style-name="T20">&lt;/th&gt;</text:span></text:p>
      <text:p text:style-name="P41"><text:span text:style-name="T17">27:</text:span> <text:s text:c="15"/><text:span text:style-name="T20">&lt;th bgcolor</text:span><text:span text:style-name="T5">=</text:span><text:span text:style-name="T19">"#ccffcc"</text:span><text:span text:style-name="T20">&gt;</text:span>ccffcc<text:span text:style-name="T20">&lt;/th&gt;</text:span></text:p>
      <text:p text:style-name="P41"><text:span text:style-name="T17">28:</text:span> <text:s text:c="11"/><text:span text:style-name="T20">&lt;/tr&gt;</text:span></text:p>
      <text:p text:style-name="P41"><text:span text:style-name="T17">29:</text:span> <text:s text:c="11"/><text:span text:style-name="T20">&lt;tr&gt;</text:span></text:p>
      <text:p text:style-name="P41"><text:span text:style-name="T17">30:</text:span> <text:s text:c="15"/><text:span text:style-name="T20">&lt;th&gt;</text:span>99<text:span text:style-name="T20">&lt;/th&gt;</text:span></text:p>
      <text:p text:style-name="P41"><text:span text:style-name="T17">31:</text:span> <text:s text:c="15"/><text:span text:style-name="T20">&lt;th bgcolor</text:span><text:span text:style-name="T5">=</text:span><text:span text:style-name="T19">"#9900cc"</text:span><text:span text:style-name="T20">&gt;</text:span></text:p>
      <text:p text:style-name="P41"><text:span text:style-name="T17">32:</text:span> <text:s text:c="19"/><text:span text:style-name="T20">&lt;font color</text:span><text:span text:style-name="T5">=</text:span><text:span text:style-name="T19">"#ffffff"</text:span><text:span text:style-name="T20">&gt;</text:span>9900cc<text:span text:style-name="T20">&lt;/font&gt;</text:span></text:p>
      <text:p text:style-name="P41"><text:span text:style-name="T17">33:</text:span> <text:s text:c="15"/><text:span text:style-name="T20">&lt;/th&gt;</text:span></text:p>
      <text:p text:style-name="P41"><text:span text:style-name="T17">34:</text:span> <text:s text:c="15"/><text:span text:style-name="T20">&lt;th bgcolor</text:span><text:span text:style-name="T5">=</text:span><text:span text:style-name="T19">"#9933cc"</text:span><text:span text:style-name="T20">&gt;</text:span>9933cc<text:span text:style-name="T20">&lt;/th&gt;</text:span></text:p>
      <text:p text:style-name="P41"><text:span text:style-name="T17">35:</text:span> <text:s text:c="15"/><text:span text:style-name="T20">&lt;th bgcolor</text:span><text:span text:style-name="T5">=</text:span><text:span text:style-name="T19">"#9966cc"</text:span><text:span text:style-name="T20">&gt;</text:span>9966cc<text:span text:style-name="T20">&lt;/th&gt;</text:span></text:p>
      <text:p text:style-name="P41"><text:span text:style-name="T17">36:</text:span> <text:s text:c="15"/><text:span text:style-name="T20">&lt;th bgcolor</text:span><text:span text:style-name="T5">=</text:span><text:span text:style-name="T19">"#9999cc"</text:span><text:span text:style-name="T20">&gt;</text:span>9999cc<text:span text:style-name="T20">&lt;/th&gt;</text:span></text:p>
      <text:p text:style-name="P41"><text:span text:style-name="T17">37:</text:span> <text:s text:c="15"/><text:span text:style-name="T20">&lt;th bgcolor</text:span><text:span text:style-name="T5">=</text:span><text:span text:style-name="T19">"#99cccc"</text:span><text:span text:style-name="T20">&gt;</text:span>99cccc<text:span text:style-name="T20">&lt;/th&gt;</text:span></text:p>
      <text:p text:style-name="P41"><text:span text:style-name="T17">38:</text:span> <text:s text:c="15"/><text:span text:style-name="T20">&lt;th bgcolor</text:span><text:span text:style-name="T5">=</text:span><text:span text:style-name="T19">"#99ffcc"</text:span><text:span text:style-name="T20">&gt;</text:span>99ffcc<text:span text:style-name="T20">&lt;/th&gt;</text:span></text:p>
      <text:p text:style-name="P41"><text:span text:style-name="T17">39:</text:span> <text:s text:c="11"/><text:span text:style-name="T20">&lt;/tr&gt;</text:span></text:p>
      <text:p text:style-name="P41"><text:span text:style-name="T17">40:</text:span> <text:s text:c="11"/><text:span text:style-name="T20">&lt;tr&gt;</text:span></text:p>
      <text:p text:style-name="P41"><text:span text:style-name="T17">41:</text:span> <text:s text:c="15"/><text:span text:style-name="T20">&lt;th&gt;</text:span>66<text:span text:style-name="T20">&lt;/th&gt;</text:span></text:p>
      <text:p text:style-name="P41"><text:span text:style-name="T17">42:</text:span> <text:s text:c="15"/><text:span text:style-name="T20">&lt;th bgcolor</text:span><text:span text:style-name="T5">=</text:span><text:span text:style-name="T19">"#6600cc"</text:span><text:span text:style-name="T20">&gt;</text:span></text:p>
      <text:p text:style-name="P41"><text:span text:style-name="T17">43:</text:span> <text:s text:c="19"/><text:span text:style-name="T20">&lt;font color</text:span><text:span text:style-name="T5">=</text:span><text:span text:style-name="T19">"#ffffff"</text:span><text:span text:style-name="T20">&gt;</text:span>6600cc<text:span text:style-name="T20">&lt;/font&gt;</text:span></text:p>
      <text:p text:style-name="P41"><text:span text:style-name="T17">44:</text:span> <text:s text:c="15"/><text:span text:style-name="T20">&lt;/th&gt;</text:span></text:p>
      <text:p text:style-name="P41"><text:span text:style-name="T17">45:</text:span> <text:s text:c="15"/><text:span text:style-name="T20">&lt;th bgcolor</text:span><text:span text:style-name="T5">=</text:span><text:span text:style-name="T19">"#6633cc"</text:span><text:span text:style-name="T20">&gt;</text:span></text:p>
      <text:p text:style-name="P41"><text:span text:style-name="T17">46:</text:span> <text:s text:c="19"/><text:span text:style-name="T20">&lt;font color</text:span><text:span text:style-name="T5">=</text:span><text:span text:style-name="T19">"#FFFFFF"</text:span><text:span text:style-name="T20">&gt;</text:span>6633cc<text:span text:style-name="T20">&lt;/font&gt;</text:span></text:p>
      <text:p text:style-name="P41"><text:span text:style-name="T17">47:</text:span> <text:s text:c="15"/><text:span text:style-name="T20">&lt;/th&gt;</text:span></text:p>
      <text:p text:style-name="P41"><text:span text:style-name="T17">48:</text:span> <text:s text:c="15"/><text:span text:style-name="T20">&lt;th bgcolor</text:span><text:span text:style-name="T5">=</text:span><text:span text:style-name="T19">"#6666cc"</text:span><text:span text:style-name="T20">&gt;</text:span>6666cc<text:span text:style-name="T20">&lt;/th&gt;</text:span></text:p>
      <text:p text:style-name="P41"><text:span text:style-name="T17">49:</text:span> <text:s text:c="15"/><text:span text:style-name="T20">&lt;th bgcolor</text:span><text:span text:style-name="T5">=</text:span><text:span text:style-name="T19">"#6699cc"</text:span><text:span text:style-name="T20">&gt;</text:span>6699cc<text:span text:style-name="T20">&lt;/th&gt;</text:span></text:p>
      <text:p text:style-name="P41"><text:span text:style-name="T17">50:</text:span> <text:s text:c="15"/><text:span text:style-name="T20">&lt;th bgcolor</text:span><text:span text:style-name="T5">=</text:span><text:span text:style-name="T19">"#66cccc"</text:span><text:span text:style-name="T20">&gt;</text:span>66cccc<text:span text:style-name="T20">&lt;/th&gt;</text:span></text:p>
      <text:p text:style-name="P41"><text:span text:style-name="T17">51:</text:span> <text:s text:c="15"/><text:span text:style-name="T20">&lt;th bgcolor</text:span><text:span text:style-name="T5">=</text:span><text:span text:style-name="T19">"#66ffcc"</text:span><text:span text:style-name="T20">&gt;</text:span>66ffcc<text:span text:style-name="T20">&lt;/th&gt;</text:span></text:p>
      <text:p text:style-name="P41"><text:span text:style-name="T17">52:</text:span> <text:s text:c="11"/><text:span text:style-name="T20">&lt;/tr&gt;</text:span></text:p>
      <text:p text:style-name="P41"><text:span text:style-name="T17">53:</text:span> <text:s text:c="11"/><text:span text:style-name="T20">&lt;tr&gt;</text:span></text:p>
      <text:p text:style-name="P41"><text:span text:style-name="T17">54:</text:span> <text:s text:c="15"/><text:span text:style-name="T20">&lt;th colspan</text:span><text:span text:style-name="T5">=</text:span><text:span text:style-name="T19">"1"</text:span><text:span text:style-name="T20">&gt;&lt;/th&gt;</text:span></text:p>
      <text:p text:style-name="P41"><text:soft-page-break/><text:span text:style-name="T17">55:</text:span> <text:s text:c="15"/><text:span text:style-name="T20">&lt;th&gt;</text:span>00<text:span text:style-name="T20">&lt;/th&gt;</text:span></text:p>
      <text:p text:style-name="P41"><text:span text:style-name="T17">56:</text:span> <text:s text:c="15"/><text:span text:style-name="T20">&lt;th&gt;</text:span>33<text:span text:style-name="T20">&lt;/th&gt;</text:span></text:p>
      <text:p text:style-name="P41"><text:span text:style-name="T17">57:</text:span> <text:s text:c="15"/><text:span text:style-name="T20">&lt;th&gt;</text:span>66<text:span text:style-name="T20">&lt;/th&gt;</text:span></text:p>
      <text:p text:style-name="P41"><text:span text:style-name="T17">58:</text:span> <text:s text:c="15"/><text:span text:style-name="T20">&lt;th&gt;</text:span>99<text:span text:style-name="T20">&lt;/th&gt;</text:span></text:p>
      <text:p text:style-name="P41"><text:span text:style-name="T17">59:</text:span> <text:s text:c="15"/><text:span text:style-name="T20">&lt;th&gt;</text:span>cc<text:span text:style-name="T20">&lt;/th&gt;</text:span></text:p>
      <text:p text:style-name="P41"><text:span text:style-name="T17">60:</text:span> <text:s text:c="15"/><text:span text:style-name="T20">&lt;th&gt;</text:span>ff<text:span text:style-name="T20">&lt;/th&gt;</text:span></text:p>
      <text:p text:style-name="P41"><text:span text:style-name="T17">61:</text:span> <text:s text:c="11"/><text:span text:style-name="T20">&lt;/tr&gt;</text:span></text:p>
      <text:p text:style-name="P41"><text:span text:style-name="T17">62:</text:span> <text:s text:c="11"/><text:span text:style-name="T20">&lt;tr&gt;</text:span></text:p>
      <text:p text:style-name="P41"><text:span text:style-name="T17">63:</text:span> <text:s text:c="15"/><text:span text:style-name="T20">&lt;th colspan</text:span><text:span text:style-name="T5">=</text:span><text:span text:style-name="T19">"2"</text:span><text:span text:style-name="T20">&gt;&lt;/th&gt;</text:span></text:p>
      <text:p text:style-name="P41"><text:span text:style-name="T17">64:</text:span> <text:s text:c="15"/><text:span text:style-name="T20">&lt;th colspan</text:span><text:span text:style-name="T5">=</text:span><text:span text:style-name="T19">"4"</text:span><text:span text:style-name="T20">&gt;</text:span>where green=<text:span text:style-name="T20">&lt;/th&gt;</text:span></text:p>
      <text:p text:style-name="P41"><text:span text:style-name="T17">65:</text:span> <text:s text:c="11"/><text:span text:style-name="T20">&lt;/tr&gt;</text:span></text:p>
      <text:p text:style-name="P41"><text:span text:style-name="T17">66:</text:span> <text:s text:c="7"/><text:span text:style-name="T20">&lt;/table&gt;</text:span></text:p>
      <text:p text:style-name="P41"><text:span text:style-name="T17">67:</text:span> <text:s text:c="3"/><text:span text:style-name="T20">&lt;/html&gt;</text:span></text:p>
      <text:p text:style-name="P41"><text:span text:style-name="T17">68:</text:span> <text:s text:c="3"/></text:p>
      <text:p text:style-name="P41"><text:span text:style-name="T17">69:</text:span><text:span text:style-name="T28">%/html</text:span></text:p>
      <text:p text:style-name="P42">70:</text:p>
      <text:p text:style-name="P41"><text:span text:style-name="T17">71:</text:span> <text:s text:c="3"/><text:span text:style-name="T20">%output,preserve="false"</text:span></text:p>
      <text:p text:style-name="P41"><text:span text:style-name="T17">72:</text:span><text:span text:style-name="T20"> <text:s text:c="5"/></text:span></text:p>
      <text:p text:style-name="P41"><text:span text:style-name="T17">73:</text:span><text:span text:style-name="T20"> <text:s text:c="3"/>%/output</text:span></text:p>
      <text:p text:style-name="P46">74:</text:p>
      <text:p text:style-name="P46"/>
      <text:p text:style-name="Standard">This code produces the following output:</text:p>
      <text:p text:style-name="Standard"/>
      <text:p text:style-name="Standard"><draw:frame draw:style-name="fr10" draw:name="graphics7" text:anchor-type="paragraph" svg:width="5.6165in" svg:height="3.0083in" draw:z-index="19"><draw:image xlink:href="Pictures/10000000000002A20000016961F89902.png" xlink:type="simple" xlink:show="embed" xlink:actuate="onLoad"/></draw:frame>The %html fold's <text:span text:style-name="T6">width</text:span> and <text:span text:style-name="T6">height</text:span> properties determine the size of the display window.</text:p>
      <text:h text:style-name="Heading_20_3" text:outline-level="3">%beanshell</text:h>
      <text:p text:style-name="Standard">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1" text:outline-level="1">MathPiper Programming Fundamentals</text:h>
      <text:p text:style-name="Text_20_body">(Note: in this section it is assumed that the reader has read section <text:a xlink:type="simple" xlink:href="#7.MathPiper: A Computer Algebra System For Beginners|outline">7. MathPiper: A Computer Algebra System For Beginners</text:a> .)</text:p>
      <text:p text:style-name="Text_20_body">The MathPiper language consists of <text:span text:style-name="T6">expressions</text:span> and and an expression can be thought of as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Standard">A value is a single symbol or a group of symbols which represent an idea. <text:s/>For example, the value</text:p>
      <text:p text:style-name="P32">3 </text:p>
      <text:p text:style-name="Standard">represents the number three, the value </text:p>
      <text:p text:style-name="P31"><text:span text:style-name="T24">0.5</text:span> </text:p>
      <text:p text:style-name="Standard">represents the number one half, and the value </text:p>
      <text:p text:style-name="P32">"Mathematics is powerful!"</text:p>
      <text:p text:style-name="Standard">represents an English sentence.</text:p>
      <text:p text:style-name="Standard"/>
      <text:p text:style-name="Standard">Expressions can be created by using <text:span text:style-name="T6">values</text:span> and <text:span text:style-name="T6">operators</text:span> as building blocks. <text:s/>The following are examples of simple expressions which have been created this way:</text:p>
      <text:p text:style-name="P37">3</text:p>
      <text:p text:style-name="P37">2 + 3</text:p>
      <text:p text:style-name="P37"><text:bookmark-start text:name="DDE_LINK"/>5 + 6*21/18 - 2^3<text:bookmark-end text:name="DDE_LINK"/></text:p>
      <text:p text:style-name="Standard"/>
      <text:p text:style-name="Standard">In MathPiper, <text:span text:style-name="T6">expressions</text:span> can be <text:span text:style-name="T6">evaluated</text:span> which means that they can be transformed into a <text:span text:style-name="T6">result value</text:span> by rules that are contained inside of MathPiper. <text:s/>For example, when the expression 2 + 3 is evaluated, the result value that is produced is 5:</text:p>
      <text:p text:style-name="Preformatted_20_Text">In&gt; 2 + 3</text:p>
      <text:p text:style-name="P39">Result&gt; 5</text:p>
      <text:h text:style-name="Heading_20_2" text:outline-level="2">Operators</text:h>
      <text:p text:style-name="Standard">In the above expressions, the characters +, −, *, /, ^ are called <text:span text:style-name="T6">operators</text:span> and their purpose is to tell MathPiper what operations to perform on the values in an expression. <text:s/>For example, in the expression <text:span text:style-name="T6">2 + 3</text:span>, the <text:span text:style-name="T6">addition</text:span> operator <text:span text:style-name="T6">+</text:span> tells MathPiper to add the integer 2 to the integer 3 and return the result.</text:p>
      <text:p text:style-name="Standard">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and <text:span text:style-name="T6">^</text:span> is the <text:span text:style-name="T6">exponent</text:span> operator. <text:s/>MathPiper has more operators in addition to these and some of them will be covered later.</text:p>
      <text:p text:style-name="Standard"><text:soft-page-break/>The following examples show the −, *, /,%, and ^ operators being used:</text:p>
      <text:p text:style-name="Standard"/>
      <text:p text:style-name="Preformatted_20_Text">In&gt; 5 - 2</text:p>
      <text:p text:style-name="P39">Result&gt; 3</text:p>
      <text:p text:style-name="Standard"/>
      <text:p text:style-name="Preformatted_20_Text">In&gt; 3*4</text:p>
      <text:p text:style-name="P39">Result&gt; 12</text:p>
      <text:p text:style-name="Standard"/>
      <text:p text:style-name="Preformatted_20_Text">In&gt; 30/3</text:p>
      <text:p text:style-name="P39">Result&gt; 10</text:p>
      <text:p text:style-name="Standard"/>
      <text:p text:style-name="Preformatted_20_Text">In&gt; 8%5</text:p>
      <text:p text:style-name="P39">Result&gt; 3</text:p>
      <text:p text:style-name="Standard"/>
      <text:p text:style-name="Preformatted_20_Text">In&gt; 2^3</text:p>
      <text:p text:style-name="P39">Result&gt; 8</text:p>
      <text:p text:style-name="Standard"/>
      <text:p text:style-name="Standard">The <text:span text:style-name="T6">−</text:span> character can also be used to indicate a negative number:</text:p>
      <text:p text:style-name="Standard"/>
      <text:p text:style-name="Preformatted_20_Text">In&gt; -3</text:p>
      <text:p text:style-name="P39">Result&gt; -3</text:p>
      <text:p text:style-name="Standard"/>
      <text:p text:style-name="Standard">Subtracting a negative number results in a positive number:</text:p>
      <text:p text:style-name="Standard"/>
      <text:p text:style-name="Preformatted_20_Text">In&gt; - -3</text:p>
      <text:p text:style-name="P39">Result&gt; 3</text:p>
      <text:h text:style-name="Heading_20_2" text:outline-level="2">Operator Precedence</text:h>
      <text:p text:style-name="Standard">When expressions contain more than 1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Standard"/>
      <text:p text:style-name="Standard">^<text:tab/>Exponents are evaluated right to left.</text:p>
      <text:p text:style-name="Standard">*,%,/<text:tab/>Then multiplication, remainder, and division operations are evaluated left to right.</text:p>
      <text:p text:style-name="Standard">+, −<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Standard">5 + 6*21/18 - 2^3</text:p>
      <text:p text:style-name="Standard"/>
      <text:p text:style-name="Standard">And here it is in traditional form:</text:p>
      <text:p text:style-name="P10"><text:soft-page-break/><draw:frame draw:style-name="fr11" draw:name="Object15" text:anchor-type="as-char" svg:width="0.9874in" svg:height="0.4256in" draw:z-index="0"><draw:object xlink:href="./Object 15" xlink:type="simple" xlink:show="embed" xlink:actuate="onLoad"/><draw:image xlink:href="./ObjectReplacements/Object 15" xlink:type="simple" xlink:show="embed" xlink:actuate="onLoad"/></draw:frame></text:p>
      <text:p text:style-name="Standard"/>
      <text:p text:style-name="Standard">According to the precedence rules, this is the order in which MathPiper evaluates the operations in this expression:</text:p>
      <text:p text:style-name="Standard"/>
      <text:p text:style-name="P48">5 + 6*21/18 - 2<text:span text:style-name="T9">^</text:span>3</text:p>
      <text:p text:style-name="P48">5 + 6<text:span text:style-name="T9">*</text:span>21/18 - <text:span text:style-name="T24">8</text:span></text:p>
      <text:p text:style-name="P48">5 + <text:span text:style-name="T24">126</text:span><text:span text:style-name="T9">/</text:span>18 - 8</text:p>
      <text:p text:style-name="P48">5 <text:span text:style-name="T9">+</text:span> <text:span text:style-name="T24">7</text:span> - 8</text:p>
      <text:p text:style-name="P48"><text:span text:style-name="T24">12</text:span> <text:span text:style-name="T9">-</text:span> 8</text:p>
      <text:p text:style-name="P40">4</text:p>
      <text:p text:style-name="P40"/>
      <text:p text:style-name="Standard">Starting with the first expression, MathPiper evaluates the <text:span text:style-name="T9">^</text:span> operator first which results in the <text:span text:style-name="T24">8</text:span> in the expression below it. <text:s/>In the second expression, the <text:span text:style-name="T9">*</text:span> operator is executed next, and so on. <text:s/>The last expression shows that the final result after all of the operators have been evaluated is <text:span text:style-name="T24">4</text:span>.</text:p>
      <text:h text:style-name="Heading_20_2" text:outline-level="2">Changing The Order Of Operations In An Expression</text:h>
      <text:p text:style-name="Standard">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39">Result&gt; 22</text:p>
      <text:p text:style-name="Standard"/>
      <text:p text:style-name="Standard">If parentheses are placed around 4 + 5, however, the addition is forced to be evaluated before the multiplication and the result is 30:</text:p>
      <text:p text:style-name="Standard"/>
      <text:p text:style-name="Preformatted_20_Text">In&gt; (2 + 4)*5</text:p>
      <text:p text:style-name="P39">Result&gt; 30</text:p>
      <text:p text:style-name="Standard"/>
      <text:p text:style-name="Standard">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39">Result&gt; 90</text:p>
      <text:p text:style-name="Standard"/>
      <text:p text:style-name="Standard">Since parentheses are evaluated before any other operators, they are placed at the top of the precedence table:</text:p>
      <text:p text:style-name="Standard"/>
      <text:p text:style-name="Standard">()<text:tab/>Parentheses are evaluated from the inside out.</text:p>
      <text:p text:style-name="Standard"/>
      <text:p text:style-name="Standard">^<text:tab/>Then exponents are evaluated right to left.</text:p>
      <text:p text:style-name="Standard"><text:soft-page-break/></text:p>
      <text:p text:style-name="Standard">*,%,/<text:tab/>Then multiplication, remainder, and division operations are evaluated left to right.</text:p>
      <text:p text:style-name="Standard"/>
      <text:p text:style-name="Standard">+, −<text:tab/>Finally, addition and subtraction are evaluated left to right.</text:p>
      <text:h text:style-name="Heading_20_2" text:outline-level="2">Variables</text:h>
      <text:p text:style-name="Standard">As discussed in section <text:a xlink:type="simple" xlink:href="#7.1.2.1.Variables|outline">7.1.2.1</text:a>, variables are symbols that can be associated with results. <text:s/>One way to create variables in MathPiper is through <text:span text:style-name="T6">assignment</text:span> and it consists of placing the name of a variable you would like to create on the left side of an := operator and an expression on the right side of this operator. <text:s/>When the expression returns an value, the value is assigned (or bound to) to the variable. </text:p>
      <text:p text:style-name="Standard"/>
      <text:p text:style-name="Standard">In the following example, a variable called <text:span text:style-name="T6">box</text:span> is created and the number <text:span text:style-name="T6">7</text:span> is assigned to it:</text:p>
      <text:p text:style-name="Standard"/>
      <text:p text:style-name="Preformatted_20_Text">In&gt; box := 7</text:p>
      <text:p text:style-name="P39">Result&gt; 7</text:p>
      <text:p text:style-name="Standard"/>
      <text:p text:style-name="Standard">Notice that the assignment operator (:=) returns the value that was bound to the variable as its result. <text:s/>If you want to see the value that the variable box (or any variable) has been bound to, simply evaluate it:</text:p>
      <text:p text:style-name="Standard"/>
      <text:p text:style-name="Preformatted_20_Text">In&gt; box</text:p>
      <text:p text:style-name="P39">Result&gt; 7</text:p>
      <text:p text:style-name="Standard"/>
      <text:p text:style-name="Standard"/>
      <text:p text:style-name="Standard">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Standard"/>
      <text:p text:style-name="Standard">Programs are able to have more than 1 variable and here is a more sophisticated example which uses 3 variables:</text:p>
      <text:p text:style-name="Standard"/>
      <text:p text:style-name="Preformatted_20_Text">a := 2</text:p>
      <text:p text:style-name="P39">Result&gt; 2</text:p>
      <text:p text:style-name="Standard"/>
      <text:p text:style-name="Preformatted_20_Text">b := 3</text:p>
      <text:p text:style-name="P39">Result&gt; 3</text:p>
      <text:p text:style-name="Standard"/>
      <text:p text:style-name="Preformatted_20_Text">a + b</text:p>
      <text:p text:style-name="P39">Result&gt; 5</text:p>
      <text:p text:style-name="Standard"/>
      <text:p text:style-name="Preformatted_20_Text"><text:soft-page-break/>answer := a + b</text:p>
      <text:p text:style-name="P39">Result&gt; 5</text:p>
      <text:p text:style-name="Standard"/>
      <text:p text:style-name="Preformatted_20_Text">answer</text:p>
      <text:p text:style-name="P39">Result&gt; 5</text:p>
      <text:p text:style-name="Standard"/>
      <text:p text:style-name="Standard">The part of an expression that is on the right side of an equals sign (:=) is always evaluated first and the result is then assigned to the variable that is on the left side of the equals sign.</text:p>
      <text:h text:style-name="Heading_20_2" text:outline-level="2">Functions That Produce Side Effects</text:h>
      <text:p text:style-name="Standard">Most functions are executed to obtain the results they produce but some functions are executed in order have them perform work that is not in the form of a result. <text:s/>Functions that perform work that is not in the form of a result are said to produce <text:span text:style-name="T6">side effects</text:span>. <text:s/>Side effects include many forms of work including sending information to the user, opening files, and making decisions. <text:s/>When a function produces a side effect which sends information to the user, this information has the words <text:span text:style-name="T6">Side effects:</text:span> placed before it instead of the word Result:.</text:p>
      <text:p text:style-name="Standard"/>
      <text:p text:style-name="Standard">The Echo() function is an example of a function that produces a side effect and it is covered in the following section.</text:p>
      <text:p text:style-name="Standard"/>
      <text:h text:style-name="Heading_20_3" text:outline-level="3">The Echo() Function</text:h>
      <text:p text:style-name="Standard">The Echo() function takes one expression, or multiple expressions separated by commas, evaluates each expression and then sends the results to the user as side effect output. <text:s/>The following examples illustrate this:</text:p>
      <text:p text:style-name="Standard"/>
      <text:p text:style-name="Preformatted_20_Text">In&gt; Echo(1)</text:p>
      <text:p text:style-name="P39">Result&gt; True</text:p>
      <text:p text:style-name="P49">Side Effects&gt;</text:p>
      <text:p text:style-name="P49">1</text:p>
      <text:p text:style-name="Standard"/>
      <text:p text:style-name="Standard">In this example, the number 1 was sent to the Echo() function, it was evaluated (all numbers evaluate to themselves), and the result of the evaluation was then sent to the user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and <text:span text:style-name="T6">False</text:span> if it failed. <text:s/>In this case Echo() returned a result of <text:span text:style-name="T6">True</text:span> because it was able to successfully send a 1 to the user as its side effect.</text:p>
      <text:p text:style-name="Standard"/>
      <text:p text:style-name="Standard">The next example shows multiple expressions being sent to Echo() (notice that the expressions are separated by commas):</text:p>
      <text:p text:style-name="Standard"/>
      <text:p text:style-name="Preformatted_20_Text">In&gt; Echo(1,1+2,2*3)</text:p>
      <text:p text:style-name="P39"><text:soft-page-break/>Result&gt; True</text:p>
      <text:p text:style-name="P49">Side Effects&gt;</text:p>
      <text:p text:style-name="P49">1 3 6 </text:p>
      <text:p text:style-name="Standard"/>
      <text:p text:style-name="Standard">The expressions were each evaluated and their results were returned as side effect output.</text:p>
      <text:p text:style-name="Standard"><text:s/></text:p>
      <text:p text:style-name="Standard">Now that we have seen how Echo() works, lets use it to do something useful. <text:s/>If more than one expression is evaluated in a %mathpiper fold, only result from the bottommost expression is displayed:</text:p>
      <text:p text:style-name="Standard"/>
      <text:p text:style-name="P41"><text:span text:style-name="T17"><text:s/>1:</text:span><text:span text:style-name="T28">%mathpiper,description=""</text:span></text:p>
      <text:p text:style-name="P41"><text:span text:style-name="T17"><text:s/>2:</text:span>a <text:span text:style-name="T5">:=</text:span> <text:span text:style-name="T8">1</text:span>;</text:p>
      <text:p text:style-name="P41"><text:span text:style-name="T17"><text:s/>3:</text:span>b <text:span text:style-name="T5">:=</text:span> <text:span text:style-name="T8">2</text:span>;</text:p>
      <text:p text:style-name="P41"><text:span text:style-name="T17"><text:s/>4:</text:span>c <text:span text:style-name="T5">:=</text:span> <text:span text:style-name="T8">3</text:span>;</text:p>
      <text:p text:style-name="P42"><text:s/>5:</text:p>
      <text:p text:style-name="P41"><text:span text:style-name="T17"><text:s/>6:</text:span><text:span text:style-name="T28">%/mathpiper</text:span></text:p>
      <text:p text:style-name="P42"><text:s/>7:</text:p>
      <text:p text:style-name="P41"><text:span text:style-name="T17"><text:s/>8:</text:span> <text:s text:c="3"/><text:span text:style-name="T20">%output,preserve="false"</text:span></text:p>
      <text:p text:style-name="P41"><text:span text:style-name="T17"><text:s/>9:</text:span> <text:s text:c="5"/>Result: 3</text:p>
      <text:p text:style-name="P52"><text:span text:style-name="T17">10:</text:span> <text:s text:c="3"/><text:span text:style-name="T20">%/output</text:span></text:p>
      <text:p text:style-name="Standard"/>
      <text:p text:style-name="Standard">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The following example shows how Echo() can be used display the contents of all 3 variables:</text:p>
      <text:p text:style-name="Standard"/>
      <text:p text:style-name="P41"><text:span text:style-name="T17"><text:s/>1:</text:span><text:span text:style-name="T28">%mathpiper,description=""</text:span></text:p>
      <text:p text:style-name="P41"><text:span text:style-name="T17"><text:s/>2:</text:span>a <text:span text:style-name="T5">:=</text:span> <text:span text:style-name="T8">1</text:span>;</text:p>
      <text:p text:style-name="P41"><text:span text:style-name="T17"><text:s/>3:</text:span><text:span text:style-name="T18">Echo</text:span><text:span text:style-name="T5">(</text:span>a<text:span text:style-name="T5">)</text:span>;</text:p>
      <text:p text:style-name="P41"><text:span text:style-name="T17"><text:s/>4:</text:span>b <text:span text:style-name="T5">:=</text:span> <text:span text:style-name="T8">2</text:span>;</text:p>
      <text:p text:style-name="P41"><text:span text:style-name="T17"><text:s/>5:</text:span><text:span text:style-name="T18">Echo</text:span><text:span text:style-name="T5">(</text:span>b<text:span text:style-name="T5">)</text:span>;</text:p>
      <text:p text:style-name="P41"><text:span text:style-name="T17"><text:s/>6:</text:span>c <text:span text:style-name="T5">:=</text:span> <text:span text:style-name="T8">3</text:span>;</text:p>
      <text:p text:style-name="P41"><text:span text:style-name="T17"><text:s/>7:</text:span><text:span text:style-name="T18">Echo</text:span><text:span text:style-name="T5">(</text:span>c<text:span text:style-name="T5">)</text:span>;</text:p>
      <text:p text:style-name="P42"><text:s/>8:</text:p>
      <text:p text:style-name="P41"><text:span text:style-name="T17"><text:s/>9:</text:span><text:span text:style-name="T28">%/mathpiper</text:span></text:p>
      <text:p text:style-name="P42">10:</text:p>
      <text:p text:style-name="P41"><text:span text:style-name="T17">11:</text:span> <text:s text:c="3"/><text:span text:style-name="T20">%output,preserve="false"</text:span></text:p>
      <text:p text:style-name="P41"><text:span text:style-name="T17">12:</text:span> <text:s text:c="5"/>Result: True</text:p>
      <text:p text:style-name="P41"><text:span text:style-name="T17">13:</text:span> <text:s text:c="5"/></text:p>
      <text:p text:style-name="P41"><text:span text:style-name="T17">14:</text:span> <text:s text:c="5"/>Side effects:</text:p>
      <text:p text:style-name="P41"><text:span text:style-name="T17">15:</text:span> <text:s text:c="5"/>1 </text:p>
      <text:p text:style-name="P41"><text:span text:style-name="T17">16:</text:span> <text:s text:c="5"/>2 </text:p>
      <text:p text:style-name="P41"><text:span text:style-name="T17">17:</text:span> <text:s text:c="5"/>3</text:p>
      <text:p text:style-name="P52"><text:soft-page-break/><text:span text:style-name="T17">18:</text:span> <text:s text:c="3"/><text:span text:style-name="T20">%/output</text:span></text:p>
      <text:p text:style-name="Standard"/>
      <text:h text:style-name="Heading_20_2" text:outline-level="2">Expressions Are Separated By Semicolons</text:h>
      <text:p text:style-name="Standard">In the previous sections, you may have noticed that all of the expressions that were executed inside of a <text:span text:style-name="T6">%mathpiper fold</text:span> had a semicolon (;) after them but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because the console adds it automatically when the expression is executed.</text:p>
      <text:p text:style-name="Standard"/>
      <text:p text:style-name="Standard">All the previous code examples have had each of their expressions on a separate line, but multiple expressions can also be placed on a single line because the semicolons tell MathPiper where one expression ends and the next one begins:</text:p>
      <text:p text:style-name="Standard"/>
      <text:p text:style-name="P41"><text:span text:style-name="T17"><text:s/>1:</text:span><text:span text:style-name="T28">%mathpiper,description=""</text:span></text:p>
      <text:p text:style-name="P41"><text:span text:style-name="T17"><text:s/>2:</text:span>a <text:span text:style-name="T5">:=</text:span> <text:span text:style-name="T8">1</text:span>; <text:span text:style-name="T18">Echo</text:span><text:span text:style-name="T5">(</text:span>a<text:span text:style-name="T5">)</text:span>; b <text:span text:style-name="T5">:=</text:span> <text:span text:style-name="T8">2</text:span>; <text:span text:style-name="T18">Echo</text:span><text:span text:style-name="T5">(</text:span>b<text:span text:style-name="T5">)</text:span>; c <text:span text:style-name="T5">:=</text:span> <text:span text:style-name="T8">3</text:span>; <text:span text:style-name="T18">Echo</text:span><text:span text:style-name="T5">(</text:span>c<text:span text:style-name="T5">)</text:span>;</text:p>
      <text:p text:style-name="P42"><text:s/>3:</text:p>
      <text:p text:style-name="P41"><text:span text:style-name="T17"><text:s/>4:</text:span><text:span text:style-name="T28">%/mathpiper</text:span></text:p>
      <text:p text:style-name="P42"><text:s/>5:</text:p>
      <text:p text:style-name="P41"><text:span text:style-name="T17"><text:s/>6:</text:span> <text:s text:c="3"/><text:span text:style-name="T20">%output,preserve="false"</text:span></text:p>
      <text:p text:style-name="P41"><text:span text:style-name="T17"><text:s/>7:</text:span> <text:s text:c="5"/>Result: True</text:p>
      <text:p text:style-name="P41"><text:span text:style-name="T17"><text:s/>8:</text:span> <text:s text:c="5"/></text:p>
      <text:p text:style-name="P41"><text:span text:style-name="T17"><text:s/>9:</text:span> <text:s text:c="5"/>Side effects:</text:p>
      <text:p text:style-name="P41"><text:span text:style-name="T17">10:</text:span> <text:s text:c="5"/>1 </text:p>
      <text:p text:style-name="P41"><text:span text:style-name="T17">11:</text:span> <text:s text:c="5"/>2 </text:p>
      <text:p text:style-name="P41"><text:span text:style-name="T17">12:</text:span> <text:s text:c="5"/>3</text:p>
      <text:p text:style-name="P52"><text:span text:style-name="T17">13:</text:span><text:span text:style-name="T20"> <text:s text:c="3"/>%/output</text:span></text:p>
      <text:p text:style-name="P12">The spaces that are in the code on line 2 of this example are used to make the code more readable. <text:s/>Any spaces that are present in most expressions and between expressions are ignored by MathPiper and if we removed the spaces from the previous code, the output remains the same:</text:p>
      <text:p text:style-name="P12"/>
      <text:p text:style-name="P41"><text:span text:style-name="T17"><text:s/>1:</text:span><text:span text:style-name="T28">%mathpiper,description=""</text:span></text:p>
      <text:p text:style-name="P41"><text:span text:style-name="T17"><text:s/>2:</text:span>a<text:span text:style-name="T5">:=</text:span><text:span text:style-name="T8">1</text:span>;<text:span text:style-name="T18">Echo</text:span><text:span text:style-name="T5">(</text:span>a<text:span text:style-name="T5">)</text:span>;b<text:span text:style-name="T5">:=</text:span><text:span text:style-name="T8">2</text:span>;<text:span text:style-name="T18">Echo</text:span><text:span text:style-name="T5">(</text:span>b<text:span text:style-name="T5">)</text:span>;c<text:span text:style-name="T5">:=</text:span> <text:span text:style-name="T8">3</text:span>;<text:span text:style-name="T18">Echo</text:span><text:span text:style-name="T5">(</text:span>c<text:span text:style-name="T5">)</text:span>;</text:p>
      <text:p text:style-name="P42"><text:s/>3:</text:p>
      <text:p text:style-name="P41"><text:span text:style-name="T17"><text:s/>4:</text:span><text:span text:style-name="T28">%/mathpiper</text:span></text:p>
      <text:p text:style-name="P42"><text:s/>5:</text:p>
      <text:p text:style-name="P41"><text:span text:style-name="T17"><text:s/>6:</text:span> <text:s text:c="3"/><text:span text:style-name="T20">%output,preserve="false"</text:span></text:p>
      <text:p text:style-name="P41"><text:span text:style-name="T17"><text:s/>7:</text:span> <text:s text:c="5"/>Result: True</text:p>
      <text:p text:style-name="P41"><text:span text:style-name="T17"><text:s/>8:</text:span> <text:s text:c="5"/></text:p>
      <text:p text:style-name="P41"><text:span text:style-name="T17"><text:s/>9:</text:span> <text:s text:c="5"/>Side effects:</text:p>
      <text:p text:style-name="P41"><text:span text:style-name="T17">10:</text:span> <text:s text:c="5"/>1 </text:p>
      <text:p text:style-name="P41"><text:span text:style-name="T17">11:</text:span> <text:s text:c="5"/>2 </text:p>
      <text:p text:style-name="P41"><text:span text:style-name="T17">12:</text:span> <text:s text:c="5"/>3</text:p>
      <text:p text:style-name="P52"><text:soft-page-break/><text:span text:style-name="T17">13:</text:span><text:span text:style-name="T20"> <text:s text:c="3"/>%/output</text:span></text:p>
      <text:p text:style-name="P56">Note: The content below this line has not been finished yet and it should be ignored.</text:p>
      <text:h text:style-name="Heading_20_2" text:outline-level="2">Strings</text:h>
      <text:p text:style-name="Standard">A string is a type of object that is used to hold text-based information. <text:s/>The typical expression that is used to create a string object consists of text which is enclosed within either double quotes or single quotes. <text:s/>Strings can be referenced by variables just like numbers can and strings can also be displayed by the print statement. <text:s/>The following example assigns a string object to the variable 'a', prints the string object that 'a' references, and then also displays its type:</text:p>
      <text:p text:style-name="Standard"/>
      <text:p text:style-name="Standard">a = "Hello, I am a string."</text:p>
      <text:p text:style-name="Standard">print a</text:p>
      <text:p text:style-name="Standard">type(a)</text:p>
      <text:p text:style-name="Standard">|</text:p>
      <text:p text:style-name="Standard"><text:s text:c="4"/>Hello, I am a string.</text:p>
      <text:p text:style-name="Standard"><text:s text:c="4"/>&lt;type 'str'&gt;</text:p>
      <text:h text:style-name="Heading_20_2" text:outline-level="2">Comments</text:h>
      <text:p text:style-name="Standard">Source code can often be difficult to understand and therefore all programming languages provide the ability for comments to be included in the code. <text:s/>Comments are used to explain what the code near them is doing and they are <text:s/>usually meant to be read by a human looking at the source code. <text:s/>Comments are ignored when the program is executed.</text:p>
      <text:p text:style-name="Standard"/>
      <text:p text:style-name="Standard">There are two ways that MathPiper allows comments to be added to source code. <text:s/>The first way is by placing a pound sign '#' to the left of any text that is meant to serve as a comment. <text:s/>The text from the pound sign to the end of the line the pound sign is on will be treated as a comment. <text:s/>Here is a program that contains comments which use a pound sign:</text:p>
      <text:p text:style-name="Standard"/>
      <text:p text:style-name="Standard">#This is a comment.</text:p>
      <text:p text:style-name="Standard">x = 2 #Set the variable x equal to 2.</text:p>
      <text:p text:style-name="Standard">print x</text:p>
      <text:p text:style-name="Standard">|</text:p>
      <text:p text:style-name="Standard"><text:s text:c="4"/>2</text:p>
      <text:p text:style-name="Standard"/>
      <text:p text:style-name="Standard">When this program is executed, the text that starts with a pound sign is ignored.</text:p>
      <text:p text:style-name="Standard"/>
      <text:p text:style-name="Standard"><text:soft-page-break/>The second way to add comments to a MathPiper program is by enclosing the comments in a set of triple quotes. <text:s/>This option is useful when a comment is too large to fit on one line. <text:s/>This program shows a triple quoted comment:</text:p>
      <text:p text:style-name="Standard"/>
      <text:p text:style-name="Standard">"""</text:p>
      <text:p text:style-name="Standard">This is a longer comment and it uses</text:p>
      <text:p text:style-name="Standard">more than one line. The following</text:p>
      <text:p text:style-name="Standard">code assigns the number 3 to variable</text:p>
      <text:p text:style-name="Standard">x and then it prints x.</text:p>
      <text:p text:style-name="Standard">"""</text:p>
      <text:p text:style-name="Standard"/>
      <text:p text:style-name="Standard">x = 3</text:p>
      <text:p text:style-name="Standard">print x </text:p>
      <text:p text:style-name="Standard">|</text:p>
      <text:p text:style-name="Standard"><text:s text:c="4"/>3</text:p>
      <text:h text:style-name="Heading_20_2" text:outline-level="2">Conditional Operators</text:h>
      <text:p text:style-name="Standard">A conditional operator is an operator that is used to compare two objects. <text:s/>Expressions that contain conditional operators return a boolean object and a boolean object is one that can either be True or False. <text:s/>Table 2 shows the conditional operators that MathPiper uses:</text:p>
      <text:p text:style-name="Standard"/>
      <text:p text:style-name="Standard">Operator</text:p>
      <text:p text:style-name="Standard">Description</text:p>
      <text:p text:style-name="Standard"><text:s text:c="2"/>x == y</text:p>
      <text:p text:style-name="Standard">Returns True if the two objects are equal and False if they are not equal. <text:s/>Notice that == performs a comparison and not an assignment like = does.</text:p>
      <text:p text:style-name="Standard"><text:s text:c="2"/>x &lt;&gt; y</text:p>
      <text:p text:style-name="Standard">Returns True if the objects are not equal and False if they are equal.</text:p>
      <text:p text:style-name="Standard"><text:s text:c="2"/>x != y</text:p>
      <text:p text:style-name="Standard">Returns True if the objects are not equal and False if they are equal.</text:p>
      <text:p text:style-name="Standard"><text:s text:c="2"/>x &lt; y</text:p>
      <text:p text:style-name="Standard">Returns True if the left object is less than the right object and False if the left object is not less than the right object.</text:p>
      <text:p text:style-name="Standard"><text:s text:c="2"/>x &lt;= y</text:p>
      <text:p text:style-name="Standard">Returns True if the left object is less than or equal to the right object and False if the left object is not less than or equal to the right object.</text:p>
      <text:p text:style-name="Standard"><text:s text:c="2"/>x &gt; y</text:p>
      <text:p text:style-name="Standard">Returns True if the left object is greater than the right object and False if the left object is not greater than the right object.</text:p>
      <text:p text:style-name="Standard"><text:s text:c="2"/>x &gt;= y</text:p>
      <text:p text:style-name="Standard">Returns True if the left object is greater than or equal to the right object and False if the left object is not greater than or equal to the right object.</text:p>
      <text:p text:style-name="Standard">Table 2: Conditional Operators</text:p>
      <text:p text:style-name="Standard"/>
      <text:p text:style-name="Standard">The following examples show each of the conditional operators in Table 2 being used to compare objects that have been placed into variables x and y:</text:p>
      <text:p text:style-name="Standard"><text:soft-page-break/></text:p>
      <text:p text:style-name="Standard"># Example 1.</text:p>
      <text:p text:style-name="Standard">x = 2</text:p>
      <text:p text:style-name="Standard">y = 3 </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3 : False</text:p>
      <text:p text:style-name="Standard"><text:s text:c="4"/>2 &lt;&gt; 3 : True</text:p>
      <text:p text:style-name="Standard"><text:s text:c="4"/>2 != 3 : True</text:p>
      <text:p text:style-name="Standard"><text:s text:c="4"/>2 &lt; 3 : True</text:p>
      <text:p text:style-name="Standard"><text:s text:c="4"/>2 &lt;= 3 : True</text:p>
      <text:p text:style-name="Standard"><text:s text:c="4"/>2 &gt; 3 : False</text:p>
      <text:p text:style-name="Standard"><text:s text:c="4"/>2 &gt;= 3 : False</text:p>
      <text:p text:style-name="Standard"/>
      <text:p text:style-name="Standard"># Example 2.</text:p>
      <text:p text:style-name="Standard">x = 2</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2 : True</text:p>
      <text:p text:style-name="Standard"><text:s text:c="4"/>2 &lt;&gt; 2 : False</text:p>
      <text:p text:style-name="Standard"><text:s text:c="4"/>2 != 2 : False</text:p>
      <text:p text:style-name="Standard"><text:s text:c="4"/>2 &lt; 2 : False</text:p>
      <text:p text:style-name="Standard"><text:s text:c="4"/>2 &lt;= 2 : True</text:p>
      <text:p text:style-name="Standard"><text:s text:c="4"/>2 &gt; 2 : False</text:p>
      <text:p text:style-name="Standard"><text:s text:c="4"/>2 &gt;= 2 : True</text:p>
      <text:p text:style-name="Standard"/>
      <text:p text:style-name="Standard"># Example 3.</text:p>
      <text:p text:style-name="Standard">x = 3</text:p>
      <text:p text:style-name="Standard">y = 2 <text:s/></text:p>
      <text:p text:style-name="Standard"/>
      <text:p text:style-name="Standard">print x, "==", y, ":", x == y</text:p>
      <text:p text:style-name="Standard"><text:soft-page-break/>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3 == 2 : False</text:p>
      <text:p text:style-name="Standard"><text:s text:c="4"/>3 &lt;&gt; 2 : True</text:p>
      <text:p text:style-name="Standard"><text:s text:c="4"/>3 != 2 : True</text:p>
      <text:p text:style-name="Standard"><text:s text:c="4"/>3 &lt; 2 : False</text:p>
      <text:p text:style-name="Standard"><text:s text:c="4"/>3 &lt;= 2 : False</text:p>
      <text:p text:style-name="Standard"><text:s text:c="4"/>3 &gt; 2 : True</text:p>
      <text:p text:style-name="Standard"><text:s text:c="4"/>3 &gt;= 2 : True</text:p>
      <text:p text:style-name="Standard"/>
      <text:p text:style-name="Standard">Conditional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Finally, conditional operators are evaluated.</text:p>
      <text:h text:style-name="Heading_20_2" text:outline-level="2">Making Decisions With The if Statement</text:h>
      <text:p text:style-name="Standard">All programming languages provide the ability to make decisions and the most commonly used statement for making decisions in MathPiper is the if statement.</text:p>
      <text:p text:style-name="Standard"/>
      <text:p text:style-name="Standard">A simplified syntax specification for the if statement is as follows:</text:p>
      <text:p text:style-name="Standard"/>
      <text:p text:style-name="Standard">if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ay an if statement works is that it evaluates the expression to its immediate right and then looks at the object that is returned. <text:s/>If this object is <text:soft-page-break/>"true", the statements that are inside the if statement are executed. <text:s/>If the object is "false", the statements inside of the if are not executed.</text:p>
      <text:p text:style-name="Standard"/>
      <text:p text:style-name="Standard">In MathPiper, an object is "true" if it is nonzero or nonempty and it is "false" if it is zero or empty. <text:s/>An expression that contains one or more conditional operators will return a boolean object which will be either True or False.</text:p>
      <text:p text:style-name="Standard"/>
      <text:p text:style-name="Standard">The way that statements are placed inside of a statement is by putting a colon ':' at the end of the statement's header and then placing one or more statements underneath it. <text:s/>The statements that are placed underneath an enclosing statement must each be indented one or more tabs or spaces from the left side of the enclosing statement. <text:s/>All indented statements, however, must be indented the same way and the same amount. <text:s/>One or more statements that are indented like this are referred to as a block of code.</text:p>
      <text:p text:style-name="Standard"/>
      <text:p text:style-name="Standard">The following program uses an if statement to determine if the number in variable x is greater than 5. <text:s/>If x is greater than 5, the program will print "Greater" and then "End of program".</text:p>
      <text:p text:style-name="Standard"/>
      <text:p text:style-name="Standard">x = 6</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True</text:p>
      <text:p text:style-name="Standard"><text:s text:c="4"/>6</text:p>
      <text:p text:style-name="Standard"><text:s text:c="4"/>Greater</text:p>
      <text:p text:style-name="Standard"><text:s text:c="4"/>End of program</text:p>
      <text:p text:style-name="Standard">In this program, x has been set to 6 and therefore the expression x &gt; 5 is true. <text:s/>When this expression is printed, it prints the boolean object True because 6 is greater than 5.</text:p>
      <text:p text:style-name="Standard"/>
      <text:p text:style-name="Standard">When the if statement evaluates the expression and determines it is True, it then executes the print statements that are inside of it and the contents of variable x are printed along with the string "Greater". <text:s/>If additional statements needed to be placed within the if statement, they would have been added underneath the print statements at the same level of indenting.</text:p>
      <text:p text:style-name="Standard"/>
      <text:p text:style-name="Standard">Finally, the last print statement prints the string "End of program" regardless of what the if statement does.</text:p>
      <text:p text:style-name="Standard"/>
      <text:p text:style-name="Standard"><text:soft-page-break/>Here is the same program except that x has been set to 4 instead of 6:</text:p>
      <text:p text:style-name="Standard"/>
      <text:p text:style-name="Standard">x = 4</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False</text:p>
      <text:p text:style-name="Standard"><text:s text:c="4"/>End of program.</text:p>
      <text:p text:style-name="Standard">This time the expression x &gt; 4 returns a False object which causes the if statement to not execute the statements that are inside of it.</text:p>
      <text:h text:style-name="Heading_20_2" text:outline-level="2">The and, or, And not Boolean Operators</text:h>
      <text:p text:style-name="Standard">Sometimes one wants to check if two or more expressions are all true and the way to do this is with the and operator:</text:p>
      <text:p text:style-name="Standard"/>
      <text:p text:style-name="Standard">a = 7</text:p>
      <text:p text:style-name="Standard">b = 9</text:p>
      <text:p text:style-name="Standard">print a &lt; 5 and b &lt; 10</text:p>
      <text:p text:style-name="Standard">print a &gt; 5 and b &gt; 10</text:p>
      <text:p text:style-name="Standard">print a &lt; 5 and b &gt; 10</text:p>
      <text:p text:style-name="Standard">print a &gt; 5 and b &lt; 10</text:p>
      <text:p text:style-name="Standard">if a &gt; 5 and b &lt; 10:</text:p>
      <text:p text:style-name="Standard"><text:s text:c="4"/>print "These expressions are both true."</text:p>
      <text:p text:style-name="Standard">|</text:p>
      <text:p text:style-name="Standard">False</text:p>
      <text:p text:style-name="Standard">False</text:p>
      <text:p text:style-name="Standard">False</text:p>
      <text:p text:style-name="Standard">True</text:p>
      <text:p text:style-name="Standard">These expressions are both true.</text:p>
      <text:p text:style-name="Standard"/>
      <text:p text:style-name="Standard">At other times one wants to determine if at least one expression in a group is true and this is done with the or operator:</text:p>
      <text:p text:style-name="Standard"/>
      <text:p text:style-name="Standard">a = 7</text:p>
      <text:p text:style-name="Standard">b = 9</text:p>
      <text:p text:style-name="Standard">print a &lt; 5 or b &lt; 10</text:p>
      <text:p text:style-name="Standard">print a &gt; 5 or b &gt; 10</text:p>
      <text:p text:style-name="Standard">print a &gt; 5 or b &lt; 10</text:p>
      <text:p text:style-name="Standard">print a &lt; 5 or b &gt; 10</text:p>
      <text:p text:style-name="Standard"><text:soft-page-break/></text:p>
      <text:p text:style-name="Standard">if a &lt; 5 or b &lt; 10:</text:p>
      <text:p text:style-name="Standard"><text:s text:c="4"/>print "At least one of these expressions is true."</text:p>
      <text:p text:style-name="Standard">|</text:p>
      <text:p text:style-name="Standard">True</text:p>
      <text:p text:style-name="Standard">True</text:p>
      <text:p text:style-name="Standard">True</text:p>
      <text:p text:style-name="Standard">False</text:p>
      <text:p text:style-name="Standard">At least one of these expressions is true.</text:p>
      <text:p text:style-name="Standard">Finally, the not operator can be used to change a True result to a False result, and a False result to a True result:</text:p>
      <text:p text:style-name="Standard"/>
      <text:p text:style-name="Standard">a = 7</text:p>
      <text:p text:style-name="Standard">print a &gt; 5</text:p>
      <text:p text:style-name="Standard">print not a &gt; 5</text:p>
      <text:p text:style-name="Standard">|</text:p>
      <text:p text:style-name="Standard">True</text:p>
      <text:p text:style-name="Standard">False</text:p>
      <text:p text:style-name="Standard">Boolean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Then conditional operators are evaluated.</text:p>
      <text:p text:style-name="Standard"/>
      <text:p text:style-name="Standard">not<text:tab/>The boolean operators are evaluated last.</text:p>
      <text:p text:style-name="Standard"/>
      <text:p text:style-name="Standard">and<text:tab/></text:p>
      <text:p text:style-name="Standard"/>
      <text:p text:style-name="Standard">or<text:tab/></text:p>
      <text:p text:style-name="Standard"/>
      <text:h text:style-name="Heading_20_2" text:outline-level="2">Looping With The while Statement</text:h>
      <text:p text:style-name="Standard">Many kinds of machines, including computers, derive much of their power from the principle of repeated cycling. <text:s/>MathPiper provides a number of ways to implement repeated cycling in a program and these ways range from straight-forward to subtle. <text:s text:c="2"/>We will begin discussing looping in MathPiper by starting with the straight-forward while statement.</text:p>
      <text:p text:style-name="Standard"><text:soft-page-break/></text:p>
      <text:p text:style-name="Standard">The syntax specification for the while statement is as follows:</text:p>
      <text:p text:style-name="Standard"/>
      <text:p text:style-name="Standard">while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hile statement is similar to the if statement except it will repeatedly execute the statements it contains as long as the expression to the right of its header is true. <text:s/>As soon as the expression returns a False object, the while statement skips the statements it contains and execution continues with the statement that immediately follows the while statement (if there is one). </text:p>
      <text:p text:style-name="Standard"/>
      <text:p text:style-name="Standard">The following example program uses a while loop to print the integers from 1 to 10:</text:p>
      <text:p text:style-name="Standard"/>
      <text:p text:style-name="Standard"># Print the integers from 1 to 10.</text:p>
      <text:p text:style-name="Standard"/>
      <text:p text:style-name="Standard">x = 1 <text:s/>#Initialize a counting variable to 1 outside of the loop.</text:p>
      <text:p text:style-name="Standard"/>
      <text:p text:style-name="Standard">while x &lt;= 10:</text:p>
      <text:p text:style-name="Standard"><text:s text:c="4"/>print x</text:p>
      <text:p text:style-name="Standard"><text:s text:c="4"/>x = x + 1 <text:s/>#Increment x by 1.</text:p>
      <text:p text:style-name="Standard">|</text:p>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In this program, a single variable called x is created. <text:s/>It is used to tell the print statement which integer to print and it is also used in the expression that determines if the while loop should continue to loop or not.</text:p>
      <text:p text:style-name="Standard"/>
      <text:p text:style-name="Standard">When the program is executed, 1 is placed into x and then the while statement is <text:s/>entered. <text:s/>The expression x &lt;= 10 becomes 1 &lt;= 10 and, since 1 is less than or equal to 10, a boolean object containing True is returned by the expression.</text:p>
      <text:p text:style-name="Standard"/>
      <text:p text:style-name="Standard"><text:soft-page-break/>The while statement sees that the expression returned a true object and therefore it executes all of the statements inside of itself from top to bottom. <text:s/></text:p>
      <text:p text:style-name="Standard"/>
      <text:p text:style-name="Standard">The print statement prints the current contents of x (which is 1) then x = x + 1 is executed. <text:s/></text:p>
      <text:p text:style-name="Standard"/>
      <text:p text:style-name="Standard">The expression x = x + 1 is a standard expression form that is used in many programming languages. <text:s/>Each time an expression in this form is evaluated, it increases the variable it contains by 1. <text:s/>Another way to describe the effect this expression has on x is to say that it increments x by 1.</text:p>
      <text:p text:style-name="Standard"/>
      <text:p text:style-name="Standard">In this case x contains 1 and, after the expression is evaluated, x contains 2.</text:p>
      <text:p text:style-name="Standard"/>
      <text:p text:style-name="Standard">After the last statement inside of a while statement is executed, the while statement reevaluates the expression to the right of its header to determine whether it should continue looping or not. <text:s/>Since x is 2 at this point, the expression returns True and the code inside the while statement is executed again. <text:s/>This loop will be repeated until x is incremented to 11 and the expression returns False.</text:p>
      <text:p text:style-name="Standard"/>
      <text:p text:style-name="Standard">The previous program can be adjusted in a number of ways to achieve different results. <text:s/>For example, the following program prints the integers from 1 to 100 by increasing the 10 in the expression which is at the right side of the while header to 100. <text:s/>A comma has been placed after the print statement so that its output is displayed on the same line until it encounters the right side of the window.</text:p>
      <text:p text:style-name="Standard"/>
      <text:p text:style-name="Standard"># Print the integers from 1 to 100.</text:p>
      <text:p text:style-name="Standard"/>
      <text:p text:style-name="Standard">x = 1 </text:p>
      <text:p text:style-name="Standard"/>
      <text:p text:style-name="Standard">while x &lt;= 100:</text:p>
      <text:p text:style-name="Standard"><text:s text:c="4"/>print x,</text:p>
      <text:p text:style-name="Standard"><text:s text:c="4"/>x = x + 1 <text:s/>#Increment x by 1.</text:p>
      <text:p text:style-name="Standard">|</text:p>
      <text:p text:style-name="Standard">1 2 3 4 5 6 7 8 9 10 11 12 13 14 15 16 17 18 19 20 21 22 23 24 25 26 27</text:p>
      <text:p text:style-name="Standard">28 29 30 31 32 33 34 35 36 37 38 39 40 41 42 43 44 45 46 47 48 49 50 51</text:p>
      <text:p text:style-name="Standard">52 53 54 55 56 57 58 59 60 61 62 63 64 65 66 67 68 69 70 71 72 73 74 75</text:p>
      <text:p text:style-name="Standard">76 77 78 79 80 81 82 83 84 85 86 87 88 89 90 91 92 93 94 95 96 97 98 99</text:p>
      <text:p text:style-name="Standard">100 </text:p>
      <text:p text:style-name="Standard">The following program prints the odd integers from 1 to 99 by changing the increment value in the increment expression from 1 to 2:</text:p>
      <text:p text:style-name="Standard"/>
      <text:p text:style-name="Standard"># Print the odd integers from 1 to 99.</text:p>
      <text:p text:style-name="Standard"/>
      <text:p text:style-name="Standard">x = 1 </text:p>
      <text:p text:style-name="Standard"/>
      <text:p text:style-name="Standard"><text:soft-page-break/>while x &lt;= 100:</text:p>
      <text:p text:style-name="Standard"><text:s text:c="4"/>print x,</text:p>
      <text:p text:style-name="Standard"><text:s text:c="4"/>x = x + 2 <text:s/>#Increment x by 2.</text:p>
      <text:p text:style-name="Standard">|</text:p>
      <text:p text:style-name="Standard">1 3 5 7 9 11 13 15 17 19 21 23 25 27 29 31 33 35 37 39 41 43 45 47 49 51</text:p>
      <text:p text:style-name="Standard">53 55 57 59 61 63 65 67 69 71 73 75 77 79 81 83 85 87 89 91 93 95 97 99 </text:p>
      <text:p text:style-name="Standard">Finally, this program prints the numbers from 1 to 100 in reverse order:</text:p>
      <text:p text:style-name="Standard"/>
      <text:p text:style-name="Standard"># Print the integers from 1 to 100 in reverse order.</text:p>
      <text:p text:style-name="Standard"/>
      <text:p text:style-name="Standard">x = 100 </text:p>
      <text:p text:style-name="Standard"/>
      <text:p text:style-name="Standard">while x &gt;= 1:</text:p>
      <text:p text:style-name="Standard"><text:s text:c="4"/>print x,</text:p>
      <text:p text:style-name="Standard"><text:s text:c="4"/>x = x - 1 <text:s/>#Decrement x by 1.</text:p>
      <text:p text:style-name="Standard">|</text:p>
      <text:p text:style-name="Standard">100 99 98 97 96 95 94 93 92 91 90 89 88 87 86 85 84 83 82 81 80 79 78 77</text:p>
      <text:p text:style-name="Standard">76 75 74 73 72 71 70 69 68 67 66 65 64 63 62 61 60 59 58 57 56 55 54 53</text:p>
      <text:p text:style-name="Standard">52 51 50 49 48 47 46 45 44 43 42 41 40 39 38 37 36 35 34 33 32 31 30 29</text:p>
      <text:p text:style-name="Standard">28 27 26 25 24 23 22 21 20 19 18 17 16 15 14 13 12 11 10 9 8 7 6 5 4 3 2</text:p>
      <text:p text:style-name="Standard">1 </text:p>
      <text:p text:style-name="Standard"/>
      <text:p text:style-name="Standard">In order to achieve this result, this program had to initialize x to 100, check to see if x was greater than or equal to 1 (x &gt;= 1) to continue looping, and decrement x by subtracting 1 from it instead of adding 1 to it.</text:p>
      <text:h text:style-name="Heading_20_2" text:outline-level="2">Long-Running Loops, Infinite Loops, And Interrupting Execution</text:h>
      <text:p text:style-name="Standard">It is easy to create a loop that will execute a large number of times, or even an infinite number of times, either on purpose or by mistake. <text:s/>When you execute a program that contains an infinite loop, it will run until you tell MathPiper to interrupt its execution. <text:s/>This is done by selecting the Action menu which is near the upper left part of the worksheet and then selecting the Interrupt menu item. <text:s/>Programs with long-running loops can be interrupted this way too. <text:s/>In both cases, the vertical green execution bar will indicate that the program is currently executing and the green bar will disappear after the program has been interrupted. </text:p>
      <text:p text:style-name="Standard"/>
      <text:p text:style-name="Standard">This program contains an infinite loop:</text:p>
      <text:p text:style-name="Standard"/>
      <text:p text:style-name="Standard">#Infinite loop example program.</text:p>
      <text:p text:style-name="Standard"/>
      <text:p text:style-name="Standard">x = 1</text:p>
      <text:p text:style-name="Standard">while x &lt; 10:</text:p>
      <text:p text:style-name="Standard"><text:s text:c="4"/>answer = x + 1</text:p>
      <text:p text:style-name="Standard">|</text:p>
      <text:p text:style-name="Standard"><text:soft-page-break/></text:p>
      <text:p text:style-name="Standard">Since the contents of x is never changed inside the loop, the expression x &lt; 10 always evaluates to True which causes the loop to continue looping.</text:p>
      <text:p text:style-name="Standard"/>
      <text:p text:style-name="Standard">Execute this program now and then interrupt it using the worksheet's Interrupt command. <text:s/>Sometimes simply interrupting the worksheet is not enough to stop execution and then you will need to select Action -&gt; Restart worksheet. <text:s/>When a worksheet is restarted, however, all variables are set back to their initial conditions so the cells that assigned values to these variables will each need to be executed again. </text:p>
      <text:h text:style-name="Heading_20_2" text:outline-level="2">Inserting And Deleting Worksheet Cells</text:h>
      <text:p text:style-name="Standard">If you need to insert a new worksheet cell between two existing worksheet cells, move your mouse cursor between the two cells just above the bottom one and a horizontal blue bar will appear. <text:s/>Click on this blue bar and a new cell will be inserted into the worksheet at that point.</text:p>
      <text:p text:style-name="Standard"/>
      <text:p text:style-name="Standard">If you want to delete a cell, delete all of the text in the cell so that it is empty. <text:s/>Make sure the cursor is in the now empty cell and then press the backspace key on your keyboard. <text:s/>The cell will then be deleted.</text:p>
      <text:h text:style-name="Heading_20_2" text:outline-level="2">Introduction To More Advanced Object Types</text:h>
      <text:p text:style-name="Standard">Up to this point, we have only used objects of type 'sage.rings.integer.Integer' and of type 'str'. <text:s/>However, MathPiper includes a large number of mathematical and nonmathematical object types that can be used for a wide variety of purposes. <text:s/>The following sections introduce two additional mathematical object types and two nonmathematical object types. </text:p>
      <text:h text:style-name="Heading_20_3" text:outline-level="3">Rational Numbers</text:h>
      <text:p text:style-name="Standard">Rational numbers are held in objects of type sage.rings.rational.Rational. <text:s/>The following example prints the type of the rational number 1/2, assigns 1/2 to variable x, prints x, and then displays the type of the object that x references:</text:p>
      <text:p text:style-name="Standard">print type(1/2)</text:p>
      <text:p text:style-name="Standard">x = 1/2</text:p>
      <text:p text:style-name="Standard">print x</text:p>
      <text:p text:style-name="Standard">type(x)</text:p>
      <text:p text:style-name="Standard">|</text:p>
      <text:p text:style-name="Standard"><text:s text:c="4"/>&lt;type 'sage.rings.rational.Rational'&gt;</text:p>
      <text:p text:style-name="Standard"><text:s text:c="4"/>1/2</text:p>
      <text:p text:style-name="Standard"><text:s text:c="4"/>&lt;type 'sage.rings.rational.Rational'&gt;</text:p>
      <text:p text:style-name="Standard"/>
      <text:p text:style-name="Standard">The following code was entered into a separate cell in the worksheet after the previous code was executed. <text:s/>It shows two rational numbers being added together and the result, which is also a rational number, being assigned to the <text:soft-page-break/>variable y:</text:p>
      <text:p text:style-name="Standard">y = x + 3/4</text:p>
      <text:p text:style-name="Standard">print y</text:p>
      <text:p text:style-name="Standard">type(y)</text:p>
      <text:p text:style-name="Standard">|</text:p>
      <text:p text:style-name="Standard"><text:s text:c="4"/>5/4</text:p>
      <text:p text:style-name="Standard"><text:s text:c="4"/>&lt;type 'sage.rings.rational.Rational'&gt;</text:p>
      <text:p text:style-name="Standard">If a rational number is added to an integer number, the result is placed into an object of type sage.rings.rational.Rational:</text:p>
      <text:p text:style-name="Standard"/>
      <text:p text:style-name="Standard">x = 1 + 1/2</text:p>
      <text:p text:style-name="Standard">print x</text:p>
      <text:p text:style-name="Standard">type(x)</text:p>
      <text:p text:style-name="Standard">|</text:p>
      <text:p text:style-name="Standard"><text:s text:c="4"/>3/2</text:p>
      <text:p text:style-name="Standard"><text:s text:c="4"/>&lt;type 'sage.rings.rational.Rational'&gt;</text:p>
      <text:h text:style-name="Heading_20_3" text:outline-level="3">Real Numbers</text:h>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print type(.5)</text:p>
      <text:p text:style-name="Standard">x = .5</text:p>
      <text:p text:style-name="Standard">print x</text:p>
      <text:p text:style-name="Standard">type(x)</text:p>
      <text:p text:style-name="Standard">|</text:p>
      <text:p text:style-name="Standard"><text:s text:c="4"/>&lt;type 'sage.rings.real_mpfr.RealNumber'&gt;</text:p>
      <text:p text:style-name="Standard"><text:s text:c="4"/>0.500000000000000</text:p>
      <text:p text:style-name="Standard"><text:s text:c="4"/>&lt;type 'sage.rings.real_mpfr.RealNumber'&gt;</text:p>
      <text:p text:style-name="Standard">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ype(y)</text:p>
      <text:p text:style-name="Standard">|</text:p>
      <text:p text:style-name="Standard"><text:s text:c="4"/>1.25000000000000</text:p>
      <text:p text:style-name="Standard"><text:s text:c="4"/>&lt;type 'sage.rings.real_mpfr.RealNumber'&gt;</text:p>
      <text:p text:style-name="Standard">If a real number is added to a rational number, the result is placed into an object of type sage.rings.real_mpfr.RealNumber:</text:p>
      <text:p text:style-name="Standard"/>
      <text:p text:style-name="Standard">x = 1/2 + .75</text:p>
      <text:p text:style-name="Standard">print x</text:p>
      <text:p text:style-name="Standard">type(x)</text:p>
      <text:p text:style-name="Standard">|</text:p>
      <text:p text:style-name="Standard"><text:soft-page-break/><text:s text:c="4"/>1.25000000000000</text:p>
      <text:p text:style-name="Standard"><text:s text:c="4"/>&lt;type 'sage.rings.real_mpfr.RealNumber'&gt;</text:p>
      <text:h text:style-name="Heading_20_3" text:outline-level="3">Objects That Hold Sequences Of Other Objects: Lists And Tuples</text:h>
      <text:p text:style-name="Standard">The list object type is designed to hold other objects in an ordered collection or sequence. <text:s/>Lists are very flexible and they are one of the most heavily used object types in MathPiper. <text:s/>Lists can hold objects of any type, they can grow and shrink as needed, and they can be nested. <text:s/>Objects in a list can be accessed by their position in the list and they can also be replaced by other objects. <text:s/>A list's ability to grow, shrink, and have its contents changed makes it a mutable object type.</text:p>
      <text:p text:style-name="Standard">One way to create a list is by placing 0 or more objects or expressions inside of a pair of square braces. <text:s/>The following program begins by printing the type of a list. <text:s/>It then creates a list that contains the numbers 50, 51, 52, and 53, assigns it to the variable x, and prints x.</text:p>
      <text:p text:style-name="Standard">Next, it prints the objects that are in positions 0 and 3, replaces the 53 at position 3 with 100, prints x again, and finally prints the type of the object that x refers to:</text:p>
      <text:p text:style-name="Standard"/>
      <text:p text:style-name="Standard">print type([])</text:p>
      <text:p text:style-name="Standard">x = [50,51,52,53]</text:p>
      <text:p text:style-name="Standard">print x</text:p>
      <text:p text:style-name="Standard">print x[0]</text:p>
      <text:p text:style-name="Standard">print x[3]</text:p>
      <text:p text:style-name="Standard">x[3] = 100</text:p>
      <text:p text:style-name="Standard">print x</text:p>
      <text:p text:style-name="Standard">type(x)</text:p>
      <text:p text:style-name="Standard">|</text:p>
      <text:p text:style-name="Standard">&lt;type 'list'&gt;</text:p>
      <text:p text:style-name="Standard">[50, 51, 52, 53]</text:p>
      <text:p text:style-name="Standard">50</text:p>
      <text:p text:style-name="Standard">53</text:p>
      <text:p text:style-name="Standard">[50, 51, 52, 100]</text:p>
      <text:p text:style-name="Standard">&lt;type 'list'&gt;</text:p>
      <text:p text:style-name="Standard"/>
      <text:p text:style-name="Standard">Notice that the first object in a list is placed at position 0 instead of position 1 and that this makes the position of the last object in the list 1 less than the length of the list. <text:s/>Also notice that an object in a list is accessed by placing a pair of square brackets, which contain its position number, to the right of a variable that references the list.</text:p>
      <text:p text:style-name="Standard">The next example shows that different types of objects can be placed into a list:</text:p>
      <text:p text:style-name="Standard"/>
      <text:p text:style-name="Standard">x = [1, 1/2, .75, 'Hello', [50,51,52,53]]</text:p>
      <text:p text:style-name="Standard">print x</text:p>
      <text:p text:style-name="Standard">|</text:p>
      <text:p text:style-name="Standard"><text:soft-page-break/>[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he following program is similar to the first example list program, except it uses a tuple instead of a list, it does not try to change the object in position 4, and it uses the semicolon technique to display multiple results instead of print statements:</text:p>
      <text:p text:style-name="Standard"/>
      <text:p text:style-name="Standard">print type(())</text:p>
      <text:p text:style-name="Standard">x = (50,51,52,53)</text:p>
      <text:p text:style-name="Standard">x;x[0];x[3];x;type(x)</text:p>
      <text:p text:style-name="Standard">|</text:p>
      <text:p text:style-name="Standard">&lt;type 'tuple'&gt;</text:p>
      <text:p text:style-name="Standard">(50, 51, 52, 53)</text:p>
      <text:p text:style-name="Standard">50</text:p>
      <text:p text:style-name="Standard">53</text:p>
      <text:p text:style-name="Standard">(50, 51, 52, 53)</text:p>
      <text:p text:style-name="Standard">&lt;type 'tuple'&gt;</text:p>
      <text:p text:style-name="Standard"/>
      <text:h text:style-name="Heading_20_4" text:outline-level="4">Tuple Packing And Unpacking</text:h>
      <text:p text:style-name="Standard">When multiple values separated by commas are assigned to a single variable, the values are automatically placed into a tuple and this is called tuple packing:</text:p>
      <text:p text:style-name="Standard"/>
      <text:p text:style-name="Standard">t = 1,2</text:p>
      <text:p text:style-name="Standard">t</text:p>
      <text:p text:style-name="Standard">|</text:p>
      <text:p text:style-name="Standard">(1, 2)</text:p>
      <text:p text:style-name="Standard">When a tuple is assigned to multiple variables which are separated by commas, this is called tuple unpacking:</text:p>
      <text:p text:style-name="Standard"/>
      <text:p text:style-name="Standard">a,b,c = (1,2,3)</text:p>
      <text:p text:style-name="Standard">a;b;c</text:p>
      <text:p text:style-name="Standard">|</text:p>
      <text:p text:style-name="Standard">1</text:p>
      <text:p text:style-name="Standard">2</text:p>
      <text:p text:style-name="Standard">3</text:p>
      <text:p text:style-name="Standard">A requirement with tuple unpacking is that the number of objects in the tuple must match the number of variables on the left side of the equals sign.</text:p>
      <text:h text:style-name="Heading_20_2" text:outline-level="2">Using while Loops With Lists And Tuples</text:h>
      <text:p text:style-name="Standard">Statements that loop can be used to select each object in a list or a tuple in turn so that an operation can be performed on these objects. <text:s/>The following program <text:soft-page-break/>uses a while loop to print each of the objects in a list:</text:p>
      <text:p text:style-name="Standard"/>
      <text:p text:style-name="Standard">#Print each object in the list.</text:p>
      <text:p text:style-name="Standard">x = [50,51,52,53,54,55,56,57,58,59]</text:p>
      <text:p text:style-name="Standard">y = 0</text:p>
      <text:p text:style-name="Standard">while y &lt;= 9:</text:p>
      <text:p text:style-name="Standard"><text:s text:c="4"/>print x[y]</text:p>
      <text:p text:style-name="Standard"><text:s text:c="4"/>y = y + 1</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p text:style-name="Standard"/>
      <text:p text:style-name="Standard">A loop can also be used to search through a list. <text:s/>The following program uses a while loop and an if statement to search through a list to see if it contains the number 53. <text:s/>If 53 is found in the list, a message is printed.</text:p>
      <text:p text:style-name="Standard"/>
      <text:p text:style-name="Standard">#Determine if 53 is in the list.</text:p>
      <text:p text:style-name="Standard">x = [50,51,52,53,54,55,56,57,58,59]</text:p>
      <text:p text:style-name="Standard">y = 0</text:p>
      <text:p text:style-name="Standard">while y &lt;= 9:</text:p>
      <text:p text:style-name="Standard"><text:s text:c="4"/>if x[y] == 53:</text:p>
      <text:p text:style-name="Standard"><text:s text:c="8"/>print "53 was found in the list at position", y</text:p>
      <text:p text:style-name="Standard"><text:s text:c="4"/>y = y + 1</text:p>
      <text:p text:style-name="Standard">|</text:p>
      <text:p text:style-name="Standard">53 was found in the list at position 3</text:p>
      <text:h text:style-name="Heading_20_2" text:outline-level="2">The in Operator</text:h>
      <text:p text:style-name="Standard">Looping is such a useful capability that MathPiper even has an operator called in that loops internally. <text:s/>The in operator is able to automatically search a list to determine if it contains a given object. <text:s/>If it finds the object, it will return True and if it doesn't find the object, it will return False. <text:s/>The following programs shows both cases: </text:p>
      <text:p text:style-name="Standard"/>
      <text:p text:style-name="Standard">print 53 in [50,51,52,53,54,55,56,57,58,59]</text:p>
      <text:p text:style-name="Standard">print 75 in [50,51,52,53,54,55,56,57,58,59]</text:p>
      <text:p text:style-name="Standard">|</text:p>
      <text:p text:style-name="Standard">True</text:p>
      <text:p text:style-name="Standard"><text:soft-page-break/>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p>
      <text:p text:style-name="Standard">False</text:p>
      <text:p text:style-name="Standard">True</text:p>
      <text:h text:style-name="Heading_20_2" text:outline-level="2">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for &lt;target&gt; in &lt;object&gt;:</text:p>
      <text:p text:style-name="Standard"><text:tab/>&lt;statement&gt;</text:p>
      <text:p text:style-name="Standard"><text:tab/>&lt;statement&gt;</text:p>
      <text:p text:style-name="Standard"><text:tab/>&lt;statement&gt;</text:p>
      <text:p text:style-name="Standard">.</text:p>
      <text:p text:style-name="Standard">.</text:p>
      <text:p text:style-name="Standard">.</text:p>
      <text:p text:style-name="Standard"/>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 text:c="4"/>print x</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h text:style-name="Heading_20_2" text:outline-level="2"><text:soft-page-break/>Functions</text:h>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Functions are one way that MathPiper enables code to be reused. <text:s/>Most programming languages allow code to be reused in this way, although in other languages these type of code reuse statements are 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text:soft-page-break/>#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A Subset Of Functions Included In MathPiper</text:h>
      <text:p text:style-name="Standard">MathPiper includes a large number of pre-written functions that can be used for a wide variety of purposes. <text:s/>Table 3 contains a subset of these functions and a longer list of functions can be found in MathPiper's documentation. <text:s/>A more complete list of functions can be found in the MathPiper Reference Manual.</text:p>
      <text:p text:style-name="Standard"/>
      <text:h text:style-name="Heading_20_2" text:outline-level="2">Obtaining Information On MathPip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text:soft-page-break/>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Docstring: Displays the documentation string that has been placed into the source code of this function.</text:p>
      <text:p text:style-name="Standard"/>
      <text:p text:style-name="Standard">You may obtain help on any of the functions listed in Table 3, or the MathPiper reference manual, using this technique. <text:s/>Also, if you place two question marks '??' after a function name and press the &lt;tab&gt; key, the function's source code will be displayed.</text:p>
      <text:h text:style-name="Heading_20_2" text:outline-level="2">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oft-page-break/><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h text:style-name="Heading_20_2" text:outline-level="2">Examples Which Use Functions Included With MathPiper</text:h>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soft-page-break/>|</text:p>
      <text:p text:style-name="Standard">[1, 2, 4, 5, 10, 20]</text:p>
      <text:p text:style-name="Standard"/>
      <text:p text:style-name="Standard">#Determine the greatest common divisor of 40 and 132.</text:p>
      <text:p text:style-name="Standard">gcd(40,132)</text:p>
      <text:p text:style-name="Standard">|</text:p>
      <text:p text:style-name="Standard">4</text:p>
      <text:p text:style-name="Standard"/>
      <text:p text:style-name="Standard">#Determine the product of 2, 3, and 4.</text:p>
      <text:p text:style-name="Standard">mul([2,3,4])</text:p>
      <text:p text:style-name="Standard">|</text:p>
      <text:p text:style-name="Standard">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soft-page-break/>|</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 text:c="4"/>print a,b</text:p>
      <text:p text:style-name="Standard">|</text:p>
      <text:p text:style-name="Standard">0 5</text:p>
      <text:p text:style-name="Standard">1 6</text:p>
      <text:p text:style-name="Standard">2 7</text:p>
      <text:p text:style-name="Standard">3 8</text:p>
      <text:p text:style-name="Standard">4 9</text:p>
      <text:h text:style-name="Heading_20_2" text:outline-level="2">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text:soft-page-break/>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Exceptions</text:h>
      <text:p text:style-name="Standard">In order to assure that MathPiper programs have a uniform way to handle exceptional conditions that might occur while they are running, an exception display and handling mechanism is built into the MathPip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
      <text:p text:style-name="Standard">1/0</text:p>
      <text:p text:style-name="Standard">|</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Piper is unable to perform the calculation. <text:s/>It stops execution of the program and generates an exception to inform other areas of the program or the user about this problem. <text:s/>If no other part of the program handles the exception, a text explanation of the <text:soft-page-break/>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Piper library that was in use when the exception occurred along with the names of the files that <text:s/>hold the code. <text:s/>It allows an expert MathPiper user to look at the source code if needed in order to determine if the exception was caused by a bug in MathPiper or a bug in the code that was entered. <text:s/></text:p>
      <text:h text:style-name="Heading_20_2" text:outline-level="2">Obtaining Numeric Results</text:h>
      <text:p text:style-name="Standard">One sometimes needs to obtain the numeric approximate of an object and MathPiper provides a number of ways to accomplish this. <text:s/>One way is to use the n() function and another way is to use the n() method. <text:s/>The following example shows both of these being used:</text:p>
      <text:p text:style-name="Standard"/>
      <text:p text:style-name="Standard">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text:soft-page-break/>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print a.n(prec=20)</text:p>
      <text:p text:style-name="Standard">|</text:p>
      <text:p text:style-name="Standard">1.5</text:p>
      <text:p text:style-name="Standard">1.2</text:p>
      <text:p text:style-name="Standard">1.4</text:p>
      <text:p text:style-name="Standard">1.3</text:p>
      <text:p text:style-name="Standard">1.3333</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Built-in Constants</text:h>
      <text:p text:style-name="Standard">MathPip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text:soft-page-break/></text:p>
      <text:p text:style-name="Standard">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Piper are defined as global variables and a global variable is a variable that is accessible by most MathPip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text:soft-page-break/>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Piper is mathematics oriented software, it has the ability to work with unassigned variables. <text:s/>In MathPip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text:soft-page-break/>automatically assigned to it by the MathPip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text:soft-page-break/>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text:soft-page-break/>3*a^2 - a*(a -5)</text:p>
      <text:p text:style-name="Standard">|</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Pip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soft-page-break/>|</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Pip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text:soft-page-break/>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text:soft-page-break/></text:p>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Pip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Piper objects will provide LaTeX descriptions of themselves when their latex() methods are called. <text:s/>The LaTeX description of an object can also be obtained by passing it to the latex() function:</text:p>
      <text:p text:style-name="Standard"/>
      <text:p text:style-name="Standard"><text:soft-page-break/>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Piper Notebook uses to translate LaTeX input into traditional mathematics form output.</text:p>
      <text:h text:style-name="Heading_20_2" text:outline-level="2">Sets</text:h>
      <text:p text:style-name="Standard">The following example shows operations that MathPip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Pip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text:soft-page-break/>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text:soft-page-break/></text:p>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Pip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text:soft-page-break/>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text:soft-page-break/>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Piper Usage Styles</text:h>
      <text:p text:style-name="Standard">MathPiper is an extremely flexible environment and therefore there are multiple ways to use it. <text:s/>In this chapter, two MathPip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text:soft-page-break/>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text:soft-page-break/></text:p>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text:soft-page-break/>(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p>
      <text:p text:style-name="Standard">Factored numerator: a*(6*a - 1)</text:p>
      <text:p text:style-name="Standard">Factored denominator: -(6*a - 1)*b</text:p>
      <text:p text:style-name="Standard"><text:soft-page-break/></text:p>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text:soft-page-break/>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p>
      <text:p text:style-name="Standard">_+8</text:p>
      <text:p text:style-name="Standard">|</text:p>
      <text:p text:style-name="Standard">5*x == 15</text:p>
      <text:p text:style-name="Standard">"""</text:p>
      <text:p text:style-name="Standard"><text:soft-page-break/>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text:soft-page-break/>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text:soft-page-break/></text:p>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text:soft-page-break/>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text:soft-page-break/>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text:soft-page-break/>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text:soft-page-break/>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text:soft-page-break/>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text:soft-page-break/>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text:soft-page-break/>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text:soft-page-break/>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text:soft-page-break/>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text:soft-page-break/>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7"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
      <text:p text:style-name="Standard"><text:soft-page-break/>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pattern mean anything they wish. <text:s/>If more bits are needed to hold a given <text:soft-page-break/>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text:soft-page-break/>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text:soft-page-break/>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BVS <text:s/>Branch on oVerflow flag Set.</text:p>
      <text:p text:style-name="Standard">CLC <text:s/>CLear Carry flag.</text:p>
      <text:p text:style-name="Standard">CLD <text:s/>CLear Decimal mode.</text:p>
      <text:p text:style-name="Standard"><text:soft-page-break/>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text:soft-page-break/></text:p>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by a microprocessor.</text:p>
      <text:p text:style-name="Standard"><text:soft-page-break/></text:p>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text:soft-page-break/>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text:soft-page-break/>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text:soft-page-break/>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
      <text:p text:style-name="Standard"><text:soft-page-break/>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ext:soft-page-break/>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T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text:soft-page-break/>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MathPiper information.</text:p>
      <text:p text:style-name="Standard"/>
      <text:p text:style-name="Standard">----</text:p>
      <text:p text:style-name="Standard">MathPiper can evaluate limits (which are the beginnings of calculus). The syntax is:</text:p>
      <text:p text:style-name="Standard"/>
      <text:p text:style-name="Standard">Limit(var, val) expr</text:p>
      <text:p text:style-name="Standard"/>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ext:soft-page-break/>The next one is a little trickier:</text:p>
      <text:p text:style-name="Standard"/>
      <text:p text:style-name="Standard">Limit(x,1) 5*(x-1)/(x-1)</text:p>
      <text:p text:style-name="Standard"/>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MathPiper line will still yield "Undefined":</text:p>
      <text:p text:style-name="Standard"/>
      <text:p text:style-name="Standard">Limit(x,1) x/0</text:p>
      <text:p text:style-name="Standard"/>
      <text:p text:style-name="Standard">Moving on from limits, you can do calculus derivatives with Math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2^Infinity</text:p>
      <text:p text:style-name="Standard"/>
      <text:p text:style-name="Standard">Oddly enough, however, MathPiper does *NOT* contain e (the base of the natural logarithm) as a constant. However, you can use e by making use of the Exp() <text:soft-page-break/>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
      <text:p text:style-name="Standard">----</text:p>
      <text:p text:style-name="Standard">Thus, "This text" is what is called one token, surrounded by quotes, in Math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MathPiper to simplify an expression to a number.</text:p>
      <text:p text:style-name="Standard">----</text:p>
      <text:p text:style-name="Standard">MathPiper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Math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text:soft-page-break/>Statements should end with a semicolon ; although this is not required in interactive sessions (Math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MathPiper prints without a prompt is either a message printed by a function as a side-effect, or an error message. Resulting values of expressions are always printed after an Result&gt; prompt.</text:p>
      <text:p text:style-name="Standard">----</text:p>
      <text:p text:style-name="Standard">A numeric vs. a symbolic calculator.</text:p>
      <text:p text:style-name="Standard">----</text:p>
      <text:p text:style-name="Standard">MathPiper as a symbolic calculator</text:p>
      <text:p text:style-name="Standard"/>
      <text:p text:style-name="Standard">We are ready to try some calculations. Math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MathPiper shines. It was built specifically to do calculations that have expressions as answers.</text:p>
      <text:p text:style-name="Standard">----</text:p>
      <text:p text:style-name="Standard">In Math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MathPiper are typically capitalized. Multiple capitalization such as ArcSin is sometimes used.</text:p>
      <text:p text:style-name="Standard"><text:soft-page-break/>----</text:p>
      <text:p text:style-name="Standard">The underscore character _ is a reserved operator symbol and cannot be part of variable or function names.</text:p>
      <text:p text:style-name="Standard">----</text:p>
      <text:p text:style-name="Standard">MathPiper offers some more powerful symbolic manipulation operations. A few will be shown here to wetten the appetite.</text:p>
      <text:p text:style-name="Standard"/>
      <text:p text:style-name="Standard">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MathPiper.</text:p>
      <text:p text:style-name="Standard">----</text:p>
      <text:p text:style-name="Standard">This is a small tour of the capabilities MathPiper currently offers. Note that this list of examples is far from complete. Math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MathPiper can deal with arbitrary precision numbers. It can work with large integers, like 20! (The ! means factorial, thus 1*2*3*...*20).</text:p>
      <text:p text:style-name="Standard">----</text:p>
      <text:p text:style-name="Standard">As we saw before, rational numbers will stay rational as long as the numerator and denominator are integers, so 55/10 will evaluate to 11/2. You can override this behavior by using the numerical evaluation function N(). For example, N(55/10) will evaluate to 5.5 . This behavior holds for most math functions. <text:soft-page-break/>Math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MathPiper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MathPiper library. Examples are Exp(1), Sin(2), ArcSin(1/2), Sqrt(2). These will not evaluate to a numeric result in general, unless the result is an integer, like Sqrt(4). If asked to reduce the result to a numeric approximation with the function N, then MathPiper will do so, as for example in N(Sqrt(2),50).</text:p>
      <text:p text:style-name="Standard">----</text:p>
      <text:p text:style-name="Standard">Variables</text:p>
      <text:p text:style-name="Standard"/>
      <text:p text:style-name="Standard">MathPiper supports variables. You can set the value of a variable with the := infix operator, as in a:=1;. The variable can then be used in expressions, and everywhere where it is referred to, it will be replaced by its value, a.</text:p>
      <text:p text:style-name="Standard">----</text:p>
      <text:p text:style-name="Standard">To clear a variable binding, execute Clear(a);. A variable will evaluate to itself after a call to clear it (so after the call to clear a above, calling a should now return a). This is one of the properties of the evaluation scheme of MathPiper; when some object can not be evaluated or transformed any further, it is returned as the final result.</text:p>
      <text:p text:style-name="Standard">----</text:p>
      <text:p text:style-name="Standard"><text:soft-page-break/>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Math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MathPiper predefines True and False as boolean values. Functions returning boolean values are called predicates. For example, IsNumber() and IsInteger() are predicates defined in the Math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MathPiper supports strings and lists. Strings are simply sequences of characters enclosed by double quotes, for example: "this is a string with \"quotes\" in it".</text:p>
      <text:p text:style-name="Standard">----</text:p>
      <text:p text:style-name="Standard">Lists are ordered groups of items, as usual. MathPiper represents lists by putting the objects between braces and separating them with commas. The list consisting of objects a, b, and c could be entered by typing {a,b,c}.</text:p>
      <text:p text:style-name="Standard">----</text:p>
      <text:p text:style-name="Standard">In MathPiper,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soft-page-break/>----</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Mathematical calculations require versatile transformations on symbolic quantities. Instead of trying to define all possible transformations, MathPiper provides a simple and easy to use pattern matching scheme for manipulating expressions according to user-defined rules.</text:p>
      <text:p text:style-name="Standard">----</text:p>
      <text:p text:style-name="Standard">MathPiper itself is designed as a small core engine executing a large library of rules to match and replace patterns.</text:p>
      <text:p text:style-name="Standard">----</text:p>
      <text:p text:style-name="Standard">One simple application of pattern-matching rules is to define new functions. (This is actually the only way Math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text:soft-page-break/></text:p>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Math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text:soft-page-break/>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
      <text:p text:style-name="Standard">The underscore after the function object denotes a "postpredicate" that should return True or else there is no match. This predicate may be a complicated expression involving several logical operations, <text:span text:style-name="T6">unlike the simple checking of just one predicate in the n_IsIntegerGreaterThanZero construct</text:span><text:span text:style-name="T7">.</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oft-page-break/><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only if this predicate return True. This is a useful syntax for defining rules with complicated predicates. 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Math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6">The last rule has no explicit precedence specified in it (the precedence zero will be assigned automatically by the system)</text:span>.</text:p>
      <text:p text:style-name="Standard">----</text:p>
      <text:p text:style-name="Standard">----</text:p>
      <text:p text:style-name="Standard">Math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Math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
      <text:p text:style-name="Standard">Sometimes you have an expression, and you want to use specific simplification rules on it that should not be universally applied. This can be done with the /: <text:soft-page-break/>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6">and returns the result of evaluating the last </text:span><text:soft-page-break/><text:span text:style-name="T6">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way to do it in MathPiper.)</text:p>
      <text:p text:style-name="Standard"/>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oft-page-break/><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MathPiper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Math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text:soft-page-break/>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soft-page-break/>----</text:p>
      <text:p text:style-name="Standard">Macros</text:p>
      <text:p text:style-name="Standard"/>
      <text:p text:style-name="Standard">One of the powerful constructs in Math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st);While(@pr)[(@bd);(@in);];];.</text:p>
      <text:p text:style-name="Standard">----</text:p>
      <text:p text:style-name="Standard">This expression defines a macro that allows for looping. MathPiper has a For function already, but this is how it could be defined in one line (In MathPiper the For function is bodied, we left that out here for clarity, as the example is about macros).</text:p>
      <text:p text:style-name="Standard">----</text:p>
      <text:p text:style-name="Standard">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Math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text:soft-page-break/>infix operator xx for this operation.</text:p>
      <text:p text:style-name="Standard">----</text:p>
      <text:p text:style-name="Standard">We can teach MathPiper about this infix operator with Infix("xx", OpPrecedence("/"));. <text:s/>Here we told MathPiper that the operator xx is to have the same precedence as the division operator.</text:p>
      <text:p text:style-name="Standard">----</text:p>
      <text:p text:style-name="Standard">We can now proceed to tell Math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Math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Math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Math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MathPiper can not quite figure out what you typed. This happens when the operators are right next to each other and all consist of symbols (and could thus in principle form a single operator). MathPiper will raise an error in that case. This can be avoided by inserting spaces.</text:p>
      <text:p text:style-name="Standard">----</text:p>
      <text:p text:style-name="Standard">One use of lists is the associative list, sometimes called a dictionary in other programming languages, which is implemented in MathPiper simply as a list of key-value pairs. Keys must be strings and values may be any objects.</text:p>
      <text:p text:style-name="Standard">----</text:p>
      <text:p text:style-name="Standard">Associative lists can also work as mini-databases, where a name is associated to an object.</text:p>
      <text:p text:style-name="Standard"><text:soft-page-break/>----</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MathPiper deals with complex numbers internally.</text:p>
      <text:p text:style-name="Standard">----</text:p>
      <text:p text:style-name="Standard">----</text:p>
      <text:p text:style-name="Standard">Linear Algebra</text:p>
      <text:p text:style-name="Standard"/>
      <text:p text:style-name="Standard">Vectors of fixed dimension are represented as lists of their components. The list {1, 2+x, 3*Sin(p)} would be a three-dimensional vector with components 1, 2+x and 3*Sin(p). Matrices are represented as a lists of lists.</text:p>
      <text:p text:style-name="Standard">----</text:p>
      <text:p text:style-name="Standard"><text:soft-page-break/>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MathPiper can perform multiplication of matrices, vectors and numbers as usual in linear algebra. The standard Math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Math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
      <text:p text:style-name="Standard">For some work it pays to understand how things work under the hood. Internally, MathPiper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text:soft-page-break/>If you try FullForm(1+2) you will see that the result is not quite what we intended. The system first adds up one and two, and then shows the tree structure of the end result, which is a simple number 3.</text:p>
      <text:p text:style-name="Standard">----</text:p>
      <text:p text:style-name="Standard">To stop MathPiper from evaluating something, you can use the function Hold, as FullForm(Hold(1+2)).</text:p>
      <text:p text:style-name="Standard">----</text:p>
      <text:p text:style-name="Standard">The function Eval is the opposite, it instructs Math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Piper.</text:p>
      <text:p text:style-name="Preformatted_20_Text"><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soft-page-break/>----</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MathPiper(a,b));</text:p>
      <text:p text:style-name="Preformatted_20_Text"/>
      <text:p text:style-name="Preformatted_20_Text"><text:s text:c="4"/>%hoteqn</text:p>
      <text:p text:style-name="Preformatted_20_Text"><text:s text:c="6"/>$\mathrm{ True }$</text:p>
      <text:p text:style-name="Preformatted_20_Text"/>
      <text:p text:style-name="Preformatted_20_Text"><text:s text:c="8"/>%output,preserve="false"</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
      <text:p text:style-name="Preformatted_20_Text"/>
      <text:p text:style-name="Preformatted_20_Text">//Write(d(k));</text:p>
      <text:p text:style-name="Preformatted_20_Text">Write(TestMath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preserve="false"</text:p>
      <text:p text:style-name="Preformatted_20_Text"><text:s text:c="6"/>True</text:p>
      <text:p text:style-name="Preformatted_20_Text"><text:s text:c="4"/>%end</text:p>
      <text:p text:style-name="Preformatted_20_Text"/>
      <text:p text:style-name="Preformatted_20_Text">%end</text:p>
      <text:p text:style-name="Preformatted_20_Text"/>
      <text:p text:style-name="Preformatted_20_Text">====</text:p>
      <text:p text:style-name="Preformatted_20_Text">----</text:p>
      <text:p text:style-name="Preformatted_20_Text">Strings are generally represented with quotes around them, e.g. "this is a <text:soft-page-break/>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Math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Result&gt; "";</text:p>
      <text:p text:style-name="Preformatted_20_Text">In&gt; Type(F(x));</text:p>
      <text:p text:style-name="Preformatted_20_Text">Result&gt; "F";</text:p>
      <text:p text:style-name="Preformatted_20_Text">In&gt; Type(x+y);</text:p>
      <text:p text:style-name="Preformatted_20_Text">Result&gt; "+";</text:p>
      <text:p text:style-name="Preformatted_20_Text">In&gt; Type({1,2,3});</text:p>
      <text:p text:style-name="Preformatted_20_Text">Result&gt; "List";</text:p>
      <text:p text:style-name="Preformatted_20_Text">Internally, atoms are stored as strings and compounds as lists. (The MathPiper lexical analyzer is case-sensitive, so List and list are different atoms.) The functions String() and Atom() convert between atoms and strings. A MathPiper list {1,2,3} is internally a list (List 1 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additional types of objects. Those will be available in Math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text:soft-page-break/>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5^2 evaluates to -25. <text:s/>(-5)^2 evaluates to 25.</text:p>
      <text:p text:style-name="Preformatted_20_Text">====</text:p>
      <text:p text:style-name="Preformatted_20_Text">Describe how tabbing selected text moves it.</text:p>
      <text:p text:style-name="Preformatted_20_Text">====</text:p>
      <text:p text:style-name="Preformatted_20_Text">Describe inserting folds from the context menu.</text:p>
      <text:p text:style-name="Preformatted_20_Text">====</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67_alpha - <text:date style:data-style-name="N37" text:date-value="2008-10-24T02:50:04.99">10/24/08</text:date><text:tab/>MathRider For Newbies<text:tab/><text:page-number text:select-page="current">45</text:page-number>/<text:page-count>151</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8-04-21T19:20:31</meta:creation-date>
    <dc:creator>Ted Kosan</dc:creator>
    <dc:date>2008-10-24T02:50:05</dc:date>
    <meta:editing-cycles>144</meta:editing-cycles>
    <meta:editing-duration>P4DT16H5M46S</meta:editing-duration>
    <meta:user-defined meta:name="Info 1"/>
    <meta:user-defined meta:name="Info 2"/>
    <meta:user-defined meta:name="Info 3"/>
    <meta:user-defined meta:name="Info 4"/>
    <meta:document-statistic meta:table-count="1" meta:image-count="7" meta:object-count="15" meta:page-count="151" meta:paragraph-count="3574" meta:word-count="38042" meta:character-count="227831"/>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